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Object 8/styles.xml" manifest:media-type="text/xml"/>
  <manifest:file-entry manifest:full-path="Object 8/content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settings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5/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10/styles.xml" manifest:media-type="text/xml"/>
  <manifest:file-entry manifest:full-path="Object 10/content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manifest.rdf" manifest:media-type="application/rdf+xml"/>
  <manifest:file-entry manifest:full-path="Thumbnails/thumbnail.png" manifest:media-type="image/png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11/styles.xml" manifest:media-type="text/xml"/>
  <manifest:file-entry manifest:full-path="Object 11/content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7/styles.xml" manifest:media-type="text/xml"/>
  <manifest:file-entry manifest:full-path="Object 7/content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styles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meta.xml" manifest:media-type="text/xml"/>
  <manifest:file-entry manifest:full-path="Object 9/" manifest:media-type="application/vnd.oasis.opendocument.chart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2" style:family="table-cell" style:parent-style-name="Default" style:data-style-name="N142">
      <style:table-cell-properties style:glyph-orientation-vertical="0" fo:border-bottom="1.76pt solid #3d3d3d" fo:background-color="#fcf305" style:diagonal-bl-tr="none" style:diagonal-tl-br="none" style:text-align-source="fix" style:repeat-content="false" fo:wrap-option="wrap" fo:border-left="none" style:direction="ltr" fo:padding="0.071cm" fo:border-right="1.76pt solid #3d3d3d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 style:data-style-name="N1">
      <style:table-cell-properties style:glyph-orientation-vertical="0" fo:border-bottom="1.76pt solid #3d3d3d" fo:background-color="#fcf305" style:diagonal-bl-tr="none" style:diagonal-tl-br="none" style:text-align-source="fix" style:repeat-content="false" fo:wrap-option="wrap" fo:border-left="none" style:direction="ltr" fo:padding="0.071cm" fo:border-right="1.76pt solid #3d3d3d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" style:family="table-cell" style:parent-style-name="Excel_20_Built-in_20_Normal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shapes>
          <draw:frame draw:z-index="0" draw:style-name="gr1" draw:text-style-name="P1" svg:width="15.999cm" svg:height="8.999cm" svg:x="0cm" svg:y="8.15cm">
            <draw:object draw:notify-on-update-of-ranges="Hoja1.B4:Hoja1.B12 Hoja1.C3:Hoja1.C3 Hoja1.C4:Hoja1.C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30.844cm" svg:y="0.121cm">
            <draw:object draw:notify-on-update-of-ranges="Hoja1.I1:Hoja1.I1 Hoja1.I2:Hoja1.I11 Hoja1.J1:Hoja1.J1 Hoja1.J2:Hoja1.J11 Hoja1.K1:Hoja1.K1 Hoja1.K2:Hoja1.K11 Hoja1.L1:Hoja1.L1 Hoja1.L2:Hoja1.L11 Hoja1.M1:Hoja1.M1 Hoja1.M2:Hoja1.M1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.999cm" svg:height="8.999cm" svg:x="35.002cm" svg:y="9.824cm">
            <draw:object draw:notify-on-update-of-ranges="Hoja1.I1:Hoja1.I1 Hoja1.I12:Hoja1.I21 Hoja1.J1:Hoja1.J1 Hoja1.J12:Hoja1.J21 Hoja1.K1:Hoja1.K1 Hoja1.K12:Hoja1.K21 Hoja1.L1:Hoja1.L1 Hoja1.L12:Hoja1.L21 Hoja1.M1:Hoja1.M1 Hoja1.M12:Hoja1.M2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5.999cm" svg:height="8.999cm" svg:x="47.617cm" svg:y="0.071cm">
            <draw:object draw:notify-on-update-of-ranges="Hoja1.I1:Hoja1.I1 Hoja1.I22:Hoja1.I31 Hoja1.J1:Hoja1.J1 Hoja1.J22:Hoja1.J31 Hoja1.K1:Hoja1.K1 Hoja1.K22:Hoja1.K31 Hoja1.L1:Hoja1.L1 Hoja1.L22:Hoja1.L31 Hoja1.M1:Hoja1.M1 Hoja1.M22:Hoja1.M31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15.999cm" svg:height="8.999cm" svg:x="46.933cm" svg:y="19.635cm">
            <draw:object draw:notify-on-update-of-ranges="Hoja1.B4:Hoja1.B12 Hoja1.D4:Hoja1.D12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5" draw:style-name="gr1" draw:text-style-name="P1" svg:width="15.999cm" svg:height="8.999cm" svg:x="29.691cm" svg:y="19.802cm">
            <draw:object draw:notify-on-update-of-ranges="Hoja1.A42:Hoja1.A42 Hoja1.A43:Hoja1.A52 Hoja1.B42:Hoja1.B42 Hoja1.B43:Hoja1.B52 Hoja1.C42:Hoja1.C42 Hoja1.C43:Hoja1.C52 Hoja1.D42:Hoja1.D42 Hoja1.D43:Hoja1.D52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6" draw:style-name="gr1" draw:text-style-name="P1" svg:width="15.999cm" svg:height="8.999cm" svg:x="44.604cm" svg:y="29.94cm">
            <draw:object draw:notify-on-update-of-ranges="Hoja1.A42:Hoja1.A42 Hoja1.A53:Hoja1.A62 Hoja1.B42:Hoja1.B42 Hoja1.B53:Hoja1.B62 Hoja1.C42:Hoja1.C42 Hoja1.C53:Hoja1.C62 Hoja1.D42:Hoja1.D42 Hoja1.D53:Hoja1.D62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7" draw:style-name="gr1" draw:text-style-name="P1" svg:width="15.999cm" svg:height="8.999cm" svg:x="29.005cm" svg:y="29.905cm">
            <draw:object draw:notify-on-update-of-ranges="Hoja1.A42:Hoja1.A42 Hoja1.A63:Hoja1.A72 Hoja1.B42:Hoja1.B42 Hoja1.B63:Hoja1.B72 Hoja1.C42:Hoja1.C42 Hoja1.C63:Hoja1.C72 Hoja1.D42:Hoja1.D42 Hoja1.D63:Hoja1.D72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8" draw:style-name="gr1" draw:text-style-name="P1" svg:width="15.999cm" svg:height="8.999cm" svg:x="22.131cm" svg:y="42.984cm">
            <draw:object draw:notify-on-update-of-ranges="Hoja1.A42:Hoja1.A42 Hoja1.A43:Hoja1.A52 Hoja1.B42:Hoja1.B42 Hoja1.B43:Hoja1.B52 Hoja1.C42:Hoja1.C42 Hoja1.C43:Hoja1.C52 Hoja1.D42:Hoja1.D42 Hoja1.D43:Hoja1.D52 Hoja1.E42:Hoja1.E42 Hoja1.E43:Hoja1.E52 Hoja1.F42:Hoja1.F42 Hoja1.F43:Hoja1.F52 Hoja1.G42:Hoja1.G42 Hoja1.G43:Hoja1.G52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9" draw:style-name="gr1" draw:text-style-name="P1" svg:width="15.999cm" svg:height="8.999cm" svg:x="39.612cm" svg:y="42.67cm">
            <draw:object draw:notify-on-update-of-ranges="Hoja1.A42:Hoja1.A42 Hoja1.A53:Hoja1.A62 Hoja1.B42:Hoja1.B42 Hoja1.B53:Hoja1.B62 Hoja1.C42:Hoja1.C42 Hoja1.C53:Hoja1.C62 Hoja1.D42:Hoja1.D42 Hoja1.D53:Hoja1.D62 Hoja1.E42:Hoja1.E42 Hoja1.E53:Hoja1.E62 Hoja1.F42:Hoja1.F42 Hoja1.F53:Hoja1.F62 Hoja1.G42:Hoja1.G42 Hoja1.G53:Hoja1.G62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10" draw:style-name="gr1" draw:text-style-name="P1" svg:width="15.999cm" svg:height="8.999cm" svg:x="29.075cm" svg:y="53.086cm">
            <draw:object draw:notify-on-update-of-ranges="Hoja1.A42:Hoja1.A42 Hoja1.A63:Hoja1.A72 Hoja1.B42:Hoja1.B42 Hoja1.B63:Hoja1.B72 Hoja1.C42:Hoja1.C42 Hoja1.C63:Hoja1.C72 Hoja1.D42:Hoja1.D42 Hoja1.D63:Hoja1.D72 Hoja1.E42:Hoja1.E42 Hoja1.E63:Hoja1.E72 Hoja1.F42:Hoja1.F42 Hoja1.F63:Hoja1.F72 Hoja1.G42:Hoja1.G42 Hoja1.G63:Hoja1.G72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</table:shapes>
        <table:table-column table:style-name="co1" table:number-columns-repeated="8" table:default-cell-style-name="Default"/>
        <table:table-column table:style-name="co1" table:default-cell-style-name="ce1"/>
        <table:table-column table:style-name="co1" table:number-columns-repeated="4" table:default-cell-style-name="Default"/>
        <table:table-row table:style-name="ro1">
          <table:table-cell table:number-columns-repeated="8"/>
          <table:table-cell table:style-name="Default" office:value-type="string" calcext:value-type="string">
            <text:p>Mejor Coste</text:p>
          </table:table-cell>
          <table:table-cell office:value-type="string" calcext:value-type="string">
            <text:p>AGGu</text:p>
          </table:table-cell>
          <table:table-cell office:value-type="string" calcext:value-type="string">
            <text:p>AGGp</text:p>
          </table:table-cell>
          <table:table-cell office:value-type="string" calcext:value-type="string">
            <text:p>AGEu</text:p>
          </table:table-cell>
          <table:table-cell office:value-type="string" calcext:value-type="string">
            <text:p>AGEp</text:p>
          </table:table-cell>
        </table:table-row>
        <table:table-row table:style-name="ro2">
          <table:table-cell table:number-columns-repeated="8"/>
          <table:table-cell office:value-type="float" office:value="19587.12891" calcext:value-type="float">
            <text:p>19587,12891</text:p>
          </table:table-cell>
          <table:table-cell table:style-name="ce2" office:value-type="float" office:value="19561.4" calcext:value-type="float">
            <text:p>19561,4000</text:p>
          </table:table-cell>
          <table:table-cell table:style-name="ce2" office:value-type="float" office:value="19586.2" calcext:value-type="float">
            <text:p>19586,2000</text:p>
          </table:table-cell>
          <table:table-cell table:style-name="ce2" office:value-type="float" office:value="19582.9" calcext:value-type="float">
            <text:p>19582,9000</text:p>
          </table:table-cell>
          <table:table-cell table:style-name="ce2" office:value-type="float" office:value="19577.7" calcext:value-type="float">
            <text:p>19577,7000</text:p>
          </table:table-cell>
        </table:table-row>
        <table:table-row table:style-name="ro2">
          <table:table-cell/>
          <table:table-cell office:value-type="string" calcext:value-type="string">
            <text:p>Algoritmo</text:p>
          </table:table-cell>
          <table:table-cell office:value-type="string" calcext:value-type="string">
            <text:p>Desviación</text:p>
          </table:table-cell>
          <table:table-cell office:value-type="string" calcext:value-type="string">
            <text:p>Tiempo</text:p>
          </table:table-cell>
          <table:table-cell table:number-columns-repeated="4"/>
          <table:table-cell office:value-type="float" office:value="19360.23633" calcext:value-type="float">
            <text:p>19360,23633</text:p>
          </table:table-cell>
          <table:table-cell table:style-name="ce2" office:value-type="float" office:value="19352.3" calcext:value-type="float">
            <text:p>19352,3000</text:p>
          </table:table-cell>
          <table:table-cell table:style-name="ce2" office:value-type="float" office:value="19359.6" calcext:value-type="float">
            <text:p>19359,6000</text:p>
          </table:table-cell>
          <table:table-cell table:style-name="ce2" office:value-type="float" office:value="19353.7" calcext:value-type="float">
            <text:p>19353,7000</text:p>
          </table:table-cell>
          <table:table-cell table:style-name="ce2" office:value-type="float" office:value="19355" calcext:value-type="float">
            <text:p>19355,0000</text:p>
          </table:table-cell>
        </table:table-row>
        <table:table-row table:style-name="ro2">
          <table:table-cell/>
          <table:table-cell office:value-type="string" calcext:value-type="string">
            <text:p>Greedy</text:p>
          </table:table-cell>
          <table:table-cell office:value-type="float" office:value="1.37" calcext:value-type="float">
            <text:p>1,37</text:p>
          </table:table-cell>
          <table:table-cell office:value-type="float" office:value="0.46" calcext:value-type="float">
            <text:p>0,46</text:p>
          </table:table-cell>
          <table:table-cell table:number-columns-repeated="4"/>
          <table:table-cell office:value-type="float" office:value="19366.69922" calcext:value-type="float">
            <text:p>19366,69922</text:p>
          </table:table-cell>
          <table:table-cell table:number-columns-repeated="2" table:style-name="ce2" office:value-type="float" office:value="19361" calcext:value-type="float">
            <text:p>19361,0000</text:p>
          </table:table-cell>
          <table:table-cell table:style-name="ce2" office:value-type="float" office:value="19357.1" calcext:value-type="float">
            <text:p>19357,1000</text:p>
          </table:table-cell>
          <table:table-cell table:style-name="ce2" office:value-type="float" office:value="19349.5" calcext:value-type="float">
            <text:p>19349,5000</text:p>
          </table:table-cell>
        </table:table-row>
        <table:table-row table:style-name="ro2">
          <table:table-cell/>
          <table:table-cell office:value-type="string" calcext:value-type="string">
            <text:p>BL</text:p>
          </table:table-cell>
          <table:table-cell office:value-type="float" office:value="1.07" calcext:value-type="float">
            <text:p>1,07</text:p>
          </table:table-cell>
          <table:table-cell office:value-type="float" office:value="0.49" calcext:value-type="float">
            <text:p>0,49</text:p>
          </table:table-cell>
          <table:table-cell table:number-columns-repeated="4"/>
          <table:table-cell office:value-type="float" office:value="19458.56641" calcext:value-type="float">
            <text:p>19458,56641</text:p>
          </table:table-cell>
          <table:table-cell table:style-name="ce2" office:value-type="float" office:value="19445.5" calcext:value-type="float">
            <text:p>19445,5000</text:p>
          </table:table-cell>
          <table:table-cell table:style-name="ce2" office:value-type="float" office:value="19458.2" calcext:value-type="float">
            <text:p>19458,2000</text:p>
          </table:table-cell>
          <table:table-cell table:style-name="ce2" office:value-type="float" office:value="19453.7" calcext:value-type="float">
            <text:p>19453,7000</text:p>
          </table:table-cell>
          <table:table-cell table:style-name="ce2" office:value-type="float" office:value="19443.3" calcext:value-type="float">
            <text:p>19443,3000</text:p>
          </table:table-cell>
        </table:table-row>
        <table:table-row table:style-name="ro2">
          <table:table-cell/>
          <table:table-cell office:value-type="string" calcext:value-type="string">
            <text:p>AGG-posición</text:p>
          </table:table-cell>
          <table:table-cell office:value-type="float" office:value="2.34" calcext:value-type="float">
            <text:p>2,34</text:p>
          </table:table-cell>
          <table:table-cell office:value-type="float" office:value="205.13" calcext:value-type="float">
            <text:p>205,13</text:p>
          </table:table-cell>
          <table:table-cell table:number-columns-repeated="4"/>
          <table:table-cell office:value-type="float" office:value="19422.15039" calcext:value-type="float">
            <text:p>19422,15039</text:p>
          </table:table-cell>
          <table:table-cell table:style-name="ce2" office:value-type="float" office:value="19412.7" calcext:value-type="float">
            <text:p>19412,7000</text:p>
          </table:table-cell>
          <table:table-cell table:style-name="ce2" office:value-type="float" office:value="19422.1" calcext:value-type="float">
            <text:p>19422,1000</text:p>
          </table:table-cell>
          <table:table-cell table:style-name="ce2" office:value-type="float" office:value="19418.7" calcext:value-type="float">
            <text:p>19418,7000</text:p>
          </table:table-cell>
          <table:table-cell table:style-name="ce2" office:value-type="float" office:value="19416" calcext:value-type="float">
            <text:p>19416,0000</text:p>
          </table:table-cell>
        </table:table-row>
        <table:table-row table:style-name="ro2">
          <table:table-cell/>
          <table:table-cell office:value-type="string" calcext:value-type="string">
            <text:p>AGG-uniforme</text:p>
          </table:table-cell>
          <table:table-cell office:value-type="float" office:value="2.53" calcext:value-type="float">
            <text:p>2,53</text:p>
          </table:table-cell>
          <table:table-cell office:value-type="float" office:value="190.37" calcext:value-type="float">
            <text:p>190,37</text:p>
          </table:table-cell>
          <table:table-cell table:number-columns-repeated="4"/>
          <table:table-cell office:value-type="float" office:value="19680.20898" calcext:value-type="float">
            <text:p>19680,20898</text:p>
          </table:table-cell>
          <table:table-cell table:style-name="ce2" office:value-type="float" office:value="19668.1" calcext:value-type="float">
            <text:p>19668,1000</text:p>
          </table:table-cell>
          <table:table-cell table:style-name="ce2" office:value-type="float" office:value="19679.5" calcext:value-type="float">
            <text:p>19679,5000</text:p>
          </table:table-cell>
          <table:table-cell table:style-name="ce2" office:value-type="float" office:value="19678.3" calcext:value-type="float">
            <text:p>19678,3000</text:p>
          </table:table-cell>
          <table:table-cell table:style-name="ce2" office:value-type="float" office:value="19678.2" calcext:value-type="float">
            <text:p>19678,2000</text:p>
          </table:table-cell>
        </table:table-row>
        <table:table-row table:style-name="ro2">
          <table:table-cell/>
          <table:table-cell office:value-type="string" calcext:value-type="string">
            <text:p>AGE-posición</text:p>
          </table:table-cell>
          <table:table-cell office:value-type="float" office:value="2.07" calcext:value-type="float">
            <text:p>2,07</text:p>
          </table:table-cell>
          <table:table-cell office:value-type="float" office:value="109.06" calcext:value-type="float">
            <text:p>109,06</text:p>
          </table:table-cell>
          <table:table-cell table:number-columns-repeated="4"/>
          <table:table-cell office:value-type="float" office:value="19331.38867" calcext:value-type="float">
            <text:p>19331,38867</text:p>
          </table:table-cell>
          <table:table-cell table:style-name="ce2" office:value-type="float" office:value="19325.1" calcext:value-type="float">
            <text:p>19325,1000</text:p>
          </table:table-cell>
          <table:table-cell table:style-name="ce2" office:value-type="float" office:value="19331.4" calcext:value-type="float">
            <text:p>19331,4000</text:p>
          </table:table-cell>
          <table:table-cell table:style-name="ce2" office:value-type="float" office:value="19325.5" calcext:value-type="float">
            <text:p>19325,5000</text:p>
          </table:table-cell>
          <table:table-cell table:style-name="ce2" office:value-type="float" office:value="19320.1" calcext:value-type="float">
            <text:p>19320,1000</text:p>
          </table:table-cell>
        </table:table-row>
        <table:table-row table:style-name="ro2">
          <table:table-cell/>
          <table:table-cell office:value-type="string" calcext:value-type="string">
            <text:p>AGE-uniforme</text:p>
          </table:table-cell>
          <table:table-cell office:value-type="float" office:value="1.42" calcext:value-type="float">
            <text:p>1,42</text:p>
          </table:table-cell>
          <table:table-cell office:value-type="float" office:value="315.41" calcext:value-type="float">
            <text:p>315,41</text:p>
          </table:table-cell>
          <table:table-cell table:number-columns-repeated="4"/>
          <table:table-cell office:value-type="float" office:value="19461.39453" calcext:value-type="float">
            <text:p>19461,39453</text:p>
          </table:table-cell>
          <table:table-cell table:style-name="ce2" office:value-type="float" office:value="19446.7" calcext:value-type="float">
            <text:p>19446,7000</text:p>
          </table:table-cell>
          <table:table-cell table:style-name="ce2" office:value-type="float" office:value="19460" calcext:value-type="float">
            <text:p>19460,0000</text:p>
          </table:table-cell>
          <table:table-cell table:style-name="ce2" office:value-type="float" office:value="19453.9" calcext:value-type="float">
            <text:p>19453,9000</text:p>
          </table:table-cell>
          <table:table-cell table:style-name="ce2" office:value-type="float" office:value="19444.4" calcext:value-type="float">
            <text:p>19444,4000</text:p>
          </table:table-cell>
        </table:table-row>
        <table:table-row table:style-name="ro2">
          <table:table-cell/>
          <table:table-cell office:value-type="string" calcext:value-type="string">
            <text:p>AM-(10,1.0)</text:p>
          </table:table-cell>
          <table:table-cell office:value-type="float" office:value="0.74" calcext:value-type="float">
            <text:p>0,74</text:p>
          </table:table-cell>
          <table:table-cell office:value-type="float" office:value="8.05" calcext:value-type="float">
            <text:p>8,05</text:p>
          </table:table-cell>
          <table:table-cell table:number-columns-repeated="4"/>
          <table:table-cell office:value-type="float" office:value="19477.32813" calcext:value-type="float">
            <text:p>19477,32813</text:p>
          </table:table-cell>
          <table:table-cell table:style-name="ce2" office:value-type="float" office:value="19464.4" calcext:value-type="float">
            <text:p>19464,4000</text:p>
          </table:table-cell>
          <table:table-cell table:number-columns-repeated="2" table:style-name="ce2" office:value-type="float" office:value="19477.3" calcext:value-type="float">
            <text:p>19477,3000</text:p>
          </table:table-cell>
          <table:table-cell table:style-name="ce2" office:value-type="float" office:value="19471.5" calcext:value-type="float">
            <text:p>19471,5000</text:p>
          </table:table-cell>
        </table:table-row>
        <table:table-row table:style-name="ro2">
          <table:table-cell/>
          <table:table-cell office:value-type="string" calcext:value-type="string">
            <text:p>AM-(10,0.1)</text:p>
          </table:table-cell>
          <table:table-cell office:value-type="float" office:value="0.89" calcext:value-type="float">
            <text:p>0,89</text:p>
          </table:table-cell>
          <table:table-cell office:value-type="float" office:value="65.92" calcext:value-type="float">
            <text:p>65,92</text:p>
          </table:table-cell>
          <table:table-cell table:number-columns-repeated="4"/>
          <table:table-cell office:value-type="float" office:value="19604.84375" calcext:value-type="float">
            <text:p>19604,84375</text:p>
          </table:table-cell>
          <table:table-cell table:style-name="ce2" office:value-type="float" office:value="19588.4" calcext:value-type="float">
            <text:p>19588,4000</text:p>
          </table:table-cell>
          <table:table-cell table:style-name="ce2" office:value-type="float" office:value="19604.8" calcext:value-type="float">
            <text:p>19604,8000</text:p>
          </table:table-cell>
          <table:table-cell table:style-name="ce2" office:value-type="float" office:value="19599.9" calcext:value-type="float">
            <text:p>19599,9000</text:p>
          </table:table-cell>
          <table:table-cell table:style-name="ce2" office:value-type="float" office:value="19598.4" calcext:value-type="float">
            <text:p>19598,4000</text:p>
          </table:table-cell>
        </table:table-row>
        <table:table-row table:style-name="ro2">
          <table:table-cell/>
          <table:table-cell office:value-type="string" calcext:value-type="string">
            <text:p>AM-(10,0.1mej)</text:p>
          </table:table-cell>
          <table:table-cell office:value-type="float" office:value="0.74" calcext:value-type="float">
            <text:p>0,74</text:p>
          </table:table-cell>
          <table:table-cell office:value-type="float" office:value="59.24" calcext:value-type="float">
            <text:p>59,24</text:p>
          </table:table-cell>
          <table:table-cell table:number-columns-repeated="4"/>
          <table:table-cell office:value-type="float" office:value="778030.625" calcext:value-type="float">
            <text:p>778030,625</text:p>
          </table:table-cell>
          <table:table-cell table:style-name="ce2" office:value-type="float" office:value="760558" calcext:value-type="float">
            <text:p>760558,0000</text:p>
          </table:table-cell>
          <table:table-cell table:style-name="ce2" office:value-type="float" office:value="755790" calcext:value-type="float">
            <text:p>755790,0000</text:p>
          </table:table-cell>
          <table:table-cell table:style-name="ce2" office:value-type="float" office:value="760952" calcext:value-type="float">
            <text:p>760952,0000</text:p>
          </table:table-cell>
          <table:table-cell table:style-name="ce2" office:value-type="float" office:value="757086" calcext:value-type="float">
            <text:p>757086,0000</text:p>
          </table:table-cell>
        </table:table-row>
        <table:table-row table:style-name="ro2">
          <table:table-cell table:number-columns-repeated="8"/>
          <table:table-cell office:value-type="float" office:value="779963.6875" calcext:value-type="float">
            <text:p>779963,6875</text:p>
          </table:table-cell>
          <table:table-cell table:style-name="ce2" office:value-type="float" office:value="756991" calcext:value-type="float">
            <text:p>756991,0000</text:p>
          </table:table-cell>
          <table:table-cell table:style-name="ce2" office:value-type="float" office:value="762735" calcext:value-type="float">
            <text:p>762735,0000</text:p>
          </table:table-cell>
          <table:table-cell table:style-name="ce2" office:value-type="float" office:value="763328" calcext:value-type="float">
            <text:p>763328,0000</text:p>
          </table:table-cell>
          <table:table-cell table:style-name="ce2" office:value-type="float" office:value="751029" calcext:value-type="float">
            <text:p>751029,0000</text:p>
          </table:table-cell>
        </table:table-row>
        <table:table-row table:style-name="ro2">
          <table:table-cell table:number-columns-repeated="8"/>
          <table:table-cell office:value-type="float" office:value="776768.4375" calcext:value-type="float">
            <text:p>776768,4375</text:p>
          </table:table-cell>
          <table:table-cell table:style-name="ce2" office:value-type="float" office:value="767226" calcext:value-type="float">
            <text:p>767226,0000</text:p>
          </table:table-cell>
          <table:table-cell table:style-name="ce2" office:value-type="float" office:value="759655" calcext:value-type="float">
            <text:p>759655,0000</text:p>
          </table:table-cell>
          <table:table-cell table:style-name="ce2" office:value-type="float" office:value="757693" calcext:value-type="float">
            <text:p>757693,0000</text:p>
          </table:table-cell>
          <table:table-cell table:style-name="ce2" office:value-type="float" office:value="755045" calcext:value-type="float">
            <text:p>755045,0000</text:p>
          </table:table-cell>
        </table:table-row>
        <table:table-row table:style-name="ro2">
          <table:table-cell table:number-columns-repeated="8"/>
          <table:table-cell office:value-type="float" office:value="775394.625" calcext:value-type="float">
            <text:p>775394,625</text:p>
          </table:table-cell>
          <table:table-cell table:style-name="ce2" office:value-type="float" office:value="746584" calcext:value-type="float">
            <text:p>746584,0000</text:p>
          </table:table-cell>
          <table:table-cell table:style-name="ce2" office:value-type="float" office:value="752398" calcext:value-type="float">
            <text:p>752398,0000</text:p>
          </table:table-cell>
          <table:table-cell table:style-name="ce2" office:value-type="float" office:value="767379" calcext:value-type="float">
            <text:p>767379,0000</text:p>
          </table:table-cell>
          <table:table-cell table:style-name="ce2" office:value-type="float" office:value="754901" calcext:value-type="float">
            <text:p>754901,0000</text:p>
          </table:table-cell>
        </table:table-row>
        <table:table-row table:style-name="ro2">
          <table:table-cell table:number-columns-repeated="8"/>
          <table:table-cell office:value-type="float" office:value="775611.0625" calcext:value-type="float">
            <text:p>775611,0625</text:p>
          </table:table-cell>
          <table:table-cell table:style-name="ce2" office:value-type="float" office:value="750147" calcext:value-type="float">
            <text:p>750147,0000</text:p>
          </table:table-cell>
          <table:table-cell table:style-name="ce2" office:value-type="float" office:value="759879" calcext:value-type="float">
            <text:p>759879,0000</text:p>
          </table:table-cell>
          <table:table-cell table:style-name="ce2" office:value-type="float" office:value="760322" calcext:value-type="float">
            <text:p>760322,0000</text:p>
          </table:table-cell>
          <table:table-cell table:style-name="ce2" office:value-type="float" office:value="750179" calcext:value-type="float">
            <text:p>750179,0000</text:p>
          </table:table-cell>
        </table:table-row>
        <table:table-row table:style-name="ro2">
          <table:table-cell table:number-columns-repeated="8"/>
          <table:table-cell office:value-type="float" office:value="775153.6875" calcext:value-type="float">
            <text:p>775153,6875</text:p>
          </table:table-cell>
          <table:table-cell table:style-name="ce2" office:value-type="float" office:value="748763" calcext:value-type="float">
            <text:p>748763,0000</text:p>
          </table:table-cell>
          <table:table-cell table:style-name="ce2" office:value-type="float" office:value="758308" calcext:value-type="float">
            <text:p>758308,0000</text:p>
          </table:table-cell>
          <table:table-cell table:style-name="ce2" office:value-type="float" office:value="754484" calcext:value-type="float">
            <text:p>754484,0000</text:p>
          </table:table-cell>
          <table:table-cell table:style-name="ce2" office:value-type="float" office:value="748749" calcext:value-type="float">
            <text:p>748749,0000</text:p>
          </table:table-cell>
        </table:table-row>
        <table:table-row table:style-name="ro2">
          <table:table-cell table:number-columns-repeated="8"/>
          <table:table-cell office:value-type="float" office:value="777232.875" calcext:value-type="float">
            <text:p>777232,875</text:p>
          </table:table-cell>
          <table:table-cell table:style-name="ce2" office:value-type="float" office:value="753540" calcext:value-type="float">
            <text:p>753540,0000</text:p>
          </table:table-cell>
          <table:table-cell table:style-name="ce2" office:value-type="float" office:value="759429" calcext:value-type="float">
            <text:p>759429,0000</text:p>
          </table:table-cell>
          <table:table-cell table:style-name="ce2" office:value-type="float" office:value="763788" calcext:value-type="float">
            <text:p>763788,0000</text:p>
          </table:table-cell>
          <table:table-cell table:style-name="ce2" office:value-type="float" office:value="750968" calcext:value-type="float">
            <text:p>750968,0000</text:p>
          </table:table-cell>
        </table:table-row>
        <table:table-row table:style-name="ro2">
          <table:table-cell table:number-columns-repeated="8"/>
          <table:table-cell office:value-type="float" office:value="779168.75" calcext:value-type="float">
            <text:p>779168,75</text:p>
          </table:table-cell>
          <table:table-cell table:style-name="ce2" office:value-type="float" office:value="757009" calcext:value-type="float">
            <text:p>757009,0000</text:p>
          </table:table-cell>
          <table:table-cell table:style-name="ce2" office:value-type="float" office:value="759832" calcext:value-type="float">
            <text:p>759832,0000</text:p>
          </table:table-cell>
          <table:table-cell table:style-name="ce2" office:value-type="float" office:value="764510" calcext:value-type="float">
            <text:p>764510,0000</text:p>
          </table:table-cell>
          <table:table-cell table:style-name="ce2" office:value-type="float" office:value="755859" calcext:value-type="float">
            <text:p>755859,0000</text:p>
          </table:table-cell>
        </table:table-row>
        <table:table-row table:style-name="ro2">
          <table:table-cell table:number-columns-repeated="8"/>
          <table:table-cell office:value-type="float" office:value="774802.1875" calcext:value-type="float">
            <text:p>774802,1875</text:p>
          </table:table-cell>
          <table:table-cell table:style-name="ce2" office:value-type="float" office:value="757970" calcext:value-type="float">
            <text:p>757970,0000</text:p>
          </table:table-cell>
          <table:table-cell table:style-name="ce2" office:value-type="float" office:value="760125" calcext:value-type="float">
            <text:p>760125,0000</text:p>
          </table:table-cell>
          <table:table-cell table:style-name="ce2" office:value-type="float" office:value="758980" calcext:value-type="float">
            <text:p>758980,0000</text:p>
          </table:table-cell>
          <table:table-cell table:style-name="ce2" office:value-type="float" office:value="751285" calcext:value-type="float">
            <text:p>751285,0000</text:p>
          </table:table-cell>
        </table:table-row>
        <table:table-row table:style-name="ro2">
          <table:table-cell table:number-columns-repeated="8"/>
          <table:table-cell office:value-type="float" office:value="774961.3125" calcext:value-type="float">
            <text:p>774961,3125</text:p>
          </table:table-cell>
          <table:table-cell table:style-name="ce2" office:value-type="float" office:value="754409" calcext:value-type="float">
            <text:p>754409,0000</text:p>
          </table:table-cell>
          <table:table-cell table:style-name="ce2" office:value-type="float" office:value="763852" calcext:value-type="float">
            <text:p>763852,0000</text:p>
          </table:table-cell>
          <table:table-cell table:style-name="ce2" office:value-type="float" office:value="765325" calcext:value-type="float">
            <text:p>765325,0000</text:p>
          </table:table-cell>
          <table:table-cell table:style-name="ce2" office:value-type="float" office:value="749695" calcext:value-type="float">
            <text:p>749695,0000</text:p>
          </table:table-cell>
        </table:table-row>
        <table:table-row table:style-name="ro2">
          <table:table-cell table:number-columns-repeated="8"/>
          <table:table-cell office:value-type="float" office:value="114139" calcext:value-type="float">
            <text:p>114139</text:p>
          </table:table-cell>
          <table:table-cell table:style-name="ce3" office:value-type="float" office:value="108813" calcext:value-type="float">
            <text:p>108813</text:p>
          </table:table-cell>
          <table:table-cell table:style-name="ce3" office:value-type="float" office:value="108682" calcext:value-type="float">
            <text:p>108682</text:p>
          </table:table-cell>
          <table:table-cell table:style-name="ce3" office:value-type="float" office:value="111428" calcext:value-type="float">
            <text:p>111428</text:p>
          </table:table-cell>
          <table:table-cell table:style-name="ce3" office:value-type="float" office:value="110589" calcext:value-type="float">
            <text:p>110589</text:p>
          </table:table-cell>
        </table:table-row>
        <table:table-row table:style-name="ro2">
          <table:table-cell table:number-columns-repeated="8"/>
          <table:table-cell office:value-type="float" office:value="114092" calcext:value-type="float">
            <text:p>114092</text:p>
          </table:table-cell>
          <table:table-cell table:style-name="ce3" office:value-type="float" office:value="109176" calcext:value-type="float">
            <text:p>109176</text:p>
          </table:table-cell>
          <table:table-cell table:style-name="ce3" office:value-type="float" office:value="108946" calcext:value-type="float">
            <text:p>108946</text:p>
          </table:table-cell>
          <table:table-cell table:style-name="ce3" office:value-type="float" office:value="111276" calcext:value-type="float">
            <text:p>111276</text:p>
          </table:table-cell>
          <table:table-cell table:style-name="ce3" office:value-type="float" office:value="110609" calcext:value-type="float">
            <text:p>110609</text:p>
          </table:table-cell>
        </table:table-row>
        <table:table-row table:style-name="ro2">
          <table:table-cell table:number-columns-repeated="8"/>
          <table:table-cell office:value-type="float" office:value="114124" calcext:value-type="float">
            <text:p>114124</text:p>
          </table:table-cell>
          <table:table-cell table:style-name="ce3" office:value-type="float" office:value="108687" calcext:value-type="float">
            <text:p>108687</text:p>
          </table:table-cell>
          <table:table-cell table:style-name="ce3" office:value-type="float" office:value="108659" calcext:value-type="float">
            <text:p>108659</text:p>
          </table:table-cell>
          <table:table-cell table:style-name="ce3" office:value-type="float" office:value="111251" calcext:value-type="float">
            <text:p>111251</text:p>
          </table:table-cell>
          <table:table-cell table:style-name="ce3" office:value-type="float" office:value="110972" calcext:value-type="float">
            <text:p>110972</text:p>
          </table:table-cell>
        </table:table-row>
        <table:table-row table:style-name="ro2">
          <table:table-cell table:number-columns-repeated="8"/>
          <table:table-cell office:value-type="float" office:value="114203" calcext:value-type="float">
            <text:p>114203</text:p>
          </table:table-cell>
          <table:table-cell table:style-name="ce3" office:value-type="float" office:value="109207" calcext:value-type="float">
            <text:p>109207</text:p>
          </table:table-cell>
          <table:table-cell table:style-name="ce3" office:value-type="float" office:value="108478" calcext:value-type="float">
            <text:p>108478</text:p>
          </table:table-cell>
          <table:table-cell table:style-name="ce3" office:value-type="float" office:value="112094" calcext:value-type="float">
            <text:p>112094</text:p>
          </table:table-cell>
          <table:table-cell table:style-name="ce3" office:value-type="float" office:value="110548" calcext:value-type="float">
            <text:p>110548</text:p>
          </table:table-cell>
        </table:table-row>
        <table:table-row table:style-name="ro2">
          <table:table-cell table:number-columns-repeated="8"/>
          <table:table-cell office:value-type="float" office:value="114180" calcext:value-type="float">
            <text:p>114180</text:p>
          </table:table-cell>
          <table:table-cell table:style-name="ce3" office:value-type="float" office:value="108186" calcext:value-type="float">
            <text:p>108186</text:p>
          </table:table-cell>
          <table:table-cell table:style-name="ce3" office:value-type="float" office:value="108858" calcext:value-type="float">
            <text:p>108858</text:p>
          </table:table-cell>
          <table:table-cell table:style-name="ce3" office:value-type="float" office:value="111615" calcext:value-type="float">
            <text:p>111615</text:p>
          </table:table-cell>
          <table:table-cell table:style-name="ce3" office:value-type="float" office:value="110712" calcext:value-type="float">
            <text:p>110712</text:p>
          </table:table-cell>
        </table:table-row>
        <table:table-row table:style-name="ro2">
          <table:table-cell table:number-columns-repeated="8"/>
          <table:table-cell office:value-type="float" office:value="114252" calcext:value-type="float">
            <text:p>114252</text:p>
          </table:table-cell>
          <table:table-cell table:style-name="ce3" office:value-type="float" office:value="109011" calcext:value-type="float">
            <text:p>109011</text:p>
          </table:table-cell>
          <table:table-cell table:style-name="ce3" office:value-type="float" office:value="108797" calcext:value-type="float">
            <text:p>108797</text:p>
          </table:table-cell>
          <table:table-cell table:style-name="ce3" office:value-type="float" office:value="111544" calcext:value-type="float">
            <text:p>111544</text:p>
          </table:table-cell>
          <table:table-cell table:style-name="ce3" office:value-type="float" office:value="110813" calcext:value-type="float">
            <text:p>110813</text:p>
          </table:table-cell>
        </table:table-row>
        <table:table-row table:style-name="ro2">
          <table:table-cell table:number-columns-repeated="8"/>
          <table:table-cell office:value-type="float" office:value="114213" calcext:value-type="float">
            <text:p>114213</text:p>
          </table:table-cell>
          <table:table-cell table:style-name="ce3" office:value-type="float" office:value="108615" calcext:value-type="float">
            <text:p>108615</text:p>
          </table:table-cell>
          <table:table-cell table:style-name="ce3" office:value-type="float" office:value="108626" calcext:value-type="float">
            <text:p>108626</text:p>
          </table:table-cell>
          <table:table-cell table:style-name="ce3" office:value-type="float" office:value="111312" calcext:value-type="float">
            <text:p>111312</text:p>
          </table:table-cell>
          <table:table-cell table:style-name="ce3" office:value-type="float" office:value="110657" calcext:value-type="float">
            <text:p>110657</text:p>
          </table:table-cell>
        </table:table-row>
        <table:table-row table:style-name="ro2">
          <table:table-cell table:number-columns-repeated="8"/>
          <table:table-cell office:value-type="float" office:value="114378" calcext:value-type="float">
            <text:p>114378</text:p>
          </table:table-cell>
          <table:table-cell table:style-name="ce3" office:value-type="float" office:value="108592" calcext:value-type="float">
            <text:p>108592</text:p>
          </table:table-cell>
          <table:table-cell table:style-name="ce3" office:value-type="float" office:value="109186" calcext:value-type="float">
            <text:p>109186</text:p>
          </table:table-cell>
          <table:table-cell table:style-name="ce3" office:value-type="float" office:value="111932" calcext:value-type="float">
            <text:p>111932</text:p>
          </table:table-cell>
          <table:table-cell table:style-name="ce3" office:value-type="float" office:value="110782" calcext:value-type="float">
            <text:p>110782</text:p>
          </table:table-cell>
        </table:table-row>
        <table:table-row table:style-name="ro2">
          <table:table-cell table:number-columns-repeated="8"/>
          <table:table-cell office:value-type="float" office:value="114201" calcext:value-type="float">
            <text:p>114201</text:p>
          </table:table-cell>
          <table:table-cell table:style-name="ce3" office:value-type="float" office:value="108347" calcext:value-type="float">
            <text:p>108347</text:p>
          </table:table-cell>
          <table:table-cell table:style-name="ce3" office:value-type="float" office:value="108556" calcext:value-type="float">
            <text:p>108556</text:p>
          </table:table-cell>
          <table:table-cell table:style-name="ce3" office:value-type="float" office:value="111873" calcext:value-type="float">
            <text:p>111873</text:p>
          </table:table-cell>
          <table:table-cell table:style-name="ce3" office:value-type="float" office:value="110814" calcext:value-type="float">
            <text:p>110814</text:p>
          </table:table-cell>
        </table:table-row>
        <table:table-row table:style-name="ro2">
          <table:table-cell table:number-columns-repeated="8"/>
          <table:table-cell office:value-type="float" office:value="114191" calcext:value-type="float">
            <text:p>114191</text:p>
          </table:table-cell>
          <table:table-cell table:style-name="ce3" office:value-type="float" office:value="108857" calcext:value-type="float">
            <text:p>108857</text:p>
          </table:table-cell>
          <table:table-cell table:style-name="ce3" office:value-type="float" office:value="108866" calcext:value-type="float">
            <text:p>108866</text:p>
          </table:table-cell>
          <table:table-cell table:style-name="ce3" office:value-type="float" office:value="111549" calcext:value-type="float">
            <text:p>111549</text:p>
          </table:table-cell>
          <table:table-cell table:style-name="ce3" office:value-type="float" office:value="110748" calcext:value-type="float">
            <text:p>110748</text:p>
          </table:table-cell>
        </table:table-row>
        <table:table-row table:style-name="ro1" table:number-rows-repeated="10">
          <table:table-cell table:number-columns-repeated="8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Mejor Coste</text:p>
          </table:table-cell>
          <table:table-cell office:value-type="string" calcext:value-type="string">
            <text:p>AM-(10,1.0)</text:p>
          </table:table-cell>
          <table:table-cell office:value-type="string" calcext:value-type="string">
            <text:p>AM-(10,0.1)</text:p>
          </table:table-cell>
          <table:table-cell office:value-type="string" calcext:value-type="string">
            <text:p>AM-(10,0.1mej)</text:p>
          </table:table-cell>
          <table:table-cell office:value-type="string" calcext:value-type="string">
            <text:p>AM-(Greedy1)</text:p>
          </table:table-cell>
          <table:table-cell office:value-type="string" calcext:value-type="string">
            <text:p>AM-(Greedy2)</text:p>
          </table:table-cell>
          <table:table-cell office:value-type="string" calcext:value-type="string">
            <text:p>AM-(Worst)</text:p>
          </table:table-cell>
          <table:table-cell/>
          <table:table-cell table:style-name="Default" office:value-type="string" calcext:value-type="string">
            <text:p>Mejor Coste</text:p>
          </table:table-cell>
          <table:table-cell office:value-type="string" calcext:value-type="string">
            <text:p>AM-(10,1.0)</text:p>
          </table:table-cell>
          <table:table-cell office:value-type="string" calcext:value-type="string">
            <text:p>AM-(10,0.1)</text:p>
          </table:table-cell>
          <table:table-cell office:value-type="string" calcext:value-type="string">
            <text:p>AM-(10,0.1mej)</text:p>
          </table:table-cell>
          <table:table-cell/>
        </table:table-row>
        <table:table-row table:style-name="ro2">
          <table:table-cell office:value-type="float" office:value="19587.13" calcext:value-type="float">
            <text:p>19587,13</text:p>
          </table:table-cell>
          <table:table-cell table:number-columns-repeated="6" office:value-type="float" office:value="19587.1" calcext:value-type="float">
            <text:p>19587,1</text:p>
          </table:table-cell>
          <table:table-cell/>
          <table:table-cell office:value-type="float" office:value="19587.12891" calcext:value-type="float">
            <text:p>19587,12891</text:p>
          </table:table-cell>
          <table:table-cell table:number-columns-repeated="3" table:style-name="ce2" office:value-type="float" office:value="19587.1" calcext:value-type="float">
            <text:p>19587,1000</text:p>
          </table:table-cell>
          <table:table-cell/>
        </table:table-row>
        <table:table-row table:style-name="ro2">
          <table:table-cell office:value-type="float" office:value="19360.24" calcext:value-type="float">
            <text:p>19360,24</text:p>
          </table:table-cell>
          <table:table-cell table:number-columns-repeated="6" office:value-type="float" office:value="19360.2" calcext:value-type="float">
            <text:p>19360,2</text:p>
          </table:table-cell>
          <table:table-cell/>
          <table:table-cell office:value-type="float" office:value="19360.23633" calcext:value-type="float">
            <text:p>19360,23633</text:p>
          </table:table-cell>
          <table:table-cell table:number-columns-repeated="3" table:style-name="ce2" office:value-type="float" office:value="19360.2" calcext:value-type="float">
            <text:p>19360,2000</text:p>
          </table:table-cell>
          <table:table-cell/>
        </table:table-row>
        <table:table-row table:style-name="ro2">
          <table:table-cell table:number-columns-repeated="7" office:value-type="float" office:value="19366.7" calcext:value-type="float">
            <text:p>19366,7</text:p>
          </table:table-cell>
          <table:table-cell/>
          <table:table-cell office:value-type="float" office:value="19366.69922" calcext:value-type="float">
            <text:p>19366,69922</text:p>
          </table:table-cell>
          <table:table-cell table:number-columns-repeated="3" table:style-name="ce2" office:value-type="float" office:value="19366.7" calcext:value-type="float">
            <text:p>19366,7000</text:p>
          </table:table-cell>
          <table:table-cell/>
        </table:table-row>
        <table:table-row table:style-name="ro2">
          <table:table-cell office:value-type="float" office:value="19458.56" calcext:value-type="float">
            <text:p>19458,56</text:p>
          </table:table-cell>
          <table:table-cell table:number-columns-repeated="6" office:value-type="float" office:value="19458.6" calcext:value-type="float">
            <text:p>19458,6</text:p>
          </table:table-cell>
          <table:table-cell/>
          <table:table-cell office:value-type="float" office:value="19458.56641" calcext:value-type="float">
            <text:p>19458,56641</text:p>
          </table:table-cell>
          <table:table-cell table:number-columns-repeated="3" table:style-name="ce2" office:value-type="float" office:value="19458.6" calcext:value-type="float">
            <text:p>19458,6000</text:p>
          </table:table-cell>
          <table:table-cell/>
        </table:table-row>
        <table:table-row table:style-name="ro2">
          <table:table-cell office:value-type="float" office:value="19422.15" calcext:value-type="float">
            <text:p>19422,15</text:p>
          </table:table-cell>
          <table:table-cell table:number-columns-repeated="6" office:value-type="float" office:value="19422.1" calcext:value-type="float">
            <text:p>19422,1</text:p>
          </table:table-cell>
          <table:table-cell/>
          <table:table-cell office:value-type="float" office:value="19422.15039" calcext:value-type="float">
            <text:p>19422,15039</text:p>
          </table:table-cell>
          <table:table-cell table:number-columns-repeated="3" table:style-name="ce2" office:value-type="float" office:value="19422.1" calcext:value-type="float">
            <text:p>19422,1000</text:p>
          </table:table-cell>
          <table:table-cell/>
        </table:table-row>
        <table:table-row table:style-name="ro2">
          <table:table-cell office:value-type="float" office:value="19680.21" calcext:value-type="float">
            <text:p>19680,21</text:p>
          </table:table-cell>
          <table:table-cell table:number-columns-repeated="6" office:value-type="float" office:value="19680.2" calcext:value-type="float">
            <text:p>19680,2</text:p>
          </table:table-cell>
          <table:table-cell/>
          <table:table-cell office:value-type="float" office:value="19680.20898" calcext:value-type="float">
            <text:p>19680,20898</text:p>
          </table:table-cell>
          <table:table-cell table:number-columns-repeated="3" table:style-name="ce2" office:value-type="float" office:value="19680.2" calcext:value-type="float">
            <text:p>19680,2000</text:p>
          </table:table-cell>
          <table:table-cell/>
        </table:table-row>
        <table:table-row table:style-name="ro2">
          <table:table-cell office:value-type="float" office:value="19331.39" calcext:value-type="float">
            <text:p>19331,39</text:p>
          </table:table-cell>
          <table:table-cell table:number-columns-repeated="4" office:value-type="float" office:value="19331.4" calcext:value-type="float">
            <text:p>19331,4</text:p>
          </table:table-cell>
          <table:table-cell office:value-type="float" office:value="19328.4" calcext:value-type="float">
            <text:p>19328,4</text:p>
          </table:table-cell>
          <table:table-cell office:value-type="float" office:value="19331.4" calcext:value-type="float">
            <text:p>19331,4</text:p>
          </table:table-cell>
          <table:table-cell/>
          <table:table-cell office:value-type="float" office:value="19331.38867" calcext:value-type="float">
            <text:p>19331,38867</text:p>
          </table:table-cell>
          <table:table-cell table:number-columns-repeated="3" table:style-name="ce2" office:value-type="float" office:value="19331.4" calcext:value-type="float">
            <text:p>19331,4000</text:p>
          </table:table-cell>
          <table:table-cell/>
        </table:table-row>
        <table:table-row table:style-name="ro2">
          <table:table-cell office:value-type="float" office:value="19461.39" calcext:value-type="float">
            <text:p>19461,39</text:p>
          </table:table-cell>
          <table:table-cell table:number-columns-repeated="6" office:value-type="float" office:value="19461.4" calcext:value-type="float">
            <text:p>19461,4</text:p>
          </table:table-cell>
          <table:table-cell/>
          <table:table-cell office:value-type="float" office:value="19461.39453" calcext:value-type="float">
            <text:p>19461,39453</text:p>
          </table:table-cell>
          <table:table-cell table:number-columns-repeated="3" table:style-name="ce2" office:value-type="float" office:value="19461.4" calcext:value-type="float">
            <text:p>19461,4000</text:p>
          </table:table-cell>
          <table:table-cell/>
        </table:table-row>
        <table:table-row table:style-name="ro2">
          <table:table-cell office:value-type="float" office:value="19477.39" calcext:value-type="float">
            <text:p>19477,39</text:p>
          </table:table-cell>
          <table:table-cell table:number-columns-repeated="6" office:value-type="float" office:value="19477.3" calcext:value-type="float">
            <text:p>19477,3</text:p>
          </table:table-cell>
          <table:table-cell/>
          <table:table-cell office:value-type="float" office:value="19477.32813" calcext:value-type="float">
            <text:p>19477,32813</text:p>
          </table:table-cell>
          <table:table-cell table:number-columns-repeated="3" table:style-name="ce2" office:value-type="float" office:value="19477.3" calcext:value-type="float">
            <text:p>19477,3000</text:p>
          </table:table-cell>
          <table:table-cell/>
        </table:table-row>
        <table:table-row table:style-name="ro2">
          <table:table-cell office:value-type="float" office:value="19604.84" calcext:value-type="float">
            <text:p>19604,84</text:p>
          </table:table-cell>
          <table:table-cell table:number-columns-repeated="6" office:value-type="float" office:value="19604.8" calcext:value-type="float">
            <text:p>19604,8</text:p>
          </table:table-cell>
          <table:table-cell/>
          <table:table-cell office:value-type="float" office:value="19604.84375" calcext:value-type="float">
            <text:p>19604,84375</text:p>
          </table:table-cell>
          <table:table-cell table:number-columns-repeated="3" table:style-name="ce2" office:value-type="float" office:value="19604.8" calcext:value-type="float">
            <text:p>19604,8000</text:p>
          </table:table-cell>
          <table:table-cell/>
        </table:table-row>
        <table:table-row table:style-name="ro2">
          <table:table-cell office:value-type="float" office:value="778030.62" calcext:value-type="float">
            <text:p>778030,62</text:p>
          </table:table-cell>
          <table:table-cell office:value-type="float" office:value="761787" calcext:value-type="float">
            <text:p>761787</text:p>
          </table:table-cell>
          <table:table-cell office:value-type="float" office:value="758166" calcext:value-type="float">
            <text:p>758166</text:p>
          </table:table-cell>
          <table:table-cell office:value-type="float" office:value="763462" calcext:value-type="float">
            <text:p>763462</text:p>
          </table:table-cell>
          <table:table-cell office:value-type="float" office:value="766611" calcext:value-type="float">
            <text:p>766611</text:p>
          </table:table-cell>
          <table:table-cell office:value-type="float" office:value="767828" calcext:value-type="float">
            <text:p>767828</text:p>
          </table:table-cell>
          <table:table-cell office:value-type="float" office:value="768717" calcext:value-type="float">
            <text:p>768717</text:p>
          </table:table-cell>
          <table:table-cell/>
          <table:table-cell office:value-type="float" office:value="778030.625" calcext:value-type="float">
            <text:p>778030,625</text:p>
          </table:table-cell>
          <table:table-cell table:style-name="ce2" office:value-type="float" office:value="761787" calcext:value-type="float">
            <text:p>761787,0000</text:p>
          </table:table-cell>
          <table:table-cell table:style-name="ce2" office:value-type="float" office:value="758166" calcext:value-type="float">
            <text:p>758166,0000</text:p>
          </table:table-cell>
          <table:table-cell table:style-name="ce2" office:value-type="float" office:value="763462" calcext:value-type="float">
            <text:p>763462,0000</text:p>
          </table:table-cell>
          <table:table-cell/>
        </table:table-row>
        <table:table-row table:style-name="ro2">
          <table:table-cell office:value-type="float" office:value="779963.69" calcext:value-type="float">
            <text:p>779963,69</text:p>
          </table:table-cell>
          <table:table-cell office:value-type="float" office:value="774782" calcext:value-type="float">
            <text:p>774782</text:p>
          </table:table-cell>
          <table:table-cell office:value-type="float" office:value="762255" calcext:value-type="float">
            <text:p>762255</text:p>
          </table:table-cell>
          <table:table-cell office:value-type="float" office:value="772275" calcext:value-type="float">
            <text:p>772275</text:p>
          </table:table-cell>
          <table:table-cell office:value-type="float" office:value="762531" calcext:value-type="float">
            <text:p>762531</text:p>
          </table:table-cell>
          <table:table-cell office:value-type="float" office:value="766806" calcext:value-type="float">
            <text:p>766806</text:p>
          </table:table-cell>
          <table:table-cell office:value-type="float" office:value="764921" calcext:value-type="float">
            <text:p>764921</text:p>
          </table:table-cell>
          <table:table-cell/>
          <table:table-cell office:value-type="float" office:value="779963.6875" calcext:value-type="float">
            <text:p>779963,6875</text:p>
          </table:table-cell>
          <table:table-cell table:style-name="ce2" office:value-type="float" office:value="774782" calcext:value-type="float">
            <text:p>774782,0000</text:p>
          </table:table-cell>
          <table:table-cell table:style-name="ce2" office:value-type="float" office:value="762255" calcext:value-type="float">
            <text:p>762255,0000</text:p>
          </table:table-cell>
          <table:table-cell table:style-name="ce2" office:value-type="float" office:value="772275" calcext:value-type="float">
            <text:p>772275,0000</text:p>
          </table:table-cell>
          <table:table-cell/>
        </table:table-row>
        <table:table-row table:style-name="ro2">
          <table:table-cell office:value-type="float" office:value="776768.44" calcext:value-type="float">
            <text:p>776768,44</text:p>
          </table:table-cell>
          <table:table-cell office:value-type="float" office:value="772620" calcext:value-type="float">
            <text:p>772620</text:p>
          </table:table-cell>
          <table:table-cell office:value-type="float" office:value="774668" calcext:value-type="float">
            <text:p>774668</text:p>
          </table:table-cell>
          <table:table-cell office:value-type="float" office:value="768366" calcext:value-type="float">
            <text:p>768366</text:p>
          </table:table-cell>
          <table:table-cell office:value-type="float" office:value="774819" calcext:value-type="float">
            <text:p>774819</text:p>
          </table:table-cell>
          <table:table-cell office:value-type="float" office:value="770896" calcext:value-type="float">
            <text:p>770896</text:p>
          </table:table-cell>
          <table:table-cell office:value-type="float" office:value="773699" calcext:value-type="float">
            <text:p>773699</text:p>
          </table:table-cell>
          <table:table-cell/>
          <table:table-cell office:value-type="float" office:value="776768.4375" calcext:value-type="float">
            <text:p>776768,4375</text:p>
          </table:table-cell>
          <table:table-cell table:style-name="ce2" office:value-type="float" office:value="772620" calcext:value-type="float">
            <text:p>772620,0000</text:p>
          </table:table-cell>
          <table:table-cell table:style-name="ce2" office:value-type="float" office:value="774668" calcext:value-type="float">
            <text:p>774668,0000</text:p>
          </table:table-cell>
          <table:table-cell table:style-name="ce2" office:value-type="float" office:value="768366" calcext:value-type="float">
            <text:p>768366,0000</text:p>
          </table:table-cell>
          <table:table-cell/>
        </table:table-row>
        <table:table-row table:style-name="ro2">
          <table:table-cell office:value-type="float" office:value="775394.62" calcext:value-type="float">
            <text:p>775394,62</text:p>
          </table:table-cell>
          <table:table-cell office:value-type="float" office:value="774821" calcext:value-type="float">
            <text:p>774821</text:p>
          </table:table-cell>
          <table:table-cell office:value-type="float" office:value="764028" calcext:value-type="float">
            <text:p>764028</text:p>
          </table:table-cell>
          <table:table-cell office:value-type="float" office:value="771515" calcext:value-type="float">
            <text:p>771515</text:p>
          </table:table-cell>
          <table:table-cell office:value-type="float" office:value="767390" calcext:value-type="float">
            <text:p>767390</text:p>
          </table:table-cell>
          <table:table-cell office:value-type="float" office:value="767084" calcext:value-type="float">
            <text:p>767084</text:p>
          </table:table-cell>
          <table:table-cell office:value-type="float" office:value="770724" calcext:value-type="float">
            <text:p>770724</text:p>
          </table:table-cell>
          <table:table-cell/>
          <table:table-cell office:value-type="float" office:value="775394.625" calcext:value-type="float">
            <text:p>775394,625</text:p>
          </table:table-cell>
          <table:table-cell table:style-name="ce2" office:value-type="float" office:value="774821" calcext:value-type="float">
            <text:p>774821,0000</text:p>
          </table:table-cell>
          <table:table-cell table:style-name="ce2" office:value-type="float" office:value="764028" calcext:value-type="float">
            <text:p>764028,0000</text:p>
          </table:table-cell>
          <table:table-cell table:style-name="ce2" office:value-type="float" office:value="771515" calcext:value-type="float">
            <text:p>771515,0000</text:p>
          </table:table-cell>
          <table:table-cell/>
        </table:table-row>
        <table:table-row table:style-name="ro2">
          <table:table-cell office:value-type="float" office:value="775611.06" calcext:value-type="float">
            <text:p>775611,06</text:p>
          </table:table-cell>
          <table:table-cell office:value-type="float" office:value="765608" calcext:value-type="float">
            <text:p>765608</text:p>
          </table:table-cell>
          <table:table-cell office:value-type="float" office:value="763078" calcext:value-type="float">
            <text:p>763078</text:p>
          </table:table-cell>
          <table:table-cell office:value-type="float" office:value="773229" calcext:value-type="float">
            <text:p>773229</text:p>
          </table:table-cell>
          <table:table-cell office:value-type="float" office:value="769639" calcext:value-type="float">
            <text:p>769639</text:p>
          </table:table-cell>
          <table:table-cell office:value-type="float" office:value="767524" calcext:value-type="float">
            <text:p>767524</text:p>
          </table:table-cell>
          <table:table-cell office:value-type="float" office:value="774024" calcext:value-type="float">
            <text:p>774024</text:p>
          </table:table-cell>
          <table:table-cell/>
          <table:table-cell office:value-type="float" office:value="775611.0625" calcext:value-type="float">
            <text:p>775611,0625</text:p>
          </table:table-cell>
          <table:table-cell table:style-name="ce2" office:value-type="float" office:value="765608" calcext:value-type="float">
            <text:p>765608,0000</text:p>
          </table:table-cell>
          <table:table-cell table:style-name="ce2" office:value-type="float" office:value="763078" calcext:value-type="float">
            <text:p>763078,0000</text:p>
          </table:table-cell>
          <table:table-cell table:style-name="ce2" office:value-type="float" office:value="773229" calcext:value-type="float">
            <text:p>773229,0000</text:p>
          </table:table-cell>
          <table:table-cell/>
        </table:table-row>
        <table:table-row table:style-name="ro2">
          <table:table-cell office:value-type="float" office:value="775153.69" calcext:value-type="float">
            <text:p>775153,69</text:p>
          </table:table-cell>
          <table:table-cell office:value-type="float" office:value="768277" calcext:value-type="float">
            <text:p>768277</text:p>
          </table:table-cell>
          <table:table-cell office:value-type="float" office:value="766400" calcext:value-type="float">
            <text:p>766400</text:p>
          </table:table-cell>
          <table:table-cell office:value-type="float" office:value="765215" calcext:value-type="float">
            <text:p>765215</text:p>
          </table:table-cell>
          <table:table-cell office:value-type="float" office:value="768731" calcext:value-type="float">
            <text:p>768731</text:p>
          </table:table-cell>
          <table:table-cell office:value-type="float" office:value="769179" calcext:value-type="float">
            <text:p>769179</text:p>
          </table:table-cell>
          <table:table-cell office:value-type="float" office:value="768685" calcext:value-type="float">
            <text:p>768685</text:p>
          </table:table-cell>
          <table:table-cell/>
          <table:table-cell office:value-type="float" office:value="775153.6875" calcext:value-type="float">
            <text:p>775153,6875</text:p>
          </table:table-cell>
          <table:table-cell table:style-name="ce2" office:value-type="float" office:value="768277" calcext:value-type="float">
            <text:p>768277,0000</text:p>
          </table:table-cell>
          <table:table-cell table:style-name="ce2" office:value-type="float" office:value="766400" calcext:value-type="float">
            <text:p>766400,0000</text:p>
          </table:table-cell>
          <table:table-cell table:style-name="ce2" office:value-type="float" office:value="765215" calcext:value-type="float">
            <text:p>765215,0000</text:p>
          </table:table-cell>
          <table:table-cell/>
        </table:table-row>
        <table:table-row table:style-name="ro2">
          <table:table-cell office:value-type="float" office:value="777232.87" calcext:value-type="float">
            <text:p>777232,87</text:p>
          </table:table-cell>
          <table:table-cell office:value-type="float" office:value="764203" calcext:value-type="float">
            <text:p>764203</text:p>
          </table:table-cell>
          <table:table-cell office:value-type="float" office:value="766893" calcext:value-type="float">
            <text:p>766893</text:p>
          </table:table-cell>
          <table:table-cell office:value-type="float" office:value="768267" calcext:value-type="float">
            <text:p>768267</text:p>
          </table:table-cell>
          <table:table-cell office:value-type="float" office:value="765342" calcext:value-type="float">
            <text:p>765342</text:p>
          </table:table-cell>
          <table:table-cell office:value-type="float" office:value="766411" calcext:value-type="float">
            <text:p>766411</text:p>
          </table:table-cell>
          <table:table-cell office:value-type="float" office:value="769942" calcext:value-type="float">
            <text:p>769942</text:p>
          </table:table-cell>
          <table:table-cell/>
          <table:table-cell office:value-type="float" office:value="777232.875" calcext:value-type="float">
            <text:p>777232,875</text:p>
          </table:table-cell>
          <table:table-cell table:style-name="ce2" office:value-type="float" office:value="764203" calcext:value-type="float">
            <text:p>764203,0000</text:p>
          </table:table-cell>
          <table:table-cell table:style-name="ce2" office:value-type="float" office:value="766893" calcext:value-type="float">
            <text:p>766893,0000</text:p>
          </table:table-cell>
          <table:table-cell table:style-name="ce2" office:value-type="float" office:value="768267" calcext:value-type="float">
            <text:p>768267,0000</text:p>
          </table:table-cell>
          <table:table-cell/>
        </table:table-row>
        <table:table-row table:style-name="ro2">
          <table:table-cell office:value-type="float" office:value="779168.75" calcext:value-type="float">
            <text:p>779168,75</text:p>
          </table:table-cell>
          <table:table-cell office:value-type="float" office:value="769304" calcext:value-type="float">
            <text:p>769304</text:p>
          </table:table-cell>
          <table:table-cell office:value-type="float" office:value="764302" calcext:value-type="float">
            <text:p>764302</text:p>
          </table:table-cell>
          <table:table-cell office:value-type="float" office:value="773702" calcext:value-type="float">
            <text:p>773702</text:p>
          </table:table-cell>
          <table:table-cell office:value-type="float" office:value="762033" calcext:value-type="float">
            <text:p>762033</text:p>
          </table:table-cell>
          <table:table-cell office:value-type="float" office:value="773812" calcext:value-type="float">
            <text:p>773812</text:p>
          </table:table-cell>
          <table:table-cell office:value-type="float" office:value="772572" calcext:value-type="float">
            <text:p>772572</text:p>
          </table:table-cell>
          <table:table-cell/>
          <table:table-cell office:value-type="float" office:value="779168.75" calcext:value-type="float">
            <text:p>779168,75</text:p>
          </table:table-cell>
          <table:table-cell table:style-name="ce2" office:value-type="float" office:value="769304" calcext:value-type="float">
            <text:p>769304,0000</text:p>
          </table:table-cell>
          <table:table-cell table:style-name="ce2" office:value-type="float" office:value="764302" calcext:value-type="float">
            <text:p>764302,0000</text:p>
          </table:table-cell>
          <table:table-cell table:style-name="ce2" office:value-type="float" office:value="773702" calcext:value-type="float">
            <text:p>773702,0000</text:p>
          </table:table-cell>
          <table:table-cell/>
        </table:table-row>
        <table:table-row table:style-name="ro2">
          <table:table-cell office:value-type="float" office:value="774802.19" calcext:value-type="float">
            <text:p>774802,19</text:p>
          </table:table-cell>
          <table:table-cell office:value-type="float" office:value="770145" calcext:value-type="float">
            <text:p>770145</text:p>
          </table:table-cell>
          <table:table-cell office:value-type="float" office:value="762961" calcext:value-type="float">
            <text:p>762961</text:p>
          </table:table-cell>
          <table:table-cell office:value-type="float" office:value="761828" calcext:value-type="float">
            <text:p>761828</text:p>
          </table:table-cell>
          <table:table-cell office:value-type="float" office:value="765032" calcext:value-type="float">
            <text:p>765032</text:p>
          </table:table-cell>
          <table:table-cell office:value-type="float" office:value="768830" calcext:value-type="float">
            <text:p>768830</text:p>
          </table:table-cell>
          <table:table-cell office:value-type="float" office:value="770562" calcext:value-type="float">
            <text:p>770562</text:p>
          </table:table-cell>
          <table:table-cell/>
          <table:table-cell office:value-type="float" office:value="774802.1875" calcext:value-type="float">
            <text:p>774802,1875</text:p>
          </table:table-cell>
          <table:table-cell table:style-name="ce2" office:value-type="float" office:value="770145" calcext:value-type="float">
            <text:p>770145,0000</text:p>
          </table:table-cell>
          <table:table-cell table:style-name="ce2" office:value-type="float" office:value="762961" calcext:value-type="float">
            <text:p>762961,0000</text:p>
          </table:table-cell>
          <table:table-cell table:style-name="ce2" office:value-type="float" office:value="761828" calcext:value-type="float">
            <text:p>761828,0000</text:p>
          </table:table-cell>
          <table:table-cell/>
        </table:table-row>
        <table:table-row table:style-name="ro2">
          <table:table-cell office:value-type="float" office:value="774961.31" calcext:value-type="float">
            <text:p>774961,31</text:p>
          </table:table-cell>
          <table:table-cell office:value-type="float" office:value="773959" calcext:value-type="float">
            <text:p>773959</text:p>
          </table:table-cell>
          <table:table-cell office:value-type="float" office:value="765402" calcext:value-type="float">
            <text:p>765402</text:p>
          </table:table-cell>
          <table:table-cell office:value-type="float" office:value="771548" calcext:value-type="float">
            <text:p>771548</text:p>
          </table:table-cell>
          <table:table-cell office:value-type="float" office:value="764799" calcext:value-type="float">
            <text:p>764799</text:p>
          </table:table-cell>
          <table:table-cell office:value-type="float" office:value="767798" calcext:value-type="float">
            <text:p>767798</text:p>
          </table:table-cell>
          <table:table-cell office:value-type="float" office:value="766434" calcext:value-type="float">
            <text:p>766434</text:p>
          </table:table-cell>
          <table:table-cell/>
          <table:table-cell office:value-type="float" office:value="774961.3125" calcext:value-type="float">
            <text:p>774961,3125</text:p>
          </table:table-cell>
          <table:table-cell table:style-name="ce2" office:value-type="float" office:value="773959" calcext:value-type="float">
            <text:p>773959,0000</text:p>
          </table:table-cell>
          <table:table-cell table:style-name="ce2" office:value-type="float" office:value="765402" calcext:value-type="float">
            <text:p>765402,0000</text:p>
          </table:table-cell>
          <table:table-cell table:style-name="ce2" office:value-type="float" office:value="771548" calcext:value-type="float">
            <text:p>771548,0000</text:p>
          </table:table-cell>
          <table:table-cell/>
        </table:table-row>
        <table:table-row table:style-name="ro2">
          <table:table-cell office:value-type="float" office:value="114139" calcext:value-type="float">
            <text:p>114139</text:p>
          </table:table-cell>
          <table:table-cell office:value-type="float" office:value="112774" calcext:value-type="float">
            <text:p>112774</text:p>
          </table:table-cell>
          <table:table-cell office:value-type="float" office:value="113135" calcext:value-type="float">
            <text:p>113135</text:p>
          </table:table-cell>
          <table:table-cell office:value-type="float" office:value="112687" calcext:value-type="float">
            <text:p>112687</text:p>
          </table:table-cell>
          <table:table-cell office:value-type="float" office:value="112746" calcext:value-type="float">
            <text:p>112746</text:p>
          </table:table-cell>
          <table:table-cell office:value-type="float" office:value="111932" calcext:value-type="float">
            <text:p>111932</text:p>
          </table:table-cell>
          <table:table-cell office:value-type="float" office:value="113334" calcext:value-type="float">
            <text:p>113334</text:p>
          </table:table-cell>
          <table:table-cell/>
          <table:table-cell office:value-type="float" office:value="114139" calcext:value-type="float">
            <text:p>114139</text:p>
          </table:table-cell>
          <table:table-cell table:style-name="ce3" office:value-type="float" office:value="112774" calcext:value-type="float">
            <text:p>112774</text:p>
          </table:table-cell>
          <table:table-cell table:style-name="ce3" office:value-type="float" office:value="113135" calcext:value-type="float">
            <text:p>113135</text:p>
          </table:table-cell>
          <table:table-cell table:style-name="ce3" office:value-type="float" office:value="112687" calcext:value-type="float">
            <text:p>112687</text:p>
          </table:table-cell>
          <table:table-cell/>
        </table:table-row>
        <table:table-row table:style-name="ro2">
          <table:table-cell office:value-type="float" office:value="114092" calcext:value-type="float">
            <text:p>114092</text:p>
          </table:table-cell>
          <table:table-cell office:value-type="float" office:value="112590" calcext:value-type="float">
            <text:p>112590</text:p>
          </table:table-cell>
          <table:table-cell office:value-type="float" office:value="113110" calcext:value-type="float">
            <text:p>113110</text:p>
          </table:table-cell>
          <table:table-cell office:value-type="float" office:value="112731" calcext:value-type="float">
            <text:p>112731</text:p>
          </table:table-cell>
          <table:table-cell office:value-type="float" office:value="112680" calcext:value-type="float">
            <text:p>112680</text:p>
          </table:table-cell>
          <table:table-cell office:value-type="float" office:value="112054" calcext:value-type="float">
            <text:p>112054</text:p>
          </table:table-cell>
          <table:table-cell office:value-type="float" office:value="113164" calcext:value-type="float">
            <text:p>113164</text:p>
          </table:table-cell>
          <table:table-cell/>
          <table:table-cell office:value-type="float" office:value="114092" calcext:value-type="float">
            <text:p>114092</text:p>
          </table:table-cell>
          <table:table-cell table:style-name="ce3" office:value-type="float" office:value="112590" calcext:value-type="float">
            <text:p>112590</text:p>
          </table:table-cell>
          <table:table-cell table:style-name="ce3" office:value-type="float" office:value="113110" calcext:value-type="float">
            <text:p>113110</text:p>
          </table:table-cell>
          <table:table-cell table:style-name="ce3" office:value-type="float" office:value="112731" calcext:value-type="float">
            <text:p>112731</text:p>
          </table:table-cell>
          <table:table-cell/>
        </table:table-row>
        <table:table-row table:style-name="ro2">
          <table:table-cell office:value-type="float" office:value="114124" calcext:value-type="float">
            <text:p>114124</text:p>
          </table:table-cell>
          <table:table-cell office:value-type="float" office:value="112874" calcext:value-type="float">
            <text:p>112874</text:p>
          </table:table-cell>
          <table:table-cell office:value-type="float" office:value="112541" calcext:value-type="float">
            <text:p>112541</text:p>
          </table:table-cell>
          <table:table-cell office:value-type="float" office:value="112928" calcext:value-type="float">
            <text:p>112928</text:p>
          </table:table-cell>
          <table:table-cell office:value-type="float" office:value="112586" calcext:value-type="float">
            <text:p>112586</text:p>
          </table:table-cell>
          <table:table-cell office:value-type="float" office:value="112270" calcext:value-type="float">
            <text:p>112270</text:p>
          </table:table-cell>
          <table:table-cell office:value-type="float" office:value="113120" calcext:value-type="float">
            <text:p>113120</text:p>
          </table:table-cell>
          <table:table-cell/>
          <table:table-cell office:value-type="float" office:value="114124" calcext:value-type="float">
            <text:p>114124</text:p>
          </table:table-cell>
          <table:table-cell table:style-name="ce3" office:value-type="float" office:value="112874" calcext:value-type="float">
            <text:p>112874</text:p>
          </table:table-cell>
          <table:table-cell table:style-name="ce3" office:value-type="float" office:value="112541" calcext:value-type="float">
            <text:p>112541</text:p>
          </table:table-cell>
          <table:table-cell table:style-name="ce3" office:value-type="float" office:value="112928" calcext:value-type="float">
            <text:p>112928</text:p>
          </table:table-cell>
          <table:table-cell/>
        </table:table-row>
        <table:table-row table:style-name="ro2">
          <table:table-cell office:value-type="float" office:value="114203" calcext:value-type="float">
            <text:p>114203</text:p>
          </table:table-cell>
          <table:table-cell office:value-type="float" office:value="112437" calcext:value-type="float">
            <text:p>112437</text:p>
          </table:table-cell>
          <table:table-cell office:value-type="float" office:value="112646" calcext:value-type="float">
            <text:p>112646</text:p>
          </table:table-cell>
          <table:table-cell office:value-type="float" office:value="112540" calcext:value-type="float">
            <text:p>112540</text:p>
          </table:table-cell>
          <table:table-cell office:value-type="float" office:value="112502" calcext:value-type="float">
            <text:p>112502</text:p>
          </table:table-cell>
          <table:table-cell office:value-type="float" office:value="112032" calcext:value-type="float">
            <text:p>112032</text:p>
          </table:table-cell>
          <table:table-cell office:value-type="float" office:value="113508" calcext:value-type="float">
            <text:p>113508</text:p>
          </table:table-cell>
          <table:table-cell/>
          <table:table-cell office:value-type="float" office:value="114203" calcext:value-type="float">
            <text:p>114203</text:p>
          </table:table-cell>
          <table:table-cell table:style-name="ce3" office:value-type="float" office:value="112437" calcext:value-type="float">
            <text:p>112437</text:p>
          </table:table-cell>
          <table:table-cell table:style-name="ce3" office:value-type="float" office:value="112646" calcext:value-type="float">
            <text:p>112646</text:p>
          </table:table-cell>
          <table:table-cell table:style-name="ce3" office:value-type="float" office:value="112540" calcext:value-type="float">
            <text:p>112540</text:p>
          </table:table-cell>
          <table:table-cell/>
        </table:table-row>
        <table:table-row table:style-name="ro2">
          <table:table-cell office:value-type="float" office:value="114180" calcext:value-type="float">
            <text:p>114180</text:p>
          </table:table-cell>
          <table:table-cell office:value-type="float" office:value="112819" calcext:value-type="float">
            <text:p>112819</text:p>
          </table:table-cell>
          <table:table-cell office:value-type="float" office:value="113165" calcext:value-type="float">
            <text:p>113165</text:p>
          </table:table-cell>
          <table:table-cell office:value-type="float" office:value="112841" calcext:value-type="float">
            <text:p>112841</text:p>
          </table:table-cell>
          <table:table-cell office:value-type="float" office:value="112790" calcext:value-type="float">
            <text:p>112790</text:p>
          </table:table-cell>
          <table:table-cell office:value-type="float" office:value="112053" calcext:value-type="float">
            <text:p>112053</text:p>
          </table:table-cell>
          <table:table-cell office:value-type="float" office:value="113439" calcext:value-type="float">
            <text:p>113439</text:p>
          </table:table-cell>
          <table:table-cell/>
          <table:table-cell office:value-type="float" office:value="114180" calcext:value-type="float">
            <text:p>114180</text:p>
          </table:table-cell>
          <table:table-cell table:style-name="ce3" office:value-type="float" office:value="112819" calcext:value-type="float">
            <text:p>112819</text:p>
          </table:table-cell>
          <table:table-cell table:style-name="ce3" office:value-type="float" office:value="113165" calcext:value-type="float">
            <text:p>113165</text:p>
          </table:table-cell>
          <table:table-cell table:style-name="ce3" office:value-type="float" office:value="112841" calcext:value-type="float">
            <text:p>112841</text:p>
          </table:table-cell>
          <table:table-cell/>
        </table:table-row>
        <table:table-row table:style-name="ro2">
          <table:table-cell office:value-type="float" office:value="114252" calcext:value-type="float">
            <text:p>114252</text:p>
          </table:table-cell>
          <table:table-cell office:value-type="float" office:value="112540" calcext:value-type="float">
            <text:p>112540</text:p>
          </table:table-cell>
          <table:table-cell office:value-type="float" office:value="112863" calcext:value-type="float">
            <text:p>112863</text:p>
          </table:table-cell>
          <table:table-cell office:value-type="float" office:value="112918" calcext:value-type="float">
            <text:p>112918</text:p>
          </table:table-cell>
          <table:table-cell office:value-type="float" office:value="112698" calcext:value-type="float">
            <text:p>112698</text:p>
          </table:table-cell>
          <table:table-cell office:value-type="float" office:value="112148" calcext:value-type="float">
            <text:p>112148</text:p>
          </table:table-cell>
          <table:table-cell office:value-type="float" office:value="113189" calcext:value-type="float">
            <text:p>113189</text:p>
          </table:table-cell>
          <table:table-cell/>
          <table:table-cell office:value-type="float" office:value="114252" calcext:value-type="float">
            <text:p>114252</text:p>
          </table:table-cell>
          <table:table-cell table:style-name="ce3" office:value-type="float" office:value="112540" calcext:value-type="float">
            <text:p>112540</text:p>
          </table:table-cell>
          <table:table-cell table:style-name="ce3" office:value-type="float" office:value="112863" calcext:value-type="float">
            <text:p>112863</text:p>
          </table:table-cell>
          <table:table-cell table:style-name="ce3" office:value-type="float" office:value="112918" calcext:value-type="float">
            <text:p>112918</text:p>
          </table:table-cell>
          <table:table-cell/>
        </table:table-row>
        <table:table-row table:style-name="ro2">
          <table:table-cell office:value-type="float" office:value="114213" calcext:value-type="float">
            <text:p>114213</text:p>
          </table:table-cell>
          <table:table-cell office:value-type="float" office:value="112767" calcext:value-type="float">
            <text:p>112767</text:p>
          </table:table-cell>
          <table:table-cell office:value-type="float" office:value="112462" calcext:value-type="float">
            <text:p>112462</text:p>
          </table:table-cell>
          <table:table-cell office:value-type="float" office:value="113069" calcext:value-type="float">
            <text:p>113069</text:p>
          </table:table-cell>
          <table:table-cell office:value-type="float" office:value="112615" calcext:value-type="float">
            <text:p>112615</text:p>
          </table:table-cell>
          <table:table-cell office:value-type="float" office:value="112142" calcext:value-type="float">
            <text:p>112142</text:p>
          </table:table-cell>
          <table:table-cell office:value-type="float" office:value="113205" calcext:value-type="float">
            <text:p>113205</text:p>
          </table:table-cell>
          <table:table-cell/>
          <table:table-cell office:value-type="float" office:value="114213" calcext:value-type="float">
            <text:p>114213</text:p>
          </table:table-cell>
          <table:table-cell table:style-name="ce3" office:value-type="float" office:value="112767" calcext:value-type="float">
            <text:p>112767</text:p>
          </table:table-cell>
          <table:table-cell table:style-name="ce3" office:value-type="float" office:value="112462" calcext:value-type="float">
            <text:p>112462</text:p>
          </table:table-cell>
          <table:table-cell table:style-name="ce3" office:value-type="float" office:value="113069" calcext:value-type="float">
            <text:p>113069</text:p>
          </table:table-cell>
          <table:table-cell/>
        </table:table-row>
        <table:table-row table:style-name="ro2">
          <table:table-cell office:value-type="float" office:value="114378" calcext:value-type="float">
            <text:p>114378</text:p>
          </table:table-cell>
          <table:table-cell office:value-type="float" office:value="112920" calcext:value-type="float">
            <text:p>112920</text:p>
          </table:table-cell>
          <table:table-cell office:value-type="float" office:value="112917" calcext:value-type="float">
            <text:p>112917</text:p>
          </table:table-cell>
          <table:table-cell office:value-type="float" office:value="112933" calcext:value-type="float">
            <text:p>112933</text:p>
          </table:table-cell>
          <table:table-cell office:value-type="float" office:value="112851" calcext:value-type="float">
            <text:p>112851</text:p>
          </table:table-cell>
          <table:table-cell office:value-type="float" office:value="112452" calcext:value-type="float">
            <text:p>112452</text:p>
          </table:table-cell>
          <table:table-cell office:value-type="float" office:value="113462" calcext:value-type="float">
            <text:p>113462</text:p>
          </table:table-cell>
          <table:table-cell/>
          <table:table-cell office:value-type="float" office:value="114378" calcext:value-type="float">
            <text:p>114378</text:p>
          </table:table-cell>
          <table:table-cell table:style-name="ce3" office:value-type="float" office:value="112920" calcext:value-type="float">
            <text:p>112920</text:p>
          </table:table-cell>
          <table:table-cell table:style-name="ce3" office:value-type="float" office:value="112917" calcext:value-type="float">
            <text:p>112917</text:p>
          </table:table-cell>
          <table:table-cell table:style-name="ce3" office:value-type="float" office:value="112933" calcext:value-type="float">
            <text:p>112933</text:p>
          </table:table-cell>
          <table:table-cell/>
        </table:table-row>
        <table:table-row table:style-name="ro2">
          <table:table-cell office:value-type="float" office:value="114201" calcext:value-type="float">
            <text:p>114201</text:p>
          </table:table-cell>
          <table:table-cell office:value-type="float" office:value="112582" calcext:value-type="float">
            <text:p>112582</text:p>
          </table:table-cell>
          <table:table-cell office:value-type="float" office:value="112996" calcext:value-type="float">
            <text:p>112996</text:p>
          </table:table-cell>
          <table:table-cell office:value-type="float" office:value="112579" calcext:value-type="float">
            <text:p>112579</text:p>
          </table:table-cell>
          <table:table-cell office:value-type="float" office:value="112348" calcext:value-type="float">
            <text:p>112348</text:p>
          </table:table-cell>
          <table:table-cell office:value-type="float" office:value="112012" calcext:value-type="float">
            <text:p>112012</text:p>
          </table:table-cell>
          <table:table-cell office:value-type="float" office:value="113091" calcext:value-type="float">
            <text:p>113091</text:p>
          </table:table-cell>
          <table:table-cell/>
          <table:table-cell office:value-type="float" office:value="114201" calcext:value-type="float">
            <text:p>114201</text:p>
          </table:table-cell>
          <table:table-cell table:style-name="ce3" office:value-type="float" office:value="112582" calcext:value-type="float">
            <text:p>112582</text:p>
          </table:table-cell>
          <table:table-cell table:style-name="ce3" office:value-type="float" office:value="112996" calcext:value-type="float">
            <text:p>112996</text:p>
          </table:table-cell>
          <table:table-cell table:style-name="ce3" office:value-type="float" office:value="112579" calcext:value-type="float">
            <text:p>112579</text:p>
          </table:table-cell>
          <table:table-cell/>
        </table:table-row>
        <table:table-row table:style-name="ro2">
          <table:table-cell office:value-type="float" office:value="114191" calcext:value-type="float">
            <text:p>114191</text:p>
          </table:table-cell>
          <table:table-cell office:value-type="float" office:value="112894" calcext:value-type="float">
            <text:p>112894</text:p>
          </table:table-cell>
          <table:table-cell office:value-type="float" office:value="112977" calcext:value-type="float">
            <text:p>112977</text:p>
          </table:table-cell>
          <table:table-cell office:value-type="float" office:value="112659" calcext:value-type="float">
            <text:p>112659</text:p>
          </table:table-cell>
          <table:table-cell office:value-type="float" office:value="112931" calcext:value-type="float">
            <text:p>112931</text:p>
          </table:table-cell>
          <table:table-cell office:value-type="float" office:value="112477" calcext:value-type="float">
            <text:p>112477</text:p>
          </table:table-cell>
          <table:table-cell office:value-type="float" office:value="113479" calcext:value-type="float">
            <text:p>113479</text:p>
          </table:table-cell>
          <table:table-cell/>
          <table:table-cell office:value-type="float" office:value="114191" calcext:value-type="float">
            <text:p>114191</text:p>
          </table:table-cell>
          <table:table-cell table:style-name="ce3" office:value-type="float" office:value="112894" calcext:value-type="float">
            <text:p>112894</text:p>
          </table:table-cell>
          <table:table-cell table:style-name="ce3" office:value-type="float" office:value="112977" calcext:value-type="float">
            <text:p>112977</text:p>
          </table:table-cell>
          <table:table-cell table:style-name="ce3" office:value-type="float" office:value="112659" calcext:value-type="float">
            <text:p>112659</text:p>
          </table:table-cell>
          <table:table-cell/>
        </table:table-row>
        <table:table-row table:style-name="ro1" table:number-rows-repeated="16">
          <table:table-cell table:number-columns-repeated="8"/>
          <table:table-cell table:style-name="Default"/>
          <table:table-cell table:number-columns-repeated="4"/>
        </table:table-row>
        <table:table-row table:style-name="ro2">
          <table:table-cell table:number-columns-repeated="6"/>
          <table:table-cell table:number-columns-repeated="3" table:style-name="ce2" office:value-type="float" office:value="19587.1" calcext:value-type="float">
            <text:p>19587,1000</text:p>
          </table:table-cell>
          <table:table-cell table:number-columns-repeated="4"/>
        </table:table-row>
        <table:table-row table:style-name="ro2">
          <table:table-cell table:number-columns-repeated="6"/>
          <table:table-cell table:number-columns-repeated="3" table:style-name="ce2" office:value-type="float" office:value="19360.2" calcext:value-type="float">
            <text:p>19360,2000</text:p>
          </table:table-cell>
          <table:table-cell table:number-columns-repeated="4"/>
        </table:table-row>
        <table:table-row table:style-name="ro2">
          <table:table-cell table:number-columns-repeated="6"/>
          <table:table-cell table:number-columns-repeated="3" table:style-name="ce2" office:value-type="float" office:value="19366.7" calcext:value-type="float">
            <text:p>19366,7000</text:p>
          </table:table-cell>
          <table:table-cell table:number-columns-repeated="4"/>
        </table:table-row>
        <table:table-row table:style-name="ro2">
          <table:table-cell table:number-columns-repeated="6"/>
          <table:table-cell table:number-columns-repeated="3" table:style-name="ce2" office:value-type="float" office:value="19458.6" calcext:value-type="float">
            <text:p>19458,6000</text:p>
          </table:table-cell>
          <table:table-cell table:number-columns-repeated="4"/>
        </table:table-row>
        <table:table-row table:style-name="ro2">
          <table:table-cell table:number-columns-repeated="6"/>
          <table:table-cell table:number-columns-repeated="3" table:style-name="ce2" office:value-type="float" office:value="19422.1" calcext:value-type="float">
            <text:p>19422,1000</text:p>
          </table:table-cell>
          <table:table-cell table:number-columns-repeated="4"/>
        </table:table-row>
        <table:table-row table:style-name="ro2">
          <table:table-cell table:number-columns-repeated="6"/>
          <table:table-cell table:number-columns-repeated="3" table:style-name="ce2" office:value-type="float" office:value="19680.2" calcext:value-type="float">
            <text:p>19680,2000</text:p>
          </table:table-cell>
          <table:table-cell table:number-columns-repeated="4"/>
        </table:table-row>
        <table:table-row table:style-name="ro2">
          <table:table-cell table:number-columns-repeated="6"/>
          <table:table-cell table:number-columns-repeated="3" table:style-name="ce2" office:value-type="float" office:value="19331.4" calcext:value-type="float">
            <text:p>19331,4000</text:p>
          </table:table-cell>
          <table:table-cell table:number-columns-repeated="4"/>
        </table:table-row>
        <table:table-row table:style-name="ro2">
          <table:table-cell table:number-columns-repeated="6"/>
          <table:table-cell table:number-columns-repeated="3" table:style-name="ce2" office:value-type="float" office:value="19461.4" calcext:value-type="float">
            <text:p>19461,4000</text:p>
          </table:table-cell>
          <table:table-cell table:number-columns-repeated="4"/>
        </table:table-row>
        <table:table-row table:style-name="ro2">
          <table:table-cell table:number-columns-repeated="6"/>
          <table:table-cell table:number-columns-repeated="3" table:style-name="ce2" office:value-type="float" office:value="19477.3" calcext:value-type="float">
            <text:p>19477,3000</text:p>
          </table:table-cell>
          <table:table-cell table:number-columns-repeated="4"/>
        </table:table-row>
        <table:table-row table:style-name="ro2">
          <table:table-cell table:number-columns-repeated="6"/>
          <table:table-cell table:number-columns-repeated="3" table:style-name="ce2" office:value-type="float" office:value="19604.8" calcext:value-type="float">
            <text:p>19604,8000</text:p>
          </table:table-cell>
          <table:table-cell table:number-columns-repeated="4"/>
        </table:table-row>
        <table:table-row table:style-name="ro2">
          <table:table-cell table:number-columns-repeated="6"/>
          <table:table-cell table:style-name="ce2" office:value-type="float" office:value="761787" calcext:value-type="float">
            <text:p>761787,0000</text:p>
          </table:table-cell>
          <table:table-cell table:style-name="ce2" office:value-type="float" office:value="758166" calcext:value-type="float">
            <text:p>758166,0000</text:p>
          </table:table-cell>
          <table:table-cell table:style-name="ce2" office:value-type="float" office:value="763462" calcext:value-type="float">
            <text:p>763462,0000</text:p>
          </table:table-cell>
          <table:table-cell table:number-columns-repeated="4"/>
        </table:table-row>
        <table:table-row table:style-name="ro2">
          <table:table-cell table:number-columns-repeated="6"/>
          <table:table-cell table:style-name="ce2" office:value-type="float" office:value="774782" calcext:value-type="float">
            <text:p>774782,0000</text:p>
          </table:table-cell>
          <table:table-cell table:style-name="ce2" office:value-type="float" office:value="762255" calcext:value-type="float">
            <text:p>762255,0000</text:p>
          </table:table-cell>
          <table:table-cell table:style-name="ce2" office:value-type="float" office:value="772275" calcext:value-type="float">
            <text:p>772275,0000</text:p>
          </table:table-cell>
          <table:table-cell table:number-columns-repeated="4"/>
        </table:table-row>
        <table:table-row table:style-name="ro2">
          <table:table-cell table:number-columns-repeated="6"/>
          <table:table-cell table:style-name="ce2" office:value-type="float" office:value="772620" calcext:value-type="float">
            <text:p>772620,0000</text:p>
          </table:table-cell>
          <table:table-cell table:style-name="ce2" office:value-type="float" office:value="774668" calcext:value-type="float">
            <text:p>774668,0000</text:p>
          </table:table-cell>
          <table:table-cell table:style-name="ce2" office:value-type="float" office:value="768366" calcext:value-type="float">
            <text:p>768366,0000</text:p>
          </table:table-cell>
          <table:table-cell table:number-columns-repeated="4"/>
        </table:table-row>
        <table:table-row table:style-name="ro2">
          <table:table-cell table:number-columns-repeated="6"/>
          <table:table-cell table:style-name="ce2" office:value-type="float" office:value="774821" calcext:value-type="float">
            <text:p>774821,0000</text:p>
          </table:table-cell>
          <table:table-cell table:style-name="ce2" office:value-type="float" office:value="764028" calcext:value-type="float">
            <text:p>764028,0000</text:p>
          </table:table-cell>
          <table:table-cell table:style-name="ce2" office:value-type="float" office:value="771515" calcext:value-type="float">
            <text:p>771515,0000</text:p>
          </table:table-cell>
          <table:table-cell table:number-columns-repeated="4"/>
        </table:table-row>
        <table:table-row table:style-name="ro2">
          <table:table-cell table:number-columns-repeated="6"/>
          <table:table-cell table:style-name="ce2" office:value-type="float" office:value="765608" calcext:value-type="float">
            <text:p>765608,0000</text:p>
          </table:table-cell>
          <table:table-cell table:style-name="ce2" office:value-type="float" office:value="763078" calcext:value-type="float">
            <text:p>763078,0000</text:p>
          </table:table-cell>
          <table:table-cell table:style-name="ce2" office:value-type="float" office:value="773229" calcext:value-type="float">
            <text:p>773229,0000</text:p>
          </table:table-cell>
          <table:table-cell table:number-columns-repeated="4"/>
        </table:table-row>
        <table:table-row table:style-name="ro2">
          <table:table-cell table:number-columns-repeated="6"/>
          <table:table-cell table:style-name="ce2" office:value-type="float" office:value="768277" calcext:value-type="float">
            <text:p>768277,0000</text:p>
          </table:table-cell>
          <table:table-cell table:style-name="ce2" office:value-type="float" office:value="766400" calcext:value-type="float">
            <text:p>766400,0000</text:p>
          </table:table-cell>
          <table:table-cell table:style-name="ce2" office:value-type="float" office:value="765215" calcext:value-type="float">
            <text:p>765215,0000</text:p>
          </table:table-cell>
          <table:table-cell table:number-columns-repeated="4"/>
        </table:table-row>
        <table:table-row table:style-name="ro2">
          <table:table-cell table:number-columns-repeated="6"/>
          <table:table-cell table:style-name="ce2" office:value-type="float" office:value="764203" calcext:value-type="float">
            <text:p>764203,0000</text:p>
          </table:table-cell>
          <table:table-cell table:style-name="ce2" office:value-type="float" office:value="766893" calcext:value-type="float">
            <text:p>766893,0000</text:p>
          </table:table-cell>
          <table:table-cell table:style-name="ce2" office:value-type="float" office:value="768267" calcext:value-type="float">
            <text:p>768267,0000</text:p>
          </table:table-cell>
          <table:table-cell table:number-columns-repeated="4"/>
        </table:table-row>
        <table:table-row table:style-name="ro2">
          <table:table-cell table:number-columns-repeated="6"/>
          <table:table-cell table:style-name="ce2" office:value-type="float" office:value="769304" calcext:value-type="float">
            <text:p>769304,0000</text:p>
          </table:table-cell>
          <table:table-cell table:style-name="ce2" office:value-type="float" office:value="764302" calcext:value-type="float">
            <text:p>764302,0000</text:p>
          </table:table-cell>
          <table:table-cell table:style-name="ce2" office:value-type="float" office:value="773702" calcext:value-type="float">
            <text:p>773702,0000</text:p>
          </table:table-cell>
          <table:table-cell table:number-columns-repeated="4"/>
        </table:table-row>
        <table:table-row table:style-name="ro2">
          <table:table-cell table:number-columns-repeated="6"/>
          <table:table-cell table:style-name="ce2" office:value-type="float" office:value="770145" calcext:value-type="float">
            <text:p>770145,0000</text:p>
          </table:table-cell>
          <table:table-cell table:style-name="ce2" office:value-type="float" office:value="762961" calcext:value-type="float">
            <text:p>762961,0000</text:p>
          </table:table-cell>
          <table:table-cell table:style-name="ce2" office:value-type="float" office:value="761828" calcext:value-type="float">
            <text:p>761828,0000</text:p>
          </table:table-cell>
          <table:table-cell table:number-columns-repeated="4"/>
        </table:table-row>
        <table:table-row table:style-name="ro2">
          <table:table-cell table:number-columns-repeated="6"/>
          <table:table-cell table:style-name="ce2" office:value-type="float" office:value="773959" calcext:value-type="float">
            <text:p>773959,0000</text:p>
          </table:table-cell>
          <table:table-cell table:style-name="ce2" office:value-type="float" office:value="765402" calcext:value-type="float">
            <text:p>765402,0000</text:p>
          </table:table-cell>
          <table:table-cell table:style-name="ce2" office:value-type="float" office:value="771548" calcext:value-type="float">
            <text:p>771548,0000</text:p>
          </table:table-cell>
          <table:table-cell table:number-columns-repeated="4"/>
        </table:table-row>
        <table:table-row table:style-name="ro2">
          <table:table-cell table:number-columns-repeated="6"/>
          <table:table-cell table:style-name="ce3" office:value-type="float" office:value="112774" calcext:value-type="float">
            <text:p>112774</text:p>
          </table:table-cell>
          <table:table-cell table:style-name="ce3" office:value-type="float" office:value="113135" calcext:value-type="float">
            <text:p>113135</text:p>
          </table:table-cell>
          <table:table-cell table:style-name="ce3" office:value-type="float" office:value="112687" calcext:value-type="float">
            <text:p>112687</text:p>
          </table:table-cell>
          <table:table-cell table:number-columns-repeated="4"/>
        </table:table-row>
        <table:table-row table:style-name="ro2">
          <table:table-cell table:number-columns-repeated="6"/>
          <table:table-cell table:style-name="ce3" office:value-type="float" office:value="112590" calcext:value-type="float">
            <text:p>112590</text:p>
          </table:table-cell>
          <table:table-cell table:style-name="ce3" office:value-type="float" office:value="113110" calcext:value-type="float">
            <text:p>113110</text:p>
          </table:table-cell>
          <table:table-cell table:style-name="ce3" office:value-type="float" office:value="112731" calcext:value-type="float">
            <text:p>112731</text:p>
          </table:table-cell>
          <table:table-cell table:number-columns-repeated="4"/>
        </table:table-row>
        <table:table-row table:style-name="ro2">
          <table:table-cell table:number-columns-repeated="6"/>
          <table:table-cell table:style-name="ce3" office:value-type="float" office:value="112874" calcext:value-type="float">
            <text:p>112874</text:p>
          </table:table-cell>
          <table:table-cell table:style-name="ce3" office:value-type="float" office:value="112541" calcext:value-type="float">
            <text:p>112541</text:p>
          </table:table-cell>
          <table:table-cell table:style-name="ce3" office:value-type="float" office:value="112928" calcext:value-type="float">
            <text:p>112928</text:p>
          </table:table-cell>
          <table:table-cell table:number-columns-repeated="4"/>
        </table:table-row>
        <table:table-row table:style-name="ro2">
          <table:table-cell table:number-columns-repeated="6"/>
          <table:table-cell table:style-name="ce3" office:value-type="float" office:value="112437" calcext:value-type="float">
            <text:p>112437</text:p>
          </table:table-cell>
          <table:table-cell table:style-name="ce3" office:value-type="float" office:value="112646" calcext:value-type="float">
            <text:p>112646</text:p>
          </table:table-cell>
          <table:table-cell table:style-name="ce3" office:value-type="float" office:value="112540" calcext:value-type="float">
            <text:p>112540</text:p>
          </table:table-cell>
          <table:table-cell table:number-columns-repeated="4"/>
        </table:table-row>
        <table:table-row table:style-name="ro2">
          <table:table-cell table:number-columns-repeated="6"/>
          <table:table-cell table:style-name="ce3" office:value-type="float" office:value="112819" calcext:value-type="float">
            <text:p>112819</text:p>
          </table:table-cell>
          <table:table-cell table:style-name="ce3" office:value-type="float" office:value="113165" calcext:value-type="float">
            <text:p>113165</text:p>
          </table:table-cell>
          <table:table-cell table:style-name="ce3" office:value-type="float" office:value="112841" calcext:value-type="float">
            <text:p>112841</text:p>
          </table:table-cell>
          <table:table-cell table:number-columns-repeated="4"/>
        </table:table-row>
        <table:table-row table:style-name="ro2">
          <table:table-cell table:number-columns-repeated="6"/>
          <table:table-cell table:style-name="ce3" office:value-type="float" office:value="112540" calcext:value-type="float">
            <text:p>112540</text:p>
          </table:table-cell>
          <table:table-cell table:style-name="ce3" office:value-type="float" office:value="112863" calcext:value-type="float">
            <text:p>112863</text:p>
          </table:table-cell>
          <table:table-cell table:style-name="ce3" office:value-type="float" office:value="112918" calcext:value-type="float">
            <text:p>112918</text:p>
          </table:table-cell>
          <table:table-cell table:number-columns-repeated="4"/>
        </table:table-row>
        <table:table-row table:style-name="ro2">
          <table:table-cell table:number-columns-repeated="6"/>
          <table:table-cell table:style-name="ce3" office:value-type="float" office:value="112767" calcext:value-type="float">
            <text:p>112767</text:p>
          </table:table-cell>
          <table:table-cell table:style-name="ce3" office:value-type="float" office:value="112462" calcext:value-type="float">
            <text:p>112462</text:p>
          </table:table-cell>
          <table:table-cell table:style-name="ce3" office:value-type="float" office:value="113069" calcext:value-type="float">
            <text:p>113069</text:p>
          </table:table-cell>
          <table:table-cell table:number-columns-repeated="4"/>
        </table:table-row>
        <table:table-row table:style-name="ro2">
          <table:table-cell table:number-columns-repeated="6"/>
          <table:table-cell table:style-name="ce3" office:value-type="float" office:value="112920" calcext:value-type="float">
            <text:p>112920</text:p>
          </table:table-cell>
          <table:table-cell table:style-name="ce3" office:value-type="float" office:value="112917" calcext:value-type="float">
            <text:p>112917</text:p>
          </table:table-cell>
          <table:table-cell table:style-name="ce3" office:value-type="float" office:value="112933" calcext:value-type="float">
            <text:p>112933</text:p>
          </table:table-cell>
          <table:table-cell table:number-columns-repeated="4"/>
        </table:table-row>
        <table:table-row table:style-name="ro2">
          <table:table-cell table:number-columns-repeated="6"/>
          <table:table-cell table:style-name="ce3" office:value-type="float" office:value="112582" calcext:value-type="float">
            <text:p>112582</text:p>
          </table:table-cell>
          <table:table-cell table:style-name="ce3" office:value-type="float" office:value="112996" calcext:value-type="float">
            <text:p>112996</text:p>
          </table:table-cell>
          <table:table-cell table:style-name="ce3" office:value-type="float" office:value="112579" calcext:value-type="float">
            <text:p>112579</text:p>
          </table:table-cell>
          <table:table-cell table:number-columns-repeated="4"/>
        </table:table-row>
        <table:table-row table:style-name="ro2">
          <table:table-cell table:number-columns-repeated="6"/>
          <table:table-cell table:style-name="ce3" office:value-type="float" office:value="112894" calcext:value-type="float">
            <text:p>112894</text:p>
          </table:table-cell>
          <table:table-cell table:style-name="ce3" office:value-type="float" office:value="112977" calcext:value-type="float">
            <text:p>112977</text:p>
          </table:table-cell>
          <table:table-cell table:style-name="ce3" office:value-type="float" office:value="112659" calcext:value-type="float">
            <text:p>112659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5P0" style:volatile="true">
      <number:number number:decimal-places="0" loext:min-decimal-places="0" number:min-integer-digits="1" number:grouping="true"/>
      <number:text> €</number:text>
    </number:number-style>
    <number:number-style style:name="N105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5P0"/>
    </number:number-style>
    <number:number-style style:name="N106P0" style:volatile="true">
      <number:number number:decimal-places="0" loext:min-decimal-places="0" number:min-integer-digits="1" number:grouping="true"/>
      <number:text> €</number:text>
    </number:number-style>
    <number:number-style style:name="N106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6P0"/>
    </number:number-style>
    <number:number-style style:name="N108P0" style:volatile="true">
      <number:number number:decimal-places="2" loext:min-decimal-places="2" number:min-integer-digits="1" number:grouping="true"/>
      <number:text> €</number:text>
    </number:number-style>
    <number:number-style style:name="N108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loext:min-decimal-places="0" number:min-integer-digits="1" number:grouping="true"/>
    </number:number-style>
    <number:number-style style:name="N110">
      <number:text>-</number:text>
      <number:number number:decimal-places="0" loext:min-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loext:min-decimal-places="2" number:min-integer-digits="1" number:grouping="true"/>
    </number:number-style>
    <number:number-style style:name="N112">
      <number:text>-</number:text>
      <number:number number:decimal-places="2" loext:min-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7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7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7P2" style:volatile="true">
      <loext:text> </loext:text>
      <loext:fill-character> </loext:fill-character>
      <number:text>-   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1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1P2" style:volatile="true">
      <loext:text> </loext:text>
      <loext:fill-character> </loext:fill-character>
      <number:text>- €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5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5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9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9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5P0" style:volatile="true">
      <number:text>Sí</number:text>
    </number:number-style>
    <number:number-style style:name="N135P1" style:volatile="true">
      <number:text>Sí</number:text>
    </number:number-style>
    <number:number-style style:name="N135">
      <number:text>No</number:text>
      <style:map style:condition="value()&gt;0" style:apply-style-name="N135P0"/>
      <style:map style:condition="value()&lt;0" style:apply-style-name="N135P1"/>
    </number:number-style>
    <number:number-style style:name="N137P0" style:volatile="true">
      <number:text>Verdadero</number:text>
    </number:number-style>
    <number:number-style style:name="N137P1" style:volatile="true">
      <number:text>Verdadero</number:text>
    </number:number-style>
    <number:number-style style:name="N137">
      <number:text>Falso</number:text>
      <style:map style:condition="value()&gt;0" style:apply-style-name="N137P0"/>
      <style:map style:condition="value()&lt;0" style:apply-style-name="N137P1"/>
    </number:number-style>
    <number:number-style style:name="N139P0" style:volatile="true">
      <number:text>Activado</number:text>
    </number:number-style>
    <number:number-style style:name="N139P1" style:volatile="true">
      <number:text>Activado</number:text>
    </number:number-style>
    <number:number-style style:name="N139">
      <number:text>Desactivado</number:text>
      <style:map style:condition="value()&gt;0" style:apply-style-name="N139P0"/>
      <style:map style:condition="value()&lt;0" style:apply-style-name="N139P1"/>
    </number:number-style>
    <number:currency-style style:name="N141P0" style:volatile="true">
      <number:currency-symbol number:language="es" number:country="ES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41">
      <style:text-properties fo:color="#ff0000"/>
      <number:text>(</number:text>
      <number:currency-symbol number:language="es" number:country="ES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41P0"/>
    </number:currency-style>
    <number:number-style style:name="N142">
      <number:number number:decimal-places="4" loext:min-decimal-places="4" number:min-integer-digits="1"/>
    </number:number-style>
    <number:number-style style:name="N143">
      <number:number number:decimal-places="1" loext:min-decimal-places="1" number:min-integer-digits="1"/>
    </number:number-style>
    <number:number-style style:name="N144">
      <number:number number:decimal-places="3" loext:min-decimal-places="3" number:min-integer-digits="1"/>
    </number:number-style>
    <number:number-style style:name="N145">
      <number:number number:decimal-places="5" loext:min-decimal-places="5" number:min-integer-digits="1"/>
    </number:number-style>
    <number:number-style style:name="N146">
      <number:number number:decimal-places="6" loext:min-decimal-places="6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Normal" style:display-name="Excel Built-in Norm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6">00/00/0000</text:date>, <text:time style:data-style-name="N2" text:time-value="20:49:10.848374858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13T00:06:42.035319537</meta:creation-date>
    <dc:date>2020-04-26T20:59:43.308495964</dc:date>
    <meta:editing-duration>PT3H21M12S</meta:editing-duration>
    <meta:editing-cycles>7</meta:editing-cycles>
    <meta:generator>LibreOffice/6.3.5.2$Linux_X86_64 LibreOffice_project/30$Build-2</meta:generator>
    <meta:document-statistic meta:table-count="1" meta:cell-count="616" meta:object-count="11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443cm" svg:y="0.316cm" chart:style-name="ch2">
          <text:p>Comparación Desviación</text:p>
        </chart:title>
        <chart:legend chart:legend-position="end" svg:x="13.552cm" svg:y="4.201cm" style:legend-expansion="high" chart:style-name="ch3"/>
        <chart:plot-area chart:style-name="ch4" table:cell-range-address="Hoja1.B3:Hoja1.C12" chart:data-source-has-labels="both" svg:x="1.331cm" svg:y="1.275cm" svg:width="11.901cm" svg:height="6.564cm">
          <chartooo:coordinate-region svg:x="2.058cm" svg:y="1.275cm" svg:width="11.174cm" svg:height="4.169cm"/>
          <chart:axis chart:dimension="x" chart:name="primary-x" chart:style-name="ch5" chartooo:axis-type="auto">
            <chartooo:date-scale/>
            <chart:title svg:x="6.536cm" svg:y="8.019cm" chart:style-name="ch6">
              <text:p>Algoritmo</text:p>
            </chart:title>
            <chart:categories table:cell-range-address="Hoja1.B4:Hoja1.B12"/>
          </chart:axis>
          <chart:axis chart:dimension="y" chart:name="primary-y" chart:style-name="ch7">
            <chart:title svg:x="0.451cm" svg:y="5.421cm" chart:style-name="ch8">
              <text:p>Desviación</text:p>
            </chart:title>
            <chart:grid chart:style-name="ch9" chart:class="major"/>
          </chart:axis>
          <chart:series chart:style-name="ch10" chart:values-cell-range-address="Hoja1.C4:Hoja1.C12" chart:label-cell-address="Hoja1.C3:Hoja1.C3" chart:class="chart:bar"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sviación</text:p>
                <draw:g>
                  <svg:desc>Hoja1.C3:Hoja1.C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Greedy</text:p>
                <draw:g>
                  <svg:desc>Hoja1.B4:Hoja1.B12</svg:desc>
                </draw:g>
              </table:table-cell>
              <table:table-cell office:value-type="float" office:value="1.37">
                <text:p>1.37</text:p>
                <draw:g>
                  <svg:desc>Hoja1.C4:Hoja1.C12</svg:desc>
                </draw:g>
              </table:table-cell>
            </table:table-row>
            <table:table-row>
              <table:table-cell office:value-type="string">
                <text:p>BL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string">
                <text:p>AGG-posición</text:p>
              </table:table-cell>
              <table:table-cell office:value-type="float" office:value="2.34">
                <text:p>2.34</text:p>
              </table:table-cell>
            </table:table-row>
            <table:table-row>
              <table:table-cell office:value-type="string">
                <text:p>AGG-uniforme</text:p>
              </table:table-cell>
              <table:table-cell office:value-type="float" office:value="2.53">
                <text:p>2.53</text:p>
              </table:table-cell>
            </table:table-row>
            <table:table-row>
              <table:table-cell office:value-type="string">
                <text:p>AGE-posición</text:p>
              </table:table-cell>
              <table:table-cell office:value-type="float" office:value="2.07">
                <text:p>2.07</text:p>
              </table:table-cell>
            </table:table-row>
            <table:table-row>
              <table:table-cell office:value-type="string">
                <text:p>AGE-uniforme</text:p>
              </table:table-cell>
              <table:table-cell office:value-type="float" office:value="1.42">
                <text:p>1.42</text:p>
              </table:table-cell>
            </table:table-row>
            <table:table-row>
              <table:table-cell office:value-type="string">
                <text:p>AM-(10,1.0)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string">
                <text:p>AM-(10,0.1)</text:p>
              </table:table-cell>
              <table:table-cell office:value-type="float" office:value="0.89">
                <text:p>0.89</text:p>
              </table:table-cell>
            </table:table-row>
            <table:table-row>
              <table:table-cell office:value-type="string">
                <text:p>AM-(10,0.1mej)</text:p>
              </table:table-cell>
              <table:table-cell office:value-type="float" office:value="0.74">
                <text:p>0.7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10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202cm" svg:y="0.316cm" chart:style-name="ch2">
          <text:p>MDG-b</text:p>
        </chart:title>
        <chart:legend chart:legend-position="end" svg:x="12.301cm" svg:y="2.707cm" style:legend-expansion="high" chart:style-name="ch3"/>
        <chart:plot-area chart:style-name="ch4" table:cell-range-address="Hoja1.A42:Hoja1.G42 Hoja1.A53:Hoja1.G62" chart:data-source-has-labels="row" svg:x="1.331cm" svg:y="1.275cm" svg:width="10.65cm" svg:height="6.564cm">
          <chartooo:coordinate-region svg:x="2.693cm" svg:y="1.474cm" svg:width="9.101cm" svg:height="5.718cm"/>
          <chart:axis chart:dimension="x" chart:name="primary-x" chart:style-name="ch5">
            <chart:title svg:x="5.951cm" svg:y="8.019cm" chart:style-name="ch6">
              <text:p>Instancia</text:p>
            </chart:title>
          </chart:axis>
          <chart:axis chart:dimension="y" chart:name="primary-y" chart:style-name="ch5">
            <chart:title svg:x="0.451cm" svg:y="5.038cm" chart:style-name="ch7">
              <text:p>Coste</text:p>
            </chart:title>
            <chart:grid chart:style-name="ch8" chart:class="major"/>
          </chart:axis>
          <chart:series chart:style-name="ch9" chart:values-cell-range-address="Hoja1.A53:Hoja1.A62" chart:label-cell-address="Hoja1.A42:Hoja1.A42" chart:class="chart:line">
            <chart:data-point chart:repeated="10"/>
          </chart:series>
          <chart:series chart:style-name="ch10" chart:values-cell-range-address="Hoja1.B53:Hoja1.B62" chart:label-cell-address="Hoja1.B42:Hoja1.B42" chart:class="chart:line">
            <chart:data-point chart:repeated="10"/>
          </chart:series>
          <chart:series chart:style-name="ch11" chart:values-cell-range-address="Hoja1.C53:Hoja1.C62" chart:label-cell-address="Hoja1.C42:Hoja1.C42" chart:class="chart:line">
            <chart:data-point chart:repeated="10"/>
          </chart:series>
          <chart:series chart:style-name="ch12" chart:values-cell-range-address="Hoja1.D53:Hoja1.D62" chart:label-cell-address="Hoja1.D42:Hoja1.D42" chart:class="chart:line">
            <chart:data-point chart:repeated="10"/>
          </chart:series>
          <chart:series chart:style-name="ch13" chart:values-cell-range-address="Hoja1.E53:Hoja1.E62" chart:label-cell-address="Hoja1.E42:Hoja1.E42" chart:class="chart:line">
            <chart:data-point chart:repeated="10"/>
          </chart:series>
          <chart:series chart:style-name="ch14" chart:values-cell-range-address="Hoja1.F53:Hoja1.F62" chart:label-cell-address="Hoja1.F42:Hoja1.F42" chart:class="chart:line">
            <chart:data-point chart:repeated="10"/>
          </chart:series>
          <chart:series chart:style-name="ch15" chart:values-cell-range-address="Hoja1.G53:Hoja1.G62" chart:label-cell-address="Hoja1.G42:Hoja1.G42" chart:class="chart:line">
            <chart:data-point chart:repeated="10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jor Coste</text:p>
                <draw:g>
                  <svg:desc>Hoja1.A42:Hoja1.A42</svg:desc>
                </draw:g>
              </table:table-cell>
              <table:table-cell office:value-type="string">
                <text:p>AM-(10,1.0)</text:p>
                <draw:g>
                  <svg:desc>Hoja1.B42:Hoja1.B42</svg:desc>
                </draw:g>
              </table:table-cell>
              <table:table-cell office:value-type="string">
                <text:p>AM-(10,0.1)</text:p>
                <draw:g>
                  <svg:desc>Hoja1.C42:Hoja1.C42</svg:desc>
                </draw:g>
              </table:table-cell>
              <table:table-cell office:value-type="string">
                <text:p>AM-(10,0.1mej)</text:p>
                <draw:g>
                  <svg:desc>Hoja1.D42:Hoja1.D42</svg:desc>
                </draw:g>
              </table:table-cell>
              <table:table-cell office:value-type="string">
                <text:p>AM-(Greedy1)</text:p>
                <draw:g>
                  <svg:desc>Hoja1.E42:Hoja1.E42</svg:desc>
                </draw:g>
              </table:table-cell>
              <table:table-cell office:value-type="string">
                <text:p>AM-(Greedy2)</text:p>
                <draw:g>
                  <svg:desc>Hoja1.F42:Hoja1.F42</svg:desc>
                </draw:g>
              </table:table-cell>
              <table:table-cell office:value-type="string">
                <text:p>AM-(Worst)</text:p>
                <draw:g>
                  <svg:desc>Hoja1.G42:Hoja1.G4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78030.62">
                <text:p>778030.62</text:p>
                <draw:g>
                  <svg:desc>Hoja1.A53:Hoja1.A62</svg:desc>
                </draw:g>
              </table:table-cell>
              <table:table-cell office:value-type="float" office:value="761787">
                <text:p>761787</text:p>
                <draw:g>
                  <svg:desc>Hoja1.B53:Hoja1.B62</svg:desc>
                </draw:g>
              </table:table-cell>
              <table:table-cell office:value-type="float" office:value="758166">
                <text:p>758166</text:p>
                <draw:g>
                  <svg:desc>Hoja1.C53:Hoja1.C62</svg:desc>
                </draw:g>
              </table:table-cell>
              <table:table-cell office:value-type="float" office:value="763462">
                <text:p>763462</text:p>
                <draw:g>
                  <svg:desc>Hoja1.D53:Hoja1.D62</svg:desc>
                </draw:g>
              </table:table-cell>
              <table:table-cell office:value-type="float" office:value="766611">
                <text:p>766611</text:p>
                <draw:g>
                  <svg:desc>Hoja1.E53:Hoja1.E62</svg:desc>
                </draw:g>
              </table:table-cell>
              <table:table-cell office:value-type="float" office:value="767828">
                <text:p>767828</text:p>
                <draw:g>
                  <svg:desc>Hoja1.F53:Hoja1.F62</svg:desc>
                </draw:g>
              </table:table-cell>
              <table:table-cell office:value-type="float" office:value="768717">
                <text:p>768717</text:p>
                <draw:g>
                  <svg:desc>Hoja1.G53:Hoja1.G6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79963.69">
                <text:p>779963.69</text:p>
              </table:table-cell>
              <table:table-cell office:value-type="float" office:value="774782">
                <text:p>774782</text:p>
              </table:table-cell>
              <table:table-cell office:value-type="float" office:value="762255">
                <text:p>762255</text:p>
              </table:table-cell>
              <table:table-cell office:value-type="float" office:value="772275">
                <text:p>772275</text:p>
              </table:table-cell>
              <table:table-cell office:value-type="float" office:value="762531">
                <text:p>762531</text:p>
              </table:table-cell>
              <table:table-cell office:value-type="float" office:value="766806">
                <text:p>766806</text:p>
              </table:table-cell>
              <table:table-cell office:value-type="float" office:value="764921">
                <text:p>76492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76768.44">
                <text:p>776768.44</text:p>
              </table:table-cell>
              <table:table-cell office:value-type="float" office:value="772620">
                <text:p>772620</text:p>
              </table:table-cell>
              <table:table-cell office:value-type="float" office:value="774668">
                <text:p>774668</text:p>
              </table:table-cell>
              <table:table-cell office:value-type="float" office:value="768366">
                <text:p>768366</text:p>
              </table:table-cell>
              <table:table-cell office:value-type="float" office:value="774819">
                <text:p>774819</text:p>
              </table:table-cell>
              <table:table-cell office:value-type="float" office:value="770896">
                <text:p>770896</text:p>
              </table:table-cell>
              <table:table-cell office:value-type="float" office:value="773699">
                <text:p>7736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75394.62">
                <text:p>775394.62</text:p>
              </table:table-cell>
              <table:table-cell office:value-type="float" office:value="774821">
                <text:p>774821</text:p>
              </table:table-cell>
              <table:table-cell office:value-type="float" office:value="764028">
                <text:p>764028</text:p>
              </table:table-cell>
              <table:table-cell office:value-type="float" office:value="771515">
                <text:p>771515</text:p>
              </table:table-cell>
              <table:table-cell office:value-type="float" office:value="767390">
                <text:p>767390</text:p>
              </table:table-cell>
              <table:table-cell office:value-type="float" office:value="767084">
                <text:p>767084</text:p>
              </table:table-cell>
              <table:table-cell office:value-type="float" office:value="770724">
                <text:p>7707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75611.06">
                <text:p>775611.06</text:p>
              </table:table-cell>
              <table:table-cell office:value-type="float" office:value="765608">
                <text:p>765608</text:p>
              </table:table-cell>
              <table:table-cell office:value-type="float" office:value="763078">
                <text:p>763078</text:p>
              </table:table-cell>
              <table:table-cell office:value-type="float" office:value="773229">
                <text:p>773229</text:p>
              </table:table-cell>
              <table:table-cell office:value-type="float" office:value="769639">
                <text:p>769639</text:p>
              </table:table-cell>
              <table:table-cell office:value-type="float" office:value="767524">
                <text:p>767524</text:p>
              </table:table-cell>
              <table:table-cell office:value-type="float" office:value="774024">
                <text:p>77402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75153.69">
                <text:p>775153.69</text:p>
              </table:table-cell>
              <table:table-cell office:value-type="float" office:value="768277">
                <text:p>768277</text:p>
              </table:table-cell>
              <table:table-cell office:value-type="float" office:value="766400">
                <text:p>766400</text:p>
              </table:table-cell>
              <table:table-cell office:value-type="float" office:value="765215">
                <text:p>765215</text:p>
              </table:table-cell>
              <table:table-cell office:value-type="float" office:value="768731">
                <text:p>768731</text:p>
              </table:table-cell>
              <table:table-cell office:value-type="float" office:value="769179">
                <text:p>769179</text:p>
              </table:table-cell>
              <table:table-cell office:value-type="float" office:value="768685">
                <text:p>76868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77232.87">
                <text:p>777232.87</text:p>
              </table:table-cell>
              <table:table-cell office:value-type="float" office:value="764203">
                <text:p>764203</text:p>
              </table:table-cell>
              <table:table-cell office:value-type="float" office:value="766893">
                <text:p>766893</text:p>
              </table:table-cell>
              <table:table-cell office:value-type="float" office:value="768267">
                <text:p>768267</text:p>
              </table:table-cell>
              <table:table-cell office:value-type="float" office:value="765342">
                <text:p>765342</text:p>
              </table:table-cell>
              <table:table-cell office:value-type="float" office:value="766411">
                <text:p>766411</text:p>
              </table:table-cell>
              <table:table-cell office:value-type="float" office:value="769942">
                <text:p>76994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79168.75">
                <text:p>779168.75</text:p>
              </table:table-cell>
              <table:table-cell office:value-type="float" office:value="769304">
                <text:p>769304</text:p>
              </table:table-cell>
              <table:table-cell office:value-type="float" office:value="764302">
                <text:p>764302</text:p>
              </table:table-cell>
              <table:table-cell office:value-type="float" office:value="773702">
                <text:p>773702</text:p>
              </table:table-cell>
              <table:table-cell office:value-type="float" office:value="762033">
                <text:p>762033</text:p>
              </table:table-cell>
              <table:table-cell office:value-type="float" office:value="773812">
                <text:p>773812</text:p>
              </table:table-cell>
              <table:table-cell office:value-type="float" office:value="772572">
                <text:p>77257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74802.19">
                <text:p>774802.19</text:p>
              </table:table-cell>
              <table:table-cell office:value-type="float" office:value="770145">
                <text:p>770145</text:p>
              </table:table-cell>
              <table:table-cell office:value-type="float" office:value="762961">
                <text:p>762961</text:p>
              </table:table-cell>
              <table:table-cell office:value-type="float" office:value="761828">
                <text:p>761828</text:p>
              </table:table-cell>
              <table:table-cell office:value-type="float" office:value="765032">
                <text:p>765032</text:p>
              </table:table-cell>
              <table:table-cell office:value-type="float" office:value="768830">
                <text:p>768830</text:p>
              </table:table-cell>
              <table:table-cell office:value-type="float" office:value="770562">
                <text:p>77056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74961.31">
                <text:p>774961.31</text:p>
              </table:table-cell>
              <table:table-cell office:value-type="float" office:value="773959">
                <text:p>773959</text:p>
              </table:table-cell>
              <table:table-cell office:value-type="float" office:value="765402">
                <text:p>765402</text:p>
              </table:table-cell>
              <table:table-cell office:value-type="float" office:value="771548">
                <text:p>771548</text:p>
              </table:table-cell>
              <table:table-cell office:value-type="float" office:value="764799">
                <text:p>764799</text:p>
              </table:table-cell>
              <table:table-cell office:value-type="float" office:value="767798">
                <text:p>767798</text:p>
              </table:table-cell>
              <table:table-cell office:value-type="float" office:value="766434">
                <text:p>766434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10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1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202cm" svg:y="0.316cm" chart:style-name="ch2">
          <text:p>MDG-a</text:p>
        </chart:title>
        <chart:legend chart:legend-position="end" svg:x="12.301cm" svg:y="2.707cm" style:legend-expansion="high" chart:style-name="ch3"/>
        <chart:plot-area chart:style-name="ch4" table:cell-range-address="Hoja1.A42:Hoja1.G42 Hoja1.A63:Hoja1.G72" chart:data-source-has-labels="row" svg:x="1.331cm" svg:y="1.275cm" svg:width="10.65cm" svg:height="6.564cm">
          <chartooo:coordinate-region svg:x="2.693cm" svg:y="1.475cm" svg:width="9.101cm" svg:height="5.718cm"/>
          <chart:axis chart:dimension="x" chart:name="primary-x" chart:style-name="ch5">
            <chart:title svg:x="5.951cm" svg:y="8.019cm" chart:style-name="ch6">
              <text:p>Instancia</text:p>
            </chart:title>
          </chart:axis>
          <chart:axis chart:dimension="y" chart:name="primary-y" chart:style-name="ch5">
            <chart:title svg:x="0.451cm" svg:y="5.038cm" chart:style-name="ch7">
              <text:p>Coste</text:p>
            </chart:title>
            <chart:grid chart:style-name="ch8" chart:class="major"/>
          </chart:axis>
          <chart:series chart:style-name="ch9" chart:values-cell-range-address="Hoja1.A63:Hoja1.A72" chart:label-cell-address="Hoja1.A42:Hoja1.A42" chart:class="chart:line">
            <chart:data-point chart:repeated="10"/>
          </chart:series>
          <chart:series chart:style-name="ch10" chart:values-cell-range-address="Hoja1.B63:Hoja1.B72" chart:label-cell-address="Hoja1.B42:Hoja1.B42" chart:class="chart:line">
            <chart:data-point chart:repeated="10"/>
          </chart:series>
          <chart:series chart:style-name="ch11" chart:values-cell-range-address="Hoja1.C63:Hoja1.C72" chart:label-cell-address="Hoja1.C42:Hoja1.C42" chart:class="chart:line">
            <chart:data-point chart:repeated="10"/>
          </chart:series>
          <chart:series chart:style-name="ch12" chart:values-cell-range-address="Hoja1.D63:Hoja1.D72" chart:label-cell-address="Hoja1.D42:Hoja1.D42" chart:class="chart:line">
            <chart:data-point chart:repeated="10"/>
          </chart:series>
          <chart:series chart:style-name="ch13" chart:values-cell-range-address="Hoja1.E63:Hoja1.E72" chart:label-cell-address="Hoja1.E42:Hoja1.E42" chart:class="chart:line">
            <chart:data-point chart:repeated="10"/>
          </chart:series>
          <chart:series chart:style-name="ch14" chart:values-cell-range-address="Hoja1.F63:Hoja1.F72" chart:label-cell-address="Hoja1.F42:Hoja1.F42" chart:class="chart:line">
            <chart:data-point chart:repeated="10"/>
          </chart:series>
          <chart:series chart:style-name="ch15" chart:values-cell-range-address="Hoja1.G63:Hoja1.G72" chart:label-cell-address="Hoja1.G42:Hoja1.G42" chart:class="chart:line">
            <chart:data-point chart:repeated="10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jor Coste</text:p>
                <draw:g>
                  <svg:desc>Hoja1.A42:Hoja1.A42</svg:desc>
                </draw:g>
              </table:table-cell>
              <table:table-cell office:value-type="string">
                <text:p>AM-(10,1.0)</text:p>
                <draw:g>
                  <svg:desc>Hoja1.B42:Hoja1.B42</svg:desc>
                </draw:g>
              </table:table-cell>
              <table:table-cell office:value-type="string">
                <text:p>AM-(10,0.1)</text:p>
                <draw:g>
                  <svg:desc>Hoja1.C42:Hoja1.C42</svg:desc>
                </draw:g>
              </table:table-cell>
              <table:table-cell office:value-type="string">
                <text:p>AM-(10,0.1mej)</text:p>
                <draw:g>
                  <svg:desc>Hoja1.D42:Hoja1.D42</svg:desc>
                </draw:g>
              </table:table-cell>
              <table:table-cell office:value-type="string">
                <text:p>AM-(Greedy1)</text:p>
                <draw:g>
                  <svg:desc>Hoja1.E42:Hoja1.E42</svg:desc>
                </draw:g>
              </table:table-cell>
              <table:table-cell office:value-type="string">
                <text:p>AM-(Greedy2)</text:p>
                <draw:g>
                  <svg:desc>Hoja1.F42:Hoja1.F42</svg:desc>
                </draw:g>
              </table:table-cell>
              <table:table-cell office:value-type="string">
                <text:p>AM-(Worst)</text:p>
                <draw:g>
                  <svg:desc>Hoja1.G42:Hoja1.G4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4139">
                <text:p>114139</text:p>
                <draw:g>
                  <svg:desc>Hoja1.A63:Hoja1.A72</svg:desc>
                </draw:g>
              </table:table-cell>
              <table:table-cell office:value-type="float" office:value="112774">
                <text:p>112774</text:p>
                <draw:g>
                  <svg:desc>Hoja1.B63:Hoja1.B72</svg:desc>
                </draw:g>
              </table:table-cell>
              <table:table-cell office:value-type="float" office:value="113135">
                <text:p>113135</text:p>
                <draw:g>
                  <svg:desc>Hoja1.C63:Hoja1.C72</svg:desc>
                </draw:g>
              </table:table-cell>
              <table:table-cell office:value-type="float" office:value="112687">
                <text:p>112687</text:p>
                <draw:g>
                  <svg:desc>Hoja1.D63:Hoja1.D72</svg:desc>
                </draw:g>
              </table:table-cell>
              <table:table-cell office:value-type="float" office:value="112746">
                <text:p>112746</text:p>
                <draw:g>
                  <svg:desc>Hoja1.E63:Hoja1.E72</svg:desc>
                </draw:g>
              </table:table-cell>
              <table:table-cell office:value-type="float" office:value="111932">
                <text:p>111932</text:p>
                <draw:g>
                  <svg:desc>Hoja1.F63:Hoja1.F72</svg:desc>
                </draw:g>
              </table:table-cell>
              <table:table-cell office:value-type="float" office:value="113334">
                <text:p>113334</text:p>
                <draw:g>
                  <svg:desc>Hoja1.G63:Hoja1.G7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4092">
                <text:p>114092</text:p>
              </table:table-cell>
              <table:table-cell office:value-type="float" office:value="112590">
                <text:p>112590</text:p>
              </table:table-cell>
              <table:table-cell office:value-type="float" office:value="113110">
                <text:p>113110</text:p>
              </table:table-cell>
              <table:table-cell office:value-type="float" office:value="112731">
                <text:p>112731</text:p>
              </table:table-cell>
              <table:table-cell office:value-type="float" office:value="112680">
                <text:p>112680</text:p>
              </table:table-cell>
              <table:table-cell office:value-type="float" office:value="112054">
                <text:p>112054</text:p>
              </table:table-cell>
              <table:table-cell office:value-type="float" office:value="113164">
                <text:p>1131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4124">
                <text:p>114124</text:p>
              </table:table-cell>
              <table:table-cell office:value-type="float" office:value="112874">
                <text:p>112874</text:p>
              </table:table-cell>
              <table:table-cell office:value-type="float" office:value="112541">
                <text:p>112541</text:p>
              </table:table-cell>
              <table:table-cell office:value-type="float" office:value="112928">
                <text:p>112928</text:p>
              </table:table-cell>
              <table:table-cell office:value-type="float" office:value="112586">
                <text:p>112586</text:p>
              </table:table-cell>
              <table:table-cell office:value-type="float" office:value="112270">
                <text:p>112270</text:p>
              </table:table-cell>
              <table:table-cell office:value-type="float" office:value="113120">
                <text:p>11312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4203">
                <text:p>114203</text:p>
              </table:table-cell>
              <table:table-cell office:value-type="float" office:value="112437">
                <text:p>112437</text:p>
              </table:table-cell>
              <table:table-cell office:value-type="float" office:value="112646">
                <text:p>112646</text:p>
              </table:table-cell>
              <table:table-cell office:value-type="float" office:value="112540">
                <text:p>112540</text:p>
              </table:table-cell>
              <table:table-cell office:value-type="float" office:value="112502">
                <text:p>112502</text:p>
              </table:table-cell>
              <table:table-cell office:value-type="float" office:value="112032">
                <text:p>112032</text:p>
              </table:table-cell>
              <table:table-cell office:value-type="float" office:value="113508">
                <text:p>11350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4180">
                <text:p>114180</text:p>
              </table:table-cell>
              <table:table-cell office:value-type="float" office:value="112819">
                <text:p>112819</text:p>
              </table:table-cell>
              <table:table-cell office:value-type="float" office:value="113165">
                <text:p>113165</text:p>
              </table:table-cell>
              <table:table-cell office:value-type="float" office:value="112841">
                <text:p>112841</text:p>
              </table:table-cell>
              <table:table-cell office:value-type="float" office:value="112790">
                <text:p>112790</text:p>
              </table:table-cell>
              <table:table-cell office:value-type="float" office:value="112053">
                <text:p>112053</text:p>
              </table:table-cell>
              <table:table-cell office:value-type="float" office:value="113439">
                <text:p>11343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4252">
                <text:p>114252</text:p>
              </table:table-cell>
              <table:table-cell office:value-type="float" office:value="112540">
                <text:p>112540</text:p>
              </table:table-cell>
              <table:table-cell office:value-type="float" office:value="112863">
                <text:p>112863</text:p>
              </table:table-cell>
              <table:table-cell office:value-type="float" office:value="112918">
                <text:p>112918</text:p>
              </table:table-cell>
              <table:table-cell office:value-type="float" office:value="112698">
                <text:p>112698</text:p>
              </table:table-cell>
              <table:table-cell office:value-type="float" office:value="112148">
                <text:p>112148</text:p>
              </table:table-cell>
              <table:table-cell office:value-type="float" office:value="113189">
                <text:p>11318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4213">
                <text:p>114213</text:p>
              </table:table-cell>
              <table:table-cell office:value-type="float" office:value="112767">
                <text:p>112767</text:p>
              </table:table-cell>
              <table:table-cell office:value-type="float" office:value="112462">
                <text:p>112462</text:p>
              </table:table-cell>
              <table:table-cell office:value-type="float" office:value="113069">
                <text:p>113069</text:p>
              </table:table-cell>
              <table:table-cell office:value-type="float" office:value="112615">
                <text:p>112615</text:p>
              </table:table-cell>
              <table:table-cell office:value-type="float" office:value="112142">
                <text:p>112142</text:p>
              </table:table-cell>
              <table:table-cell office:value-type="float" office:value="113205">
                <text:p>1132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4378">
                <text:p>114378</text:p>
              </table:table-cell>
              <table:table-cell office:value-type="float" office:value="112920">
                <text:p>112920</text:p>
              </table:table-cell>
              <table:table-cell office:value-type="float" office:value="112917">
                <text:p>112917</text:p>
              </table:table-cell>
              <table:table-cell office:value-type="float" office:value="112933">
                <text:p>112933</text:p>
              </table:table-cell>
              <table:table-cell office:value-type="float" office:value="112851">
                <text:p>112851</text:p>
              </table:table-cell>
              <table:table-cell office:value-type="float" office:value="112452">
                <text:p>112452</text:p>
              </table:table-cell>
              <table:table-cell office:value-type="float" office:value="113462">
                <text:p>11346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4201">
                <text:p>114201</text:p>
              </table:table-cell>
              <table:table-cell office:value-type="float" office:value="112582">
                <text:p>112582</text:p>
              </table:table-cell>
              <table:table-cell office:value-type="float" office:value="112996">
                <text:p>112996</text:p>
              </table:table-cell>
              <table:table-cell office:value-type="float" office:value="112579">
                <text:p>112579</text:p>
              </table:table-cell>
              <table:table-cell office:value-type="float" office:value="112348">
                <text:p>112348</text:p>
              </table:table-cell>
              <table:table-cell office:value-type="float" office:value="112012">
                <text:p>112012</text:p>
              </table:table-cell>
              <table:table-cell office:value-type="float" office:value="113091">
                <text:p>11309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4191">
                <text:p>114191</text:p>
              </table:table-cell>
              <table:table-cell office:value-type="float" office:value="112894">
                <text:p>112894</text:p>
              </table:table-cell>
              <table:table-cell office:value-type="float" office:value="112977">
                <text:p>112977</text:p>
              </table:table-cell>
              <table:table-cell office:value-type="float" office:value="112659">
                <text:p>112659</text:p>
              </table:table-cell>
              <table:table-cell office:value-type="float" office:value="112931">
                <text:p>112931</text:p>
              </table:table-cell>
              <table:table-cell office:value-type="float" office:value="112477">
                <text:p>112477</text:p>
              </table:table-cell>
              <table:table-cell office:value-type="float" office:value="113479">
                <text:p>113479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1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142">
      <number:number number:decimal-places="4" loext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4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42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142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142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142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242cm" svg:y="0.316cm" chart:style-name="ch2">
          <text:p>GKD-c</text:p>
        </chart:title>
        <chart:legend chart:legend-position="end" svg:x="12.804cm" svg:y="3.205cm" style:legend-expansion="high" chart:style-name="ch3"/>
        <chart:plot-area chart:style-name="ch4" table:cell-range-address="Hoja1.I1:Hoja1.M11" chart:data-source-has-labels="row" svg:x="1.331cm" svg:y="1.275cm" svg:width="11.153cm" svg:height="6.564cm">
          <chartooo:coordinate-region svg:x="3.355cm" svg:y="1.474cm" svg:width="8.942cm" svg:height="5.718cm"/>
          <chart:axis chart:dimension="x" chart:name="primary-x" chart:style-name="ch5">
            <chart:title svg:x="6.122cm" svg:y="8.019cm" chart:style-name="ch6">
              <text:p>Instancias</text:p>
            </chart:title>
          </chart:axis>
          <chart:axis chart:dimension="y" chart:name="primary-y" chart:style-name="ch7">
            <chart:title svg:x="0.451cm" svg:y="5.739cm" chart:style-name="ch8">
              <text:p>Coste Obtenido</text:p>
            </chart:title>
            <chart:grid chart:style-name="ch9" chart:class="major"/>
          </chart:axis>
          <chart:series chart:style-name="ch10" chart:values-cell-range-address="Hoja1.I2:Hoja1.I11" chart:label-cell-address="Hoja1.I1:Hoja1.I1" chart:class="chart:line">
            <chart:data-point chart:repeated="10"/>
          </chart:series>
          <chart:series chart:style-name="ch11" chart:values-cell-range-address="Hoja1.J2:Hoja1.J11" chart:label-cell-address="Hoja1.J1:Hoja1.J1" chart:class="chart:line">
            <chart:data-point chart:repeated="10"/>
          </chart:series>
          <chart:series chart:style-name="ch12" chart:values-cell-range-address="Hoja1.K2:Hoja1.K11" chart:label-cell-address="Hoja1.K1:Hoja1.K1" chart:class="chart:line">
            <chart:data-point chart:repeated="10"/>
          </chart:series>
          <chart:series chart:style-name="ch13" chart:values-cell-range-address="Hoja1.L2:Hoja1.L11" chart:label-cell-address="Hoja1.L1:Hoja1.L1" chart:class="chart:line">
            <chart:data-point chart:repeated="10"/>
          </chart:series>
          <chart:series chart:style-name="ch14" chart:values-cell-range-address="Hoja1.M2:Hoja1.M11" chart:label-cell-address="Hoja1.M1:Hoja1.M1" chart:class="chart:line">
            <chart:data-point chart:repeated="1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jor Coste</text:p>
                <draw:g>
                  <svg:desc>Hoja1.I1:Hoja1.I1</svg:desc>
                </draw:g>
              </table:table-cell>
              <table:table-cell office:value-type="string">
                <text:p>AGGu</text:p>
                <draw:g>
                  <svg:desc>Hoja1.J1:Hoja1.J1</svg:desc>
                </draw:g>
              </table:table-cell>
              <table:table-cell office:value-type="string">
                <text:p>AGGp</text:p>
                <draw:g>
                  <svg:desc>Hoja1.K1:Hoja1.K1</svg:desc>
                </draw:g>
              </table:table-cell>
              <table:table-cell office:value-type="string">
                <text:p>AGEu</text:p>
                <draw:g>
                  <svg:desc>Hoja1.L1:Hoja1.L1</svg:desc>
                </draw:g>
              </table:table-cell>
              <table:table-cell office:value-type="string">
                <text:p>AGEp</text:p>
                <draw:g>
                  <svg:desc>Hoja1.M1:Hoja1.M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9587.12891">
                <text:p>19587.12891</text:p>
                <draw:g>
                  <svg:desc>Hoja1.I2:Hoja1.I11</svg:desc>
                </draw:g>
              </table:table-cell>
              <table:table-cell office:value-type="float" office:value="19561.4">
                <text:p>19561.4</text:p>
                <draw:g>
                  <svg:desc>Hoja1.J2:Hoja1.J11</svg:desc>
                </draw:g>
              </table:table-cell>
              <table:table-cell office:value-type="float" office:value="19586.2">
                <text:p>19586.2</text:p>
                <draw:g>
                  <svg:desc>Hoja1.K2:Hoja1.K11</svg:desc>
                </draw:g>
              </table:table-cell>
              <table:table-cell office:value-type="float" office:value="19582.9">
                <text:p>19582.9</text:p>
                <draw:g>
                  <svg:desc>Hoja1.L2:Hoja1.L11</svg:desc>
                </draw:g>
              </table:table-cell>
              <table:table-cell office:value-type="float" office:value="19577.7">
                <text:p>19577.7</text:p>
                <draw:g>
                  <svg:desc>Hoja1.M2:Hoja1.M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360.23633">
                <text:p>19360.23633</text:p>
              </table:table-cell>
              <table:table-cell office:value-type="float" office:value="19352.3">
                <text:p>19352.3</text:p>
              </table:table-cell>
              <table:table-cell office:value-type="float" office:value="19359.6">
                <text:p>19359.6</text:p>
              </table:table-cell>
              <table:table-cell office:value-type="float" office:value="19353.7">
                <text:p>19353.7</text:p>
              </table:table-cell>
              <table:table-cell office:value-type="float" office:value="19355">
                <text:p>193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366.69922">
                <text:p>19366.69922</text:p>
              </table:table-cell>
              <table:table-cell office:value-type="float" office:value="19361">
                <text:p>19361</text:p>
              </table:table-cell>
              <table:table-cell office:value-type="float" office:value="19361">
                <text:p>19361</text:p>
              </table:table-cell>
              <table:table-cell office:value-type="float" office:value="19357.1">
                <text:p>19357.1</text:p>
              </table:table-cell>
              <table:table-cell office:value-type="float" office:value="19349.5">
                <text:p>19349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458.56641">
                <text:p>19458.56641</text:p>
              </table:table-cell>
              <table:table-cell office:value-type="float" office:value="19445.5">
                <text:p>19445.5</text:p>
              </table:table-cell>
              <table:table-cell office:value-type="float" office:value="19458.2">
                <text:p>19458.2</text:p>
              </table:table-cell>
              <table:table-cell office:value-type="float" office:value="19453.7">
                <text:p>19453.7</text:p>
              </table:table-cell>
              <table:table-cell office:value-type="float" office:value="19443.3">
                <text:p>19443.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422.15039">
                <text:p>19422.15039</text:p>
              </table:table-cell>
              <table:table-cell office:value-type="float" office:value="19412.7">
                <text:p>19412.7</text:p>
              </table:table-cell>
              <table:table-cell office:value-type="float" office:value="19422.1">
                <text:p>19422.1</text:p>
              </table:table-cell>
              <table:table-cell office:value-type="float" office:value="19418.7">
                <text:p>19418.7</text:p>
              </table:table-cell>
              <table:table-cell office:value-type="float" office:value="19416">
                <text:p>194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680.20898">
                <text:p>19680.20898</text:p>
              </table:table-cell>
              <table:table-cell office:value-type="float" office:value="19668.1">
                <text:p>19668.1</text:p>
              </table:table-cell>
              <table:table-cell office:value-type="float" office:value="19679.5">
                <text:p>19679.5</text:p>
              </table:table-cell>
              <table:table-cell office:value-type="float" office:value="19678.3">
                <text:p>19678.3</text:p>
              </table:table-cell>
              <table:table-cell office:value-type="float" office:value="19678.2">
                <text:p>19678.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331.38867">
                <text:p>19331.38867</text:p>
              </table:table-cell>
              <table:table-cell office:value-type="float" office:value="19325.1">
                <text:p>19325.1</text:p>
              </table:table-cell>
              <table:table-cell office:value-type="float" office:value="19331.4">
                <text:p>19331.4</text:p>
              </table:table-cell>
              <table:table-cell office:value-type="float" office:value="19325.5">
                <text:p>19325.5</text:p>
              </table:table-cell>
              <table:table-cell office:value-type="float" office:value="19320.1">
                <text:p>19320.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461.39453">
                <text:p>19461.39453</text:p>
              </table:table-cell>
              <table:table-cell office:value-type="float" office:value="19446.7">
                <text:p>19446.7</text:p>
              </table:table-cell>
              <table:table-cell office:value-type="float" office:value="19460">
                <text:p>19460</text:p>
              </table:table-cell>
              <table:table-cell office:value-type="float" office:value="19453.9">
                <text:p>19453.9</text:p>
              </table:table-cell>
              <table:table-cell office:value-type="float" office:value="19444.4">
                <text:p>19444.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477.32813">
                <text:p>19477.32813</text:p>
              </table:table-cell>
              <table:table-cell office:value-type="float" office:value="19464.4">
                <text:p>19464.4</text:p>
              </table:table-cell>
              <table:table-cell office:value-type="float" office:value="19477.3">
                <text:p>19477.3</text:p>
              </table:table-cell>
              <table:table-cell office:value-type="float" office:value="19477.3">
                <text:p>19477.3</text:p>
              </table:table-cell>
              <table:table-cell office:value-type="float" office:value="19471.5">
                <text:p>19471.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604.84375">
                <text:p>19604.84375</text:p>
              </table:table-cell>
              <table:table-cell office:value-type="float" office:value="19588.4">
                <text:p>19588.4</text:p>
              </table:table-cell>
              <table:table-cell office:value-type="float" office:value="19604.8">
                <text:p>19604.8</text:p>
              </table:table-cell>
              <table:table-cell office:value-type="float" office:value="19599.9">
                <text:p>19599.9</text:p>
              </table:table-cell>
              <table:table-cell office:value-type="float" office:value="19598.4">
                <text:p>19598.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3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142">
      <number:number number:decimal-places="4" loext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4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42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142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142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142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848cm" svg:y="0.316cm" chart:style-name="ch2">
          <text:p>MDG-b (Algoritmos Genéticos)</text:p>
        </chart:title>
        <chart:legend chart:legend-position="end" svg:x="12.804cm" svg:y="3.205cm" style:legend-expansion="high" chart:style-name="ch3"/>
        <chart:plot-area chart:style-name="ch4" table:cell-range-address="Hoja1.I1:Hoja1.M1 Hoja1.I12:Hoja1.M21" chart:data-source-has-labels="row" svg:x="1.331cm" svg:y="1.275cm" svg:width="11.153cm" svg:height="6.564cm">
          <chartooo:coordinate-region svg:x="3.54cm" svg:y="1.474cm" svg:width="8.757cm" svg:height="5.718cm"/>
          <chart:axis chart:dimension="x" chart:name="primary-x" chart:style-name="ch5">
            <chart:title svg:x="6.122cm" svg:y="8.019cm" chart:style-name="ch6">
              <text:p>Instancias</text:p>
            </chart:title>
          </chart:axis>
          <chart:axis chart:dimension="y" chart:name="primary-y" chart:style-name="ch7">
            <chart:title svg:x="0.451cm" svg:y="5.739cm" chart:style-name="ch8">
              <text:p>Coste Obtenido</text:p>
            </chart:title>
            <chart:grid chart:style-name="ch9" chart:class="major"/>
          </chart:axis>
          <chart:series chart:style-name="ch10" chart:values-cell-range-address="Hoja1.I12:Hoja1.I21" chart:label-cell-address="Hoja1.I1:Hoja1.I1" chart:class="chart:line">
            <chart:data-point chart:repeated="10"/>
          </chart:series>
          <chart:series chart:style-name="ch11" chart:values-cell-range-address="Hoja1.J12:Hoja1.J21" chart:label-cell-address="Hoja1.J1:Hoja1.J1" chart:class="chart:line">
            <chart:data-point chart:repeated="10"/>
          </chart:series>
          <chart:series chart:style-name="ch12" chart:values-cell-range-address="Hoja1.K12:Hoja1.K21" chart:label-cell-address="Hoja1.K1:Hoja1.K1" chart:class="chart:line">
            <chart:data-point chart:repeated="10"/>
          </chart:series>
          <chart:series chart:style-name="ch13" chart:values-cell-range-address="Hoja1.L12:Hoja1.L21" chart:label-cell-address="Hoja1.L1:Hoja1.L1" chart:class="chart:line">
            <chart:data-point chart:repeated="10"/>
          </chart:series>
          <chart:series chart:style-name="ch14" chart:values-cell-range-address="Hoja1.M12:Hoja1.M21" chart:label-cell-address="Hoja1.M1:Hoja1.M1" chart:class="chart:line">
            <chart:data-point chart:repeated="1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jor Coste</text:p>
                <draw:g>
                  <svg:desc>Hoja1.I1:Hoja1.I1</svg:desc>
                </draw:g>
              </table:table-cell>
              <table:table-cell office:value-type="string">
                <text:p>AGGu</text:p>
                <draw:g>
                  <svg:desc>Hoja1.J1:Hoja1.J1</svg:desc>
                </draw:g>
              </table:table-cell>
              <table:table-cell office:value-type="string">
                <text:p>AGGp</text:p>
                <draw:g>
                  <svg:desc>Hoja1.K1:Hoja1.K1</svg:desc>
                </draw:g>
              </table:table-cell>
              <table:table-cell office:value-type="string">
                <text:p>AGEu</text:p>
                <draw:g>
                  <svg:desc>Hoja1.L1:Hoja1.L1</svg:desc>
                </draw:g>
              </table:table-cell>
              <table:table-cell office:value-type="string">
                <text:p>AGEp</text:p>
                <draw:g>
                  <svg:desc>Hoja1.M1:Hoja1.M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78030.625">
                <text:p>778030.625</text:p>
                <draw:g>
                  <svg:desc>Hoja1.I12:Hoja1.I21</svg:desc>
                </draw:g>
              </table:table-cell>
              <table:table-cell office:value-type="float" office:value="760558">
                <text:p>760558</text:p>
                <draw:g>
                  <svg:desc>Hoja1.J12:Hoja1.J21</svg:desc>
                </draw:g>
              </table:table-cell>
              <table:table-cell office:value-type="float" office:value="755790">
                <text:p>755790</text:p>
                <draw:g>
                  <svg:desc>Hoja1.K12:Hoja1.K21</svg:desc>
                </draw:g>
              </table:table-cell>
              <table:table-cell office:value-type="float" office:value="760952">
                <text:p>760952</text:p>
                <draw:g>
                  <svg:desc>Hoja1.L12:Hoja1.L21</svg:desc>
                </draw:g>
              </table:table-cell>
              <table:table-cell office:value-type="float" office:value="757086">
                <text:p>757086</text:p>
                <draw:g>
                  <svg:desc>Hoja1.M12:Hoja1.M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79963.6875">
                <text:p>779963.6875</text:p>
              </table:table-cell>
              <table:table-cell office:value-type="float" office:value="756991">
                <text:p>756991</text:p>
              </table:table-cell>
              <table:table-cell office:value-type="float" office:value="762735">
                <text:p>762735</text:p>
              </table:table-cell>
              <table:table-cell office:value-type="float" office:value="763328">
                <text:p>763328</text:p>
              </table:table-cell>
              <table:table-cell office:value-type="float" office:value="751029">
                <text:p>75102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76768.4375">
                <text:p>776768.4375</text:p>
              </table:table-cell>
              <table:table-cell office:value-type="float" office:value="767226">
                <text:p>767226</text:p>
              </table:table-cell>
              <table:table-cell office:value-type="float" office:value="759655">
                <text:p>759655</text:p>
              </table:table-cell>
              <table:table-cell office:value-type="float" office:value="757693">
                <text:p>757693</text:p>
              </table:table-cell>
              <table:table-cell office:value-type="float" office:value="755045">
                <text:p>7550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75394.625">
                <text:p>775394.625</text:p>
              </table:table-cell>
              <table:table-cell office:value-type="float" office:value="746584">
                <text:p>746584</text:p>
              </table:table-cell>
              <table:table-cell office:value-type="float" office:value="752398">
                <text:p>752398</text:p>
              </table:table-cell>
              <table:table-cell office:value-type="float" office:value="767379">
                <text:p>767379</text:p>
              </table:table-cell>
              <table:table-cell office:value-type="float" office:value="754901">
                <text:p>7549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75611.0625">
                <text:p>775611.0625</text:p>
              </table:table-cell>
              <table:table-cell office:value-type="float" office:value="750147">
                <text:p>750147</text:p>
              </table:table-cell>
              <table:table-cell office:value-type="float" office:value="759879">
                <text:p>759879</text:p>
              </table:table-cell>
              <table:table-cell office:value-type="float" office:value="760322">
                <text:p>760322</text:p>
              </table:table-cell>
              <table:table-cell office:value-type="float" office:value="750179">
                <text:p>75017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75153.6875">
                <text:p>775153.6875</text:p>
              </table:table-cell>
              <table:table-cell office:value-type="float" office:value="748763">
                <text:p>748763</text:p>
              </table:table-cell>
              <table:table-cell office:value-type="float" office:value="758308">
                <text:p>758308</text:p>
              </table:table-cell>
              <table:table-cell office:value-type="float" office:value="754484">
                <text:p>754484</text:p>
              </table:table-cell>
              <table:table-cell office:value-type="float" office:value="748749">
                <text:p>74874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77232.875">
                <text:p>777232.875</text:p>
              </table:table-cell>
              <table:table-cell office:value-type="float" office:value="753540">
                <text:p>753540</text:p>
              </table:table-cell>
              <table:table-cell office:value-type="float" office:value="759429">
                <text:p>759429</text:p>
              </table:table-cell>
              <table:table-cell office:value-type="float" office:value="763788">
                <text:p>763788</text:p>
              </table:table-cell>
              <table:table-cell office:value-type="float" office:value="750968">
                <text:p>75096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79168.75">
                <text:p>779168.75</text:p>
              </table:table-cell>
              <table:table-cell office:value-type="float" office:value="757009">
                <text:p>757009</text:p>
              </table:table-cell>
              <table:table-cell office:value-type="float" office:value="759832">
                <text:p>759832</text:p>
              </table:table-cell>
              <table:table-cell office:value-type="float" office:value="764510">
                <text:p>764510</text:p>
              </table:table-cell>
              <table:table-cell office:value-type="float" office:value="755859">
                <text:p>75585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74802.1875">
                <text:p>774802.1875</text:p>
              </table:table-cell>
              <table:table-cell office:value-type="float" office:value="757970">
                <text:p>757970</text:p>
              </table:table-cell>
              <table:table-cell office:value-type="float" office:value="760125">
                <text:p>760125</text:p>
              </table:table-cell>
              <table:table-cell office:value-type="float" office:value="758980">
                <text:p>758980</text:p>
              </table:table-cell>
              <table:table-cell office:value-type="float" office:value="751285">
                <text:p>75128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74961.3125">
                <text:p>774961.3125</text:p>
              </table:table-cell>
              <table:table-cell office:value-type="float" office:value="754409">
                <text:p>754409</text:p>
              </table:table-cell>
              <table:table-cell office:value-type="float" office:value="763852">
                <text:p>763852</text:p>
              </table:table-cell>
              <table:table-cell office:value-type="float" office:value="765325">
                <text:p>765325</text:p>
              </table:table-cell>
              <table:table-cell office:value-type="float" office:value="749695">
                <text:p>74969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3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4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1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1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1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202cm" svg:y="0.316cm" chart:style-name="ch2">
          <text:p>MDG-a</text:p>
        </chart:title>
        <chart:legend chart:legend-position="end" svg:x="12.804cm" svg:y="3.205cm" style:legend-expansion="high" chart:style-name="ch3"/>
        <chart:plot-area chart:style-name="ch4" table:cell-range-address="Hoja1.I1:Hoja1.M1 Hoja1.I22:Hoja1.M31" chart:data-source-has-labels="row" svg:x="1.331cm" svg:y="1.275cm" svg:width="11.153cm" svg:height="6.564cm">
          <chartooo:coordinate-region svg:x="2.693cm" svg:y="1.474cm" svg:width="9.604cm" svg:height="5.718cm"/>
          <chart:axis chart:dimension="x" chart:name="primary-x" chart:style-name="ch5">
            <chart:title svg:x="6.122cm" svg:y="8.019cm" chart:style-name="ch6">
              <text:p>Instancias</text:p>
            </chart:title>
          </chart:axis>
          <chart:axis chart:dimension="y" chart:name="primary-y" chart:style-name="ch7">
            <chart:title svg:x="0.451cm" svg:y="5.739cm" chart:style-name="ch8">
              <text:p>Coste Obtenido</text:p>
            </chart:title>
            <chart:grid chart:style-name="ch9" chart:class="major"/>
          </chart:axis>
          <chart:series chart:style-name="ch10" chart:values-cell-range-address="Hoja1.I22:Hoja1.I31" chart:label-cell-address="Hoja1.I1:Hoja1.I1" chart:class="chart:line">
            <chart:data-point chart:repeated="10"/>
          </chart:series>
          <chart:series chart:style-name="ch11" chart:values-cell-range-address="Hoja1.J22:Hoja1.J31" chart:label-cell-address="Hoja1.J1:Hoja1.J1" chart:class="chart:line">
            <chart:data-point chart:repeated="10"/>
          </chart:series>
          <chart:series chart:style-name="ch12" chart:values-cell-range-address="Hoja1.K22:Hoja1.K31" chart:label-cell-address="Hoja1.K1:Hoja1.K1" chart:class="chart:line">
            <chart:data-point chart:repeated="10"/>
          </chart:series>
          <chart:series chart:style-name="ch13" chart:values-cell-range-address="Hoja1.L22:Hoja1.L31" chart:label-cell-address="Hoja1.L1:Hoja1.L1" chart:class="chart:line">
            <chart:data-point chart:repeated="10"/>
          </chart:series>
          <chart:series chart:style-name="ch14" chart:values-cell-range-address="Hoja1.M22:Hoja1.M31" chart:label-cell-address="Hoja1.M1:Hoja1.M1" chart:class="chart:line">
            <chart:data-point chart:repeated="1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jor Coste</text:p>
                <draw:g>
                  <svg:desc>Hoja1.I1:Hoja1.I1</svg:desc>
                </draw:g>
              </table:table-cell>
              <table:table-cell office:value-type="string">
                <text:p>AGGu</text:p>
                <draw:g>
                  <svg:desc>Hoja1.J1:Hoja1.J1</svg:desc>
                </draw:g>
              </table:table-cell>
              <table:table-cell office:value-type="string">
                <text:p>AGGp</text:p>
                <draw:g>
                  <svg:desc>Hoja1.K1:Hoja1.K1</svg:desc>
                </draw:g>
              </table:table-cell>
              <table:table-cell office:value-type="string">
                <text:p>AGEu</text:p>
                <draw:g>
                  <svg:desc>Hoja1.L1:Hoja1.L1</svg:desc>
                </draw:g>
              </table:table-cell>
              <table:table-cell office:value-type="string">
                <text:p>AGEp</text:p>
                <draw:g>
                  <svg:desc>Hoja1.M1:Hoja1.M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4139">
                <text:p>114139</text:p>
                <draw:g>
                  <svg:desc>Hoja1.I22:Hoja1.I31</svg:desc>
                </draw:g>
              </table:table-cell>
              <table:table-cell office:value-type="float" office:value="108813">
                <text:p>108813</text:p>
                <draw:g>
                  <svg:desc>Hoja1.J22:Hoja1.J31</svg:desc>
                </draw:g>
              </table:table-cell>
              <table:table-cell office:value-type="float" office:value="108682">
                <text:p>108682</text:p>
                <draw:g>
                  <svg:desc>Hoja1.K22:Hoja1.K31</svg:desc>
                </draw:g>
              </table:table-cell>
              <table:table-cell office:value-type="float" office:value="111428">
                <text:p>111428</text:p>
                <draw:g>
                  <svg:desc>Hoja1.L22:Hoja1.L31</svg:desc>
                </draw:g>
              </table:table-cell>
              <table:table-cell office:value-type="float" office:value="110589">
                <text:p>110589</text:p>
                <draw:g>
                  <svg:desc>Hoja1.M22:Hoja1.M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4092">
                <text:p>114092</text:p>
              </table:table-cell>
              <table:table-cell office:value-type="float" office:value="109176">
                <text:p>109176</text:p>
              </table:table-cell>
              <table:table-cell office:value-type="float" office:value="108946">
                <text:p>108946</text:p>
              </table:table-cell>
              <table:table-cell office:value-type="float" office:value="111276">
                <text:p>111276</text:p>
              </table:table-cell>
              <table:table-cell office:value-type="float" office:value="110609">
                <text:p>11060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4124">
                <text:p>114124</text:p>
              </table:table-cell>
              <table:table-cell office:value-type="float" office:value="108687">
                <text:p>108687</text:p>
              </table:table-cell>
              <table:table-cell office:value-type="float" office:value="108659">
                <text:p>108659</text:p>
              </table:table-cell>
              <table:table-cell office:value-type="float" office:value="111251">
                <text:p>111251</text:p>
              </table:table-cell>
              <table:table-cell office:value-type="float" office:value="110972">
                <text:p>11097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4203">
                <text:p>114203</text:p>
              </table:table-cell>
              <table:table-cell office:value-type="float" office:value="109207">
                <text:p>109207</text:p>
              </table:table-cell>
              <table:table-cell office:value-type="float" office:value="108478">
                <text:p>108478</text:p>
              </table:table-cell>
              <table:table-cell office:value-type="float" office:value="112094">
                <text:p>112094</text:p>
              </table:table-cell>
              <table:table-cell office:value-type="float" office:value="110548">
                <text:p>11054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4180">
                <text:p>114180</text:p>
              </table:table-cell>
              <table:table-cell office:value-type="float" office:value="108186">
                <text:p>108186</text:p>
              </table:table-cell>
              <table:table-cell office:value-type="float" office:value="108858">
                <text:p>108858</text:p>
              </table:table-cell>
              <table:table-cell office:value-type="float" office:value="111615">
                <text:p>111615</text:p>
              </table:table-cell>
              <table:table-cell office:value-type="float" office:value="110712">
                <text:p>1107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4252">
                <text:p>114252</text:p>
              </table:table-cell>
              <table:table-cell office:value-type="float" office:value="109011">
                <text:p>109011</text:p>
              </table:table-cell>
              <table:table-cell office:value-type="float" office:value="108797">
                <text:p>108797</text:p>
              </table:table-cell>
              <table:table-cell office:value-type="float" office:value="111544">
                <text:p>111544</text:p>
              </table:table-cell>
              <table:table-cell office:value-type="float" office:value="110813">
                <text:p>11081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4213">
                <text:p>114213</text:p>
              </table:table-cell>
              <table:table-cell office:value-type="float" office:value="108615">
                <text:p>108615</text:p>
              </table:table-cell>
              <table:table-cell office:value-type="float" office:value="108626">
                <text:p>108626</text:p>
              </table:table-cell>
              <table:table-cell office:value-type="float" office:value="111312">
                <text:p>111312</text:p>
              </table:table-cell>
              <table:table-cell office:value-type="float" office:value="110657">
                <text:p>11065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4378">
                <text:p>114378</text:p>
              </table:table-cell>
              <table:table-cell office:value-type="float" office:value="108592">
                <text:p>108592</text:p>
              </table:table-cell>
              <table:table-cell office:value-type="float" office:value="109186">
                <text:p>109186</text:p>
              </table:table-cell>
              <table:table-cell office:value-type="float" office:value="111932">
                <text:p>111932</text:p>
              </table:table-cell>
              <table:table-cell office:value-type="float" office:value="110782">
                <text:p>11078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4201">
                <text:p>114201</text:p>
              </table:table-cell>
              <table:table-cell office:value-type="float" office:value="108347">
                <text:p>108347</text:p>
              </table:table-cell>
              <table:table-cell office:value-type="float" office:value="108556">
                <text:p>108556</text:p>
              </table:table-cell>
              <table:table-cell office:value-type="float" office:value="111873">
                <text:p>111873</text:p>
              </table:table-cell>
              <table:table-cell office:value-type="float" office:value="110814">
                <text:p>11081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4191">
                <text:p>114191</text:p>
              </table:table-cell>
              <table:table-cell office:value-type="float" office:value="108857">
                <text:p>108857</text:p>
              </table:table-cell>
              <table:table-cell office:value-type="float" office:value="108866">
                <text:p>108866</text:p>
              </table:table-cell>
              <table:table-cell office:value-type="float" office:value="111549">
                <text:p>111549</text:p>
              </table:table-cell>
              <table:table-cell office:value-type="float" office:value="110748">
                <text:p>11074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4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5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768cm" svg:y="0.316cm" chart:style-name="ch2">
          <text:p>MDG-b (Algoritmos Meméticos)</text:p>
        </chart:title>
        <chart:legend chart:legend-position="end" svg:x="12.301cm" svg:y="3.454cm" style:legend-expansion="high" chart:style-name="ch3"/>
        <chart:plot-area chart:style-name="ch4" table:cell-range-address="Hoja1.A42:Hoja1.D42 Hoja1.A53:Hoja1.D62" chart:data-source-has-labels="row" svg:x="1.331cm" svg:y="1.275cm" svg:width="10.65cm" svg:height="6.564cm">
          <chartooo:coordinate-region svg:x="2.693cm" svg:y="1.474cm" svg:width="9.101cm" svg:height="5.718cm"/>
          <chart:axis chart:dimension="x" chart:name="primary-x" chart:style-name="ch5">
            <chart:title svg:x="5.951cm" svg:y="8.019cm" chart:style-name="ch6">
              <text:p>Instancia</text:p>
            </chart:title>
          </chart:axis>
          <chart:axis chart:dimension="y" chart:name="primary-y" chart:style-name="ch5">
            <chart:title svg:x="0.451cm" svg:y="5.038cm" chart:style-name="ch7">
              <text:p>Coste</text:p>
            </chart:title>
            <chart:grid chart:style-name="ch8" chart:class="major"/>
          </chart:axis>
          <chart:series chart:style-name="ch9" chart:values-cell-range-address="Hoja1.A53:Hoja1.A62" chart:label-cell-address="Hoja1.A42:Hoja1.A42" chart:class="chart:line">
            <chart:data-point chart:repeated="10"/>
          </chart:series>
          <chart:series chart:style-name="ch10" chart:values-cell-range-address="Hoja1.B53:Hoja1.B62" chart:label-cell-address="Hoja1.B42:Hoja1.B42" chart:class="chart:line">
            <chart:data-point chart:repeated="10"/>
          </chart:series>
          <chart:series chart:style-name="ch11" chart:values-cell-range-address="Hoja1.C53:Hoja1.C62" chart:label-cell-address="Hoja1.C42:Hoja1.C42" chart:class="chart:line">
            <chart:data-point chart:repeated="10"/>
          </chart:series>
          <chart:series chart:style-name="ch12" chart:values-cell-range-address="Hoja1.D53:Hoja1.D62" chart:label-cell-address="Hoja1.D42:Hoja1.D42" chart:class="chart:line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jor Coste</text:p>
                <draw:g>
                  <svg:desc>Hoja1.A42:Hoja1.A42</svg:desc>
                </draw:g>
              </table:table-cell>
              <table:table-cell office:value-type="string">
                <text:p>AM-(10,1.0)</text:p>
                <draw:g>
                  <svg:desc>Hoja1.B42:Hoja1.B42</svg:desc>
                </draw:g>
              </table:table-cell>
              <table:table-cell office:value-type="string">
                <text:p>AM-(10,0.1)</text:p>
                <draw:g>
                  <svg:desc>Hoja1.C42:Hoja1.C42</svg:desc>
                </draw:g>
              </table:table-cell>
              <table:table-cell office:value-type="string">
                <text:p>AM-(10,0.1mej)</text:p>
                <draw:g>
                  <svg:desc>Hoja1.D42:Hoja1.D4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78030.62">
                <text:p>778030.62</text:p>
                <draw:g>
                  <svg:desc>Hoja1.A53:Hoja1.A62</svg:desc>
                </draw:g>
              </table:table-cell>
              <table:table-cell office:value-type="float" office:value="761787">
                <text:p>761787</text:p>
                <draw:g>
                  <svg:desc>Hoja1.B53:Hoja1.B62</svg:desc>
                </draw:g>
              </table:table-cell>
              <table:table-cell office:value-type="float" office:value="758166">
                <text:p>758166</text:p>
                <draw:g>
                  <svg:desc>Hoja1.C53:Hoja1.C62</svg:desc>
                </draw:g>
              </table:table-cell>
              <table:table-cell office:value-type="float" office:value="763462">
                <text:p>763462</text:p>
                <draw:g>
                  <svg:desc>Hoja1.D53:Hoja1.D6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79963.69">
                <text:p>779963.69</text:p>
              </table:table-cell>
              <table:table-cell office:value-type="float" office:value="774782">
                <text:p>774782</text:p>
              </table:table-cell>
              <table:table-cell office:value-type="float" office:value="762255">
                <text:p>762255</text:p>
              </table:table-cell>
              <table:table-cell office:value-type="float" office:value="772275">
                <text:p>7722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76768.44">
                <text:p>776768.44</text:p>
              </table:table-cell>
              <table:table-cell office:value-type="float" office:value="772620">
                <text:p>772620</text:p>
              </table:table-cell>
              <table:table-cell office:value-type="float" office:value="774668">
                <text:p>774668</text:p>
              </table:table-cell>
              <table:table-cell office:value-type="float" office:value="768366">
                <text:p>76836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75394.62">
                <text:p>775394.62</text:p>
              </table:table-cell>
              <table:table-cell office:value-type="float" office:value="774821">
                <text:p>774821</text:p>
              </table:table-cell>
              <table:table-cell office:value-type="float" office:value="764028">
                <text:p>764028</text:p>
              </table:table-cell>
              <table:table-cell office:value-type="float" office:value="771515">
                <text:p>7715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75611.06">
                <text:p>775611.06</text:p>
              </table:table-cell>
              <table:table-cell office:value-type="float" office:value="765608">
                <text:p>765608</text:p>
              </table:table-cell>
              <table:table-cell office:value-type="float" office:value="763078">
                <text:p>763078</text:p>
              </table:table-cell>
              <table:table-cell office:value-type="float" office:value="773229">
                <text:p>77322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75153.69">
                <text:p>775153.69</text:p>
              </table:table-cell>
              <table:table-cell office:value-type="float" office:value="768277">
                <text:p>768277</text:p>
              </table:table-cell>
              <table:table-cell office:value-type="float" office:value="766400">
                <text:p>766400</text:p>
              </table:table-cell>
              <table:table-cell office:value-type="float" office:value="765215">
                <text:p>7652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77232.87">
                <text:p>777232.87</text:p>
              </table:table-cell>
              <table:table-cell office:value-type="float" office:value="764203">
                <text:p>764203</text:p>
              </table:table-cell>
              <table:table-cell office:value-type="float" office:value="766893">
                <text:p>766893</text:p>
              </table:table-cell>
              <table:table-cell office:value-type="float" office:value="768267">
                <text:p>7682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79168.75">
                <text:p>779168.75</text:p>
              </table:table-cell>
              <table:table-cell office:value-type="float" office:value="769304">
                <text:p>769304</text:p>
              </table:table-cell>
              <table:table-cell office:value-type="float" office:value="764302">
                <text:p>764302</text:p>
              </table:table-cell>
              <table:table-cell office:value-type="float" office:value="773702">
                <text:p>77370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74802.19">
                <text:p>774802.19</text:p>
              </table:table-cell>
              <table:table-cell office:value-type="float" office:value="770145">
                <text:p>770145</text:p>
              </table:table-cell>
              <table:table-cell office:value-type="float" office:value="762961">
                <text:p>762961</text:p>
              </table:table-cell>
              <table:table-cell office:value-type="float" office:value="761828">
                <text:p>76182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74961.31">
                <text:p>774961.31</text:p>
              </table:table-cell>
              <table:table-cell office:value-type="float" office:value="773959">
                <text:p>773959</text:p>
              </table:table-cell>
              <table:table-cell office:value-type="float" office:value="765402">
                <text:p>765402</text:p>
              </table:table-cell>
              <table:table-cell office:value-type="float" office:value="771548">
                <text:p>77154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5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6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768cm" svg:y="0.316cm" chart:style-name="ch2">
          <text:p>MDG-a (Algoritmos Meméticos)</text:p>
        </chart:title>
        <chart:legend chart:legend-position="end" svg:x="12.301cm" svg:y="3.454cm" style:legend-expansion="high" chart:style-name="ch3"/>
        <chart:plot-area chart:style-name="ch4" table:cell-range-address="Hoja1.A42:Hoja1.D42 Hoja1.A63:Hoja1.D72" chart:data-source-has-labels="row" svg:x="1.331cm" svg:y="1.275cm" svg:width="10.65cm" svg:height="6.564cm">
          <chartooo:coordinate-region svg:x="2.693cm" svg:y="1.474cm" svg:width="9.101cm" svg:height="5.718cm"/>
          <chart:axis chart:dimension="x" chart:name="primary-x" chart:style-name="ch5">
            <chart:title svg:x="5.951cm" svg:y="8.019cm" chart:style-name="ch6">
              <text:p>Instancia</text:p>
            </chart:title>
          </chart:axis>
          <chart:axis chart:dimension="y" chart:name="primary-y" chart:style-name="ch5">
            <chart:title svg:x="0.451cm" svg:y="5.038cm" chart:style-name="ch7">
              <text:p>Coste</text:p>
            </chart:title>
            <chart:grid chart:style-name="ch8" chart:class="major"/>
          </chart:axis>
          <chart:series chart:style-name="ch9" chart:values-cell-range-address="Hoja1.A63:Hoja1.A72" chart:label-cell-address="Hoja1.A42:Hoja1.A42" chart:class="chart:line">
            <chart:data-point chart:repeated="10"/>
          </chart:series>
          <chart:series chart:style-name="ch10" chart:values-cell-range-address="Hoja1.B63:Hoja1.B72" chart:label-cell-address="Hoja1.B42:Hoja1.B42" chart:class="chart:line">
            <chart:data-point chart:repeated="10"/>
          </chart:series>
          <chart:series chart:style-name="ch11" chart:values-cell-range-address="Hoja1.C63:Hoja1.C72" chart:label-cell-address="Hoja1.C42:Hoja1.C42" chart:class="chart:line">
            <chart:data-point chart:repeated="10"/>
          </chart:series>
          <chart:series chart:style-name="ch12" chart:values-cell-range-address="Hoja1.D63:Hoja1.D72" chart:label-cell-address="Hoja1.D42:Hoja1.D42" chart:class="chart:line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jor Coste</text:p>
                <draw:g>
                  <svg:desc>Hoja1.A42:Hoja1.A42</svg:desc>
                </draw:g>
              </table:table-cell>
              <table:table-cell office:value-type="string">
                <text:p>AM-(10,1.0)</text:p>
                <draw:g>
                  <svg:desc>Hoja1.B42:Hoja1.B42</svg:desc>
                </draw:g>
              </table:table-cell>
              <table:table-cell office:value-type="string">
                <text:p>AM-(10,0.1)</text:p>
                <draw:g>
                  <svg:desc>Hoja1.C42:Hoja1.C42</svg:desc>
                </draw:g>
              </table:table-cell>
              <table:table-cell office:value-type="string">
                <text:p>AM-(10,0.1mej)</text:p>
                <draw:g>
                  <svg:desc>Hoja1.D42:Hoja1.D4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4139">
                <text:p>114139</text:p>
                <draw:g>
                  <svg:desc>Hoja1.A63:Hoja1.A72</svg:desc>
                </draw:g>
              </table:table-cell>
              <table:table-cell office:value-type="float" office:value="112774">
                <text:p>112774</text:p>
                <draw:g>
                  <svg:desc>Hoja1.B63:Hoja1.B72</svg:desc>
                </draw:g>
              </table:table-cell>
              <table:table-cell office:value-type="float" office:value="113135">
                <text:p>113135</text:p>
                <draw:g>
                  <svg:desc>Hoja1.C63:Hoja1.C72</svg:desc>
                </draw:g>
              </table:table-cell>
              <table:table-cell office:value-type="float" office:value="112687">
                <text:p>112687</text:p>
                <draw:g>
                  <svg:desc>Hoja1.D63:Hoja1.D7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4092">
                <text:p>114092</text:p>
              </table:table-cell>
              <table:table-cell office:value-type="float" office:value="112590">
                <text:p>112590</text:p>
              </table:table-cell>
              <table:table-cell office:value-type="float" office:value="113110">
                <text:p>113110</text:p>
              </table:table-cell>
              <table:table-cell office:value-type="float" office:value="112731">
                <text:p>11273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4124">
                <text:p>114124</text:p>
              </table:table-cell>
              <table:table-cell office:value-type="float" office:value="112874">
                <text:p>112874</text:p>
              </table:table-cell>
              <table:table-cell office:value-type="float" office:value="112541">
                <text:p>112541</text:p>
              </table:table-cell>
              <table:table-cell office:value-type="float" office:value="112928">
                <text:p>11292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4203">
                <text:p>114203</text:p>
              </table:table-cell>
              <table:table-cell office:value-type="float" office:value="112437">
                <text:p>112437</text:p>
              </table:table-cell>
              <table:table-cell office:value-type="float" office:value="112646">
                <text:p>112646</text:p>
              </table:table-cell>
              <table:table-cell office:value-type="float" office:value="112540">
                <text:p>11254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4180">
                <text:p>114180</text:p>
              </table:table-cell>
              <table:table-cell office:value-type="float" office:value="112819">
                <text:p>112819</text:p>
              </table:table-cell>
              <table:table-cell office:value-type="float" office:value="113165">
                <text:p>113165</text:p>
              </table:table-cell>
              <table:table-cell office:value-type="float" office:value="112841">
                <text:p>11284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4252">
                <text:p>114252</text:p>
              </table:table-cell>
              <table:table-cell office:value-type="float" office:value="112540">
                <text:p>112540</text:p>
              </table:table-cell>
              <table:table-cell office:value-type="float" office:value="112863">
                <text:p>112863</text:p>
              </table:table-cell>
              <table:table-cell office:value-type="float" office:value="112918">
                <text:p>11291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4213">
                <text:p>114213</text:p>
              </table:table-cell>
              <table:table-cell office:value-type="float" office:value="112767">
                <text:p>112767</text:p>
              </table:table-cell>
              <table:table-cell office:value-type="float" office:value="112462">
                <text:p>112462</text:p>
              </table:table-cell>
              <table:table-cell office:value-type="float" office:value="113069">
                <text:p>11306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4378">
                <text:p>114378</text:p>
              </table:table-cell>
              <table:table-cell office:value-type="float" office:value="112920">
                <text:p>112920</text:p>
              </table:table-cell>
              <table:table-cell office:value-type="float" office:value="112917">
                <text:p>112917</text:p>
              </table:table-cell>
              <table:table-cell office:value-type="float" office:value="112933">
                <text:p>1129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4201">
                <text:p>114201</text:p>
              </table:table-cell>
              <table:table-cell office:value-type="float" office:value="112582">
                <text:p>112582</text:p>
              </table:table-cell>
              <table:table-cell office:value-type="float" office:value="112996">
                <text:p>112996</text:p>
              </table:table-cell>
              <table:table-cell office:value-type="float" office:value="112579">
                <text:p>11257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4191">
                <text:p>114191</text:p>
              </table:table-cell>
              <table:table-cell office:value-type="float" office:value="112894">
                <text:p>112894</text:p>
              </table:table-cell>
              <table:table-cell office:value-type="float" office:value="112977">
                <text:p>112977</text:p>
              </table:table-cell>
              <table:table-cell office:value-type="float" office:value="112659">
                <text:p>11265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6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7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176cm" svg:y="0.316cm" chart:style-name="ch2">
          <text:p>GKD-c </text:p>
        </chart:title>
        <chart:subtitle svg:x="7.414cm" svg:y="1.275cm" chart:style-name="ch3">
          <text:p>Coste</text:p>
        </chart:subtitle>
        <chart:legend chart:legend-position="end" svg:x="12.301cm" svg:y="2.707cm" style:legend-expansion="high" chart:style-name="ch4"/>
        <chart:plot-area chart:style-name="ch5" table:cell-range-address="Hoja1.A42:Hoja1.G52" chart:data-source-has-labels="row" svg:x="0.32cm" svg:y="2.138cm" svg:width="11.661cm" svg:height="5.701cm">
          <chartooo:coordinate-region svg:x="1.497cm" svg:y="2.337cm" svg:width="10.297cm" svg:height="4.855cm"/>
          <chart:axis chart:dimension="x" chart:name="primary-x" chart:style-name="ch6">
            <chart:title svg:x="5.445cm" svg:y="8.019cm" chart:style-name="ch7">
              <text:p>Instancia</text:p>
            </chart:title>
          </chart:axis>
          <chart:axis chart:dimension="y" chart:name="primary-y" chart:style-name="ch6">
            <chart:grid chart:style-name="ch8" chart:class="major"/>
          </chart:axis>
          <chart:series chart:style-name="ch9" chart:values-cell-range-address="Hoja1.A43:Hoja1.A52" chart:label-cell-address="Hoja1.A42:Hoja1.A42" chart:class="chart:line">
            <chart:data-point chart:repeated="10"/>
          </chart:series>
          <chart:series chart:style-name="ch10" chart:values-cell-range-address="Hoja1.B43:Hoja1.B52" chart:label-cell-address="Hoja1.B42:Hoja1.B42" chart:class="chart:line">
            <chart:data-point chart:repeated="10"/>
          </chart:series>
          <chart:series chart:style-name="ch11" chart:values-cell-range-address="Hoja1.C43:Hoja1.C52" chart:label-cell-address="Hoja1.C42:Hoja1.C42" chart:class="chart:line">
            <chart:data-point chart:repeated="10"/>
          </chart:series>
          <chart:series chart:style-name="ch12" chart:values-cell-range-address="Hoja1.D43:Hoja1.D52" chart:label-cell-address="Hoja1.D42:Hoja1.D42" chart:class="chart:line">
            <chart:data-point chart:repeated="10"/>
          </chart:series>
          <chart:series chart:style-name="ch13" chart:values-cell-range-address="Hoja1.E43:Hoja1.E52" chart:label-cell-address="Hoja1.E42:Hoja1.E42" chart:class="chart:line">
            <chart:data-point chart:repeated="10"/>
          </chart:series>
          <chart:series chart:style-name="ch14" chart:values-cell-range-address="Hoja1.F43:Hoja1.F52" chart:label-cell-address="Hoja1.F42:Hoja1.F42" chart:class="chart:line">
            <chart:data-point chart:repeated="10"/>
          </chart:series>
          <chart:series chart:style-name="ch15" chart:values-cell-range-address="Hoja1.G43:Hoja1.G52" chart:label-cell-address="Hoja1.G42:Hoja1.G42" chart:class="chart:line">
            <chart:data-point chart:repeated="10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jor Coste</text:p>
                <draw:g>
                  <svg:desc>Hoja1.A42:Hoja1.A42</svg:desc>
                </draw:g>
              </table:table-cell>
              <table:table-cell office:value-type="string">
                <text:p>AM-(10,1.0)</text:p>
                <draw:g>
                  <svg:desc>Hoja1.B42:Hoja1.B42</svg:desc>
                </draw:g>
              </table:table-cell>
              <table:table-cell office:value-type="string">
                <text:p>AM-(10,0.1)</text:p>
                <draw:g>
                  <svg:desc>Hoja1.C42:Hoja1.C42</svg:desc>
                </draw:g>
              </table:table-cell>
              <table:table-cell office:value-type="string">
                <text:p>AM-(10,0.1mej)</text:p>
                <draw:g>
                  <svg:desc>Hoja1.D42:Hoja1.D42</svg:desc>
                </draw:g>
              </table:table-cell>
              <table:table-cell office:value-type="string">
                <text:p>AM-(Greedy1)</text:p>
                <draw:g>
                  <svg:desc>Hoja1.E42:Hoja1.E42</svg:desc>
                </draw:g>
              </table:table-cell>
              <table:table-cell office:value-type="string">
                <text:p>AM-(Greedy2)</text:p>
                <draw:g>
                  <svg:desc>Hoja1.F42:Hoja1.F42</svg:desc>
                </draw:g>
              </table:table-cell>
              <table:table-cell office:value-type="string">
                <text:p>AM-(Worst)</text:p>
                <draw:g>
                  <svg:desc>Hoja1.G42:Hoja1.G4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9587.13">
                <text:p>19587.13</text:p>
                <draw:g>
                  <svg:desc>Hoja1.A43:Hoja1.A52</svg:desc>
                </draw:g>
              </table:table-cell>
              <table:table-cell office:value-type="float" office:value="19587.1">
                <text:p>19587.1</text:p>
                <draw:g>
                  <svg:desc>Hoja1.B43:Hoja1.B52</svg:desc>
                </draw:g>
              </table:table-cell>
              <table:table-cell office:value-type="float" office:value="19587.1">
                <text:p>19587.1</text:p>
                <draw:g>
                  <svg:desc>Hoja1.C43:Hoja1.C52</svg:desc>
                </draw:g>
              </table:table-cell>
              <table:table-cell office:value-type="float" office:value="19587.1">
                <text:p>19587.1</text:p>
                <draw:g>
                  <svg:desc>Hoja1.D43:Hoja1.D52</svg:desc>
                </draw:g>
              </table:table-cell>
              <table:table-cell office:value-type="float" office:value="19587.1">
                <text:p>19587.1</text:p>
                <draw:g>
                  <svg:desc>Hoja1.E43:Hoja1.E52</svg:desc>
                </draw:g>
              </table:table-cell>
              <table:table-cell office:value-type="float" office:value="19587.1">
                <text:p>19587.1</text:p>
                <draw:g>
                  <svg:desc>Hoja1.F43:Hoja1.F52</svg:desc>
                </draw:g>
              </table:table-cell>
              <table:table-cell office:value-type="float" office:value="19587.1">
                <text:p>19587.1</text:p>
                <draw:g>
                  <svg:desc>Hoja1.G43:Hoja1.G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360.24">
                <text:p>19360.24</text:p>
              </table:table-cell>
              <table:table-cell office:value-type="float" office:value="19360.2">
                <text:p>19360.2</text:p>
              </table:table-cell>
              <table:table-cell office:value-type="float" office:value="19360.2">
                <text:p>19360.2</text:p>
              </table:table-cell>
              <table:table-cell office:value-type="float" office:value="19360.2">
                <text:p>19360.2</text:p>
              </table:table-cell>
              <table:table-cell office:value-type="float" office:value="19360.2">
                <text:p>19360.2</text:p>
              </table:table-cell>
              <table:table-cell office:value-type="float" office:value="19360.2">
                <text:p>19360.2</text:p>
              </table:table-cell>
              <table:table-cell office:value-type="float" office:value="19360.2">
                <text:p>19360.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366.7">
                <text:p>19366.7</text:p>
              </table:table-cell>
              <table:table-cell office:value-type="float" office:value="19366.7">
                <text:p>19366.7</text:p>
              </table:table-cell>
              <table:table-cell office:value-type="float" office:value="19366.7">
                <text:p>19366.7</text:p>
              </table:table-cell>
              <table:table-cell office:value-type="float" office:value="19366.7">
                <text:p>19366.7</text:p>
              </table:table-cell>
              <table:table-cell office:value-type="float" office:value="19366.7">
                <text:p>19366.7</text:p>
              </table:table-cell>
              <table:table-cell office:value-type="float" office:value="19366.7">
                <text:p>19366.7</text:p>
              </table:table-cell>
              <table:table-cell office:value-type="float" office:value="19366.7">
                <text:p>19366.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458.56">
                <text:p>19458.56</text:p>
              </table:table-cell>
              <table:table-cell office:value-type="float" office:value="19458.6">
                <text:p>19458.6</text:p>
              </table:table-cell>
              <table:table-cell office:value-type="float" office:value="19458.6">
                <text:p>19458.6</text:p>
              </table:table-cell>
              <table:table-cell office:value-type="float" office:value="19458.6">
                <text:p>19458.6</text:p>
              </table:table-cell>
              <table:table-cell office:value-type="float" office:value="19458.6">
                <text:p>19458.6</text:p>
              </table:table-cell>
              <table:table-cell office:value-type="float" office:value="19458.6">
                <text:p>19458.6</text:p>
              </table:table-cell>
              <table:table-cell office:value-type="float" office:value="19458.6">
                <text:p>19458.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422.15">
                <text:p>19422.15</text:p>
              </table:table-cell>
              <table:table-cell office:value-type="float" office:value="19422.1">
                <text:p>19422.1</text:p>
              </table:table-cell>
              <table:table-cell office:value-type="float" office:value="19422.1">
                <text:p>19422.1</text:p>
              </table:table-cell>
              <table:table-cell office:value-type="float" office:value="19422.1">
                <text:p>19422.1</text:p>
              </table:table-cell>
              <table:table-cell office:value-type="float" office:value="19422.1">
                <text:p>19422.1</text:p>
              </table:table-cell>
              <table:table-cell office:value-type="float" office:value="19422.1">
                <text:p>19422.1</text:p>
              </table:table-cell>
              <table:table-cell office:value-type="float" office:value="19422.1">
                <text:p>19422.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680.21">
                <text:p>19680.21</text:p>
              </table:table-cell>
              <table:table-cell office:value-type="float" office:value="19680.2">
                <text:p>19680.2</text:p>
              </table:table-cell>
              <table:table-cell office:value-type="float" office:value="19680.2">
                <text:p>19680.2</text:p>
              </table:table-cell>
              <table:table-cell office:value-type="float" office:value="19680.2">
                <text:p>19680.2</text:p>
              </table:table-cell>
              <table:table-cell office:value-type="float" office:value="19680.2">
                <text:p>19680.2</text:p>
              </table:table-cell>
              <table:table-cell office:value-type="float" office:value="19680.2">
                <text:p>19680.2</text:p>
              </table:table-cell>
              <table:table-cell office:value-type="float" office:value="19680.2">
                <text:p>19680.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331.39">
                <text:p>19331.39</text:p>
              </table:table-cell>
              <table:table-cell office:value-type="float" office:value="19331.4">
                <text:p>19331.4</text:p>
              </table:table-cell>
              <table:table-cell office:value-type="float" office:value="19331.4">
                <text:p>19331.4</text:p>
              </table:table-cell>
              <table:table-cell office:value-type="float" office:value="19331.4">
                <text:p>19331.4</text:p>
              </table:table-cell>
              <table:table-cell office:value-type="float" office:value="19331.4">
                <text:p>19331.4</text:p>
              </table:table-cell>
              <table:table-cell office:value-type="float" office:value="19328.4">
                <text:p>19328.4</text:p>
              </table:table-cell>
              <table:table-cell office:value-type="float" office:value="19331.4">
                <text:p>19331.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461.39">
                <text:p>19461.39</text:p>
              </table:table-cell>
              <table:table-cell office:value-type="float" office:value="19461.4">
                <text:p>19461.4</text:p>
              </table:table-cell>
              <table:table-cell office:value-type="float" office:value="19461.4">
                <text:p>19461.4</text:p>
              </table:table-cell>
              <table:table-cell office:value-type="float" office:value="19461.4">
                <text:p>19461.4</text:p>
              </table:table-cell>
              <table:table-cell office:value-type="float" office:value="19461.4">
                <text:p>19461.4</text:p>
              </table:table-cell>
              <table:table-cell office:value-type="float" office:value="19461.4">
                <text:p>19461.4</text:p>
              </table:table-cell>
              <table:table-cell office:value-type="float" office:value="19461.4">
                <text:p>19461.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477.39">
                <text:p>19477.39</text:p>
              </table:table-cell>
              <table:table-cell office:value-type="float" office:value="19477.3">
                <text:p>19477.3</text:p>
              </table:table-cell>
              <table:table-cell office:value-type="float" office:value="19477.3">
                <text:p>19477.3</text:p>
              </table:table-cell>
              <table:table-cell office:value-type="float" office:value="19477.3">
                <text:p>19477.3</text:p>
              </table:table-cell>
              <table:table-cell office:value-type="float" office:value="19477.3">
                <text:p>19477.3</text:p>
              </table:table-cell>
              <table:table-cell office:value-type="float" office:value="19477.3">
                <text:p>19477.3</text:p>
              </table:table-cell>
              <table:table-cell office:value-type="float" office:value="19477.3">
                <text:p>19477.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604.84">
                <text:p>19604.84</text:p>
              </table:table-cell>
              <table:table-cell office:value-type="float" office:value="19604.8">
                <text:p>19604.8</text:p>
              </table:table-cell>
              <table:table-cell office:value-type="float" office:value="19604.8">
                <text:p>19604.8</text:p>
              </table:table-cell>
              <table:table-cell office:value-type="float" office:value="19604.8">
                <text:p>19604.8</text:p>
              </table:table-cell>
              <table:table-cell office:value-type="float" office:value="19604.8">
                <text:p>19604.8</text:p>
              </table:table-cell>
              <table:table-cell office:value-type="float" office:value="19604.8">
                <text:p>19604.8</text:p>
              </table:table-cell>
              <table:table-cell office:value-type="float" office:value="19604.8">
                <text:p>19604.8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7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8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879cm" svg:y="0.316cm" chart:style-name="ch2">
          <text:p>Tiempo de ejecución</text:p>
        </chart:title>
        <chart:legend chart:legend-position="end" svg:x="14.213cm" svg:y="4.201cm" style:legend-expansion="high" chart:style-name="ch3"/>
        <chart:plot-area chart:style-name="ch4" table:cell-range-address="Hoja1.B4:Hoja1.B12 Hoja1.D4:Hoja1.D12" chart:data-source-has-labels="both" svg:x="1.331cm" svg:y="1.275cm" svg:width="12.562cm" svg:height="6.564cm">
          <chartooo:coordinate-region svg:x="2.138cm" svg:y="1.275cm" svg:width="11.755cm" svg:height="4.169cm"/>
          <chart:axis chart:dimension="x" chart:name="primary-x" chart:style-name="ch5" chartooo:axis-type="auto">
            <chartooo:date-scale/>
            <chart:title svg:x="6.867cm" svg:y="8.019cm" chart:style-name="ch6">
              <text:p>Algoritmo</text:p>
            </chart:title>
            <chart:categories table:cell-range-address="Hoja1.B4:Hoja1.B12"/>
          </chart:axis>
          <chart:axis chart:dimension="y" chart:name="primary-y" chart:style-name="ch7">
            <chart:title svg:x="0.451cm" svg:y="5.355cm" chart:style-name="ch8">
              <text:p>Segundos</text:p>
            </chart:title>
            <chart:grid chart:style-name="ch9" chart:class="major"/>
          </chart:axis>
          <chart:series chart:style-name="ch10" chart:values-cell-range-address="Hoja1.D4:Hoja1.D12" loext:label-string="tiempo" chart:class="chart:bar"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empo</text:p>
              </table:table-cell>
            </table:table-row>
          </table:table-header-rows>
          <table:table-rows>
            <table:table-row>
              <table:table-cell office:value-type="string">
                <text:p>Greedy</text:p>
                <draw:g>
                  <svg:desc>Hoja1.B4:Hoja1.B12</svg:desc>
                </draw:g>
              </table:table-cell>
              <table:table-cell office:value-type="float" office:value="0.46">
                <text:p>0.46</text:p>
                <draw:g>
                  <svg:desc>Hoja1.D4:Hoja1.D12</svg:desc>
                </draw:g>
              </table:table-cell>
            </table:table-row>
            <table:table-row>
              <table:table-cell office:value-type="string">
                <text:p>BL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string">
                <text:p>AGG-posición</text:p>
              </table:table-cell>
              <table:table-cell office:value-type="float" office:value="205.13">
                <text:p>205.13</text:p>
              </table:table-cell>
            </table:table-row>
            <table:table-row>
              <table:table-cell office:value-type="string">
                <text:p>AGG-uniforme</text:p>
              </table:table-cell>
              <table:table-cell office:value-type="float" office:value="190.37">
                <text:p>190.37</text:p>
              </table:table-cell>
            </table:table-row>
            <table:table-row>
              <table:table-cell office:value-type="string">
                <text:p>AGE-posición</text:p>
              </table:table-cell>
              <table:table-cell office:value-type="float" office:value="109.06">
                <text:p>109.06</text:p>
              </table:table-cell>
            </table:table-row>
            <table:table-row>
              <table:table-cell office:value-type="string">
                <text:p>AGE-uniforme</text:p>
              </table:table-cell>
              <table:table-cell office:value-type="float" office:value="315.41">
                <text:p>315.41</text:p>
              </table:table-cell>
            </table:table-row>
            <table:table-row>
              <table:table-cell office:value-type="string">
                <text:p>AM-(10,1.0)</text:p>
              </table:table-cell>
              <table:table-cell office:value-type="float" office:value="8.05">
                <text:p>8.05</text:p>
              </table:table-cell>
            </table:table-row>
            <table:table-row>
              <table:table-cell office:value-type="string">
                <text:p>AM-(10,0.1)</text:p>
              </table:table-cell>
              <table:table-cell office:value-type="float" office:value="65.92">
                <text:p>65.92</text:p>
              </table:table-cell>
            </table:table-row>
            <table:table-row>
              <table:table-cell office:value-type="string">
                <text:p>AM-(10,0.1mej)</text:p>
              </table:table-cell>
              <table:table-cell office:value-type="float" office:value="59.24">
                <text:p>59.24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8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9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808cm" svg:y="0.316cm" chart:style-name="ch2">
          <text:p>GKD-c (Algoritmos Meméticos)</text:p>
        </chart:title>
        <chart:plot-area chart:style-name="ch3" table:cell-range-address="Hoja1.A42:Hoja1.D52" chart:data-source-has-labels="row" svg:x="1.331cm" svg:y="1.275cm" svg:width="14.349cm" svg:height="6.564cm">
          <chartooo:coordinate-region svg:x="2.508cm" svg:y="1.474cm" svg:width="12.985cm" svg:height="5.718cm"/>
          <chart:axis chart:dimension="x" chart:name="primary-x" chart:style-name="ch4">
            <chart:title svg:x="7.8cm" svg:y="8.019cm" chart:style-name="ch5">
              <text:p>Instancia</text:p>
            </chart:title>
          </chart:axis>
          <chart:axis chart:dimension="y" chart:name="primary-y" chart:style-name="ch4">
            <chart:title svg:x="0.451cm" svg:y="5.077cm" chart:style-name="ch6">
              <text:p>Coste </text:p>
            </chart:title>
            <chart:grid chart:style-name="ch7" chart:class="major"/>
          </chart:axis>
          <chart:series chart:style-name="ch8" chart:values-cell-range-address="Hoja1.A43:Hoja1.A52" chart:label-cell-address="Hoja1.A42:Hoja1.A42" chart:class="chart:line">
            <chart:data-point chart:repeated="10"/>
          </chart:series>
          <chart:series chart:style-name="ch9" chart:values-cell-range-address="Hoja1.B43:Hoja1.B52" chart:label-cell-address="Hoja1.B42:Hoja1.B42" chart:class="chart:line">
            <chart:data-point chart:repeated="10"/>
          </chart:series>
          <chart:series chart:style-name="ch10" chart:values-cell-range-address="Hoja1.C43:Hoja1.C52" chart:label-cell-address="Hoja1.C42:Hoja1.C42" chart:class="chart:line">
            <chart:data-point chart:repeated="10"/>
          </chart:series>
          <chart:series chart:style-name="ch11" chart:values-cell-range-address="Hoja1.D43:Hoja1.D52" chart:label-cell-address="Hoja1.D42:Hoja1.D42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jor Coste</text:p>
                <draw:g>
                  <svg:desc>Hoja1.A42:Hoja1.A42</svg:desc>
                </draw:g>
              </table:table-cell>
              <table:table-cell office:value-type="string">
                <text:p>AM-(10,1.0)</text:p>
                <draw:g>
                  <svg:desc>Hoja1.B42:Hoja1.B42</svg:desc>
                </draw:g>
              </table:table-cell>
              <table:table-cell office:value-type="string">
                <text:p>AM-(10,0.1)</text:p>
                <draw:g>
                  <svg:desc>Hoja1.C42:Hoja1.C42</svg:desc>
                </draw:g>
              </table:table-cell>
              <table:table-cell office:value-type="string">
                <text:p>AM-(10,0.1mej)</text:p>
                <draw:g>
                  <svg:desc>Hoja1.D42:Hoja1.D4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9587.13">
                <text:p>19587.13</text:p>
                <draw:g>
                  <svg:desc>Hoja1.A43:Hoja1.A52</svg:desc>
                </draw:g>
              </table:table-cell>
              <table:table-cell office:value-type="float" office:value="19587.1">
                <text:p>19587.1</text:p>
                <draw:g>
                  <svg:desc>Hoja1.B43:Hoja1.B52</svg:desc>
                </draw:g>
              </table:table-cell>
              <table:table-cell office:value-type="float" office:value="19587.1">
                <text:p>19587.1</text:p>
                <draw:g>
                  <svg:desc>Hoja1.C43:Hoja1.C52</svg:desc>
                </draw:g>
              </table:table-cell>
              <table:table-cell office:value-type="float" office:value="19587.1">
                <text:p>19587.1</text:p>
                <draw:g>
                  <svg:desc>Hoja1.D43:Hoja1.D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360.24">
                <text:p>19360.24</text:p>
              </table:table-cell>
              <table:table-cell office:value-type="float" office:value="19360.2">
                <text:p>19360.2</text:p>
              </table:table-cell>
              <table:table-cell office:value-type="float" office:value="19360.2">
                <text:p>19360.2</text:p>
              </table:table-cell>
              <table:table-cell office:value-type="float" office:value="19360.2">
                <text:p>19360.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366.7">
                <text:p>19366.7</text:p>
              </table:table-cell>
              <table:table-cell office:value-type="float" office:value="19366.7">
                <text:p>19366.7</text:p>
              </table:table-cell>
              <table:table-cell office:value-type="float" office:value="19366.7">
                <text:p>19366.7</text:p>
              </table:table-cell>
              <table:table-cell office:value-type="float" office:value="19366.7">
                <text:p>19366.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458.56">
                <text:p>19458.56</text:p>
              </table:table-cell>
              <table:table-cell office:value-type="float" office:value="19458.6">
                <text:p>19458.6</text:p>
              </table:table-cell>
              <table:table-cell office:value-type="float" office:value="19458.6">
                <text:p>19458.6</text:p>
              </table:table-cell>
              <table:table-cell office:value-type="float" office:value="19458.6">
                <text:p>19458.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422.15">
                <text:p>19422.15</text:p>
              </table:table-cell>
              <table:table-cell office:value-type="float" office:value="19422.1">
                <text:p>19422.1</text:p>
              </table:table-cell>
              <table:table-cell office:value-type="float" office:value="19422.1">
                <text:p>19422.1</text:p>
              </table:table-cell>
              <table:table-cell office:value-type="float" office:value="19422.1">
                <text:p>19422.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680.21">
                <text:p>19680.21</text:p>
              </table:table-cell>
              <table:table-cell office:value-type="float" office:value="19680.2">
                <text:p>19680.2</text:p>
              </table:table-cell>
              <table:table-cell office:value-type="float" office:value="19680.2">
                <text:p>19680.2</text:p>
              </table:table-cell>
              <table:table-cell office:value-type="float" office:value="19680.2">
                <text:p>19680.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331.39">
                <text:p>19331.39</text:p>
              </table:table-cell>
              <table:table-cell office:value-type="float" office:value="19331.4">
                <text:p>19331.4</text:p>
              </table:table-cell>
              <table:table-cell office:value-type="float" office:value="19331.4">
                <text:p>19331.4</text:p>
              </table:table-cell>
              <table:table-cell office:value-type="float" office:value="19331.4">
                <text:p>19331.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461.39">
                <text:p>19461.39</text:p>
              </table:table-cell>
              <table:table-cell office:value-type="float" office:value="19461.4">
                <text:p>19461.4</text:p>
              </table:table-cell>
              <table:table-cell office:value-type="float" office:value="19461.4">
                <text:p>19461.4</text:p>
              </table:table-cell>
              <table:table-cell office:value-type="float" office:value="19461.4">
                <text:p>19461.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477.39">
                <text:p>19477.39</text:p>
              </table:table-cell>
              <table:table-cell office:value-type="float" office:value="19477.3">
                <text:p>19477.3</text:p>
              </table:table-cell>
              <table:table-cell office:value-type="float" office:value="19477.3">
                <text:p>19477.3</text:p>
              </table:table-cell>
              <table:table-cell office:value-type="float" office:value="19477.3">
                <text:p>19477.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604.84">
                <text:p>19604.84</text:p>
              </table:table-cell>
              <table:table-cell office:value-type="float" office:value="19604.8">
                <text:p>19604.8</text:p>
              </table:table-cell>
              <table:table-cell office:value-type="float" office:value="19604.8">
                <text:p>19604.8</text:p>
              </table:table-cell>
              <table:table-cell office:value-type="float" office:value="19604.8">
                <text:p>19604.8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9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